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000" number:language="cs" number:country="CZ">
      <number:number number:min-integer-digits="1"/>
    </number:number-style>
    <number:number-style style:name="N10002" number:language="cs" number:country="CZ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0106"/>
    <style:style style:name="ce3" style:family="table-cell" style:parent-style-name="Default" style:data-style-name="N10000"/>
    <style:style style:name="ce4" style:family="table-cell" style:parent-style-name="Default" style:data-style-name="N122"/>
    <style:style style:name="ce5" style:family="table-cell" style:parent-style-name="Default" style:data-style-name="N2"/>
    <style:style style:name="ce6" style:family="table-cell" style:parent-style-name="Default" style:data-style-name="N10002"/>
    <style:style style:name="ce7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eplota vod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lta 0.1mm</text:p>
          </table:table-cell>
          <table:table-cell/>
          <table:table-cell office:value-type="string" calcext:value-type="string">
            <text:p>Delta 0.1c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bka</text:p>
          </table:table-cell>
          <table:table-cell office:value-type="string" calcext:value-type="string">
            <text:p>prumer mm</text:p>
          </table:table-cell>
          <table:table-cell office:value-type="string" calcext:value-type="string">
            <text:p>polomer mm</text:p>
          </table:table-cell>
          <table:table-cell office:value-type="string" calcext:value-type="string">
            <text:p>delka c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.4" calcext:value-type="float">
            <text:p>2.4</text:p>
          </table:table-cell>
          <table:table-cell table:formula="of:=[.C6]/2"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75088829511383" calcext:value-type="float">
            <text:p>0.975088829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.1" calcext:value-type="float">
            <text:p>3.1</text:p>
          </table:table-cell>
          <table:table-cell table:formula="of:=[.C7]/2" office:value-type="float" office:value="1.55" calcext:value-type="float">
            <text:p>1.55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float" office:value="1.3671318319447" calcext:value-type="float">
            <text:p>1.367131831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8" calcext:value-type="float">
            <text:p>4.8</text:p>
          </table:table-cell>
          <table:table-cell table:formula="of:=[.C8]/2"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.82869724446768" calcext:value-type="float">
            <text:p>1.82869724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skozita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-3 Nsm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37" calcext:value-type="float">
            <text:p>9.8137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stota vody</text:p>
          </table:table-cell>
          <table:table-cell office:value-type="float" office:value="996.5" calcext:value-type="float">
            <text:p>99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/m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yba času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PI()*(([.C8]/2/1000)^4)*[C.F3]/8/[.C10]*1000/[.E8]*100" office:value-type="float" office:value="0.00262044143692043" calcext:value-type="float">
            <text:p>0.0026204414</text:p>
          </table:table-cell>
          <table:table-cell table:number-columns-repeated="2"/>
        </table:table-row>
      </table:table>
      <table:table table:name="A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 cm</text:p>
          </table:table-cell>
          <table:table-cell office:value-type="string" calcext:value-type="string">
            <text:p>delta h</text:p>
          </table:table-cell>
          <table:table-cell office:value-type="string" calcext:value-type="string">
            <text:p>V ml</text:p>
          </table:table-cell>
          <table:table-cell office:value-type="string" calcext:value-type="string">
            <text:p>delta 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 Pa</text:p>
          </table:table-cell>
          <table:table-cell office:value-type="string" calcext:value-type="string">
            <text:p>Q ml/s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lta Re</text:p>
          </table:table-cell>
          <table:table-cell office:value-type="string" calcext:value-type="string">
            <text:p>delta k</text:p>
          </table:table-cell>
          <table:table-cell table:number-columns-repeated="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formula="of:=[$Sheet1.$C$11]*[$Sheet1.$C$12]*[.A2]/100" office:value-type="float" office:value="576.98177095" calcext:value-type="float">
            <text:p>576.98177095</text:p>
          </table:table-cell>
          <table:table-cell table:formula="of:=[.C2]/[.E2]" office:value-type="float" office:value="0.888888888888889" calcext:value-type="float">
            <text:p>0.8888888889</text:p>
          </table:table-cell>
          <table:table-cell table:formula="of:=[.F2]*SQRT(([.B2]/[.A2])^2+([$Sheet1.$D$12]/[$Sheet1.$C$12])^2)" office:value-type="float" office:value="10.1988720849201" calcext:value-type="float">
            <text:p>10.1988720849</text:p>
          </table:table-cell>
          <table:table-cell table:formula="of:=[.G2]*SQRT(([.D2]/[.C2])^2+([$Sheet1.$C$14]/[.E2])^2)" office:value-type="float" office:value="0.054152375801139" calcext:value-type="float">
            <text:p>0.0541523758</text:p>
          </table:table-cell>
          <table:table-cell table:formula="of:=[.G2]*996/[.$B$22]/PI()/0.85" office:value-type="float" office:value="340.011680189859" calcext:value-type="float">
            <text:p>340.0116801899</text:p>
          </table:table-cell>
          <table:table-cell table:formula="of:=2*(PI())^2*[.F2]*[.$B$22]^5/996/[.G2]^2/0.25/1000" office:value-type="float" office:value="0.0510291621206438" calcext:value-type="float">
            <text:p>0.0510291621</text:p>
          </table:table-cell>
          <table:table-cell table:formula="of:=[.J2]*SQRT( ([.I2]/[.G2])^2     +   (5/996)^2      +     ([.$C$22]/[.$B$22])^2         +       (0.05/0.85)^2                                                   )" office:value-type="float" office:value="28.8736970352829" calcext:value-type="float">
            <text:p>28.8736970353</text:p>
          </table:table-cell>
          <table:table-cell table:formula="of:=[.K2]*SQRT(  ([.H2]/[.F2])^2+(5*[.$C$22]/[.$B$22])^2+       (0.002/0.25)^2+     (5/996)^2+ (2*[.I2]/[.G2])^2                                                )" office:value-type="float" office:value="0.00637570350919892" calcext:value-type="float">
            <text:p>0.0063757035</text:p>
          </table:table-cell>
          <table:table-cell table:number-columns-repeated="8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formula="of:=[$Sheet1.$C$11]*[$Sheet1.$C$12]*[.A3]/100" office:value-type="float" office:value="792.12751605" calcext:value-type="float">
            <text:p>792.12751605</text:p>
          </table:table-cell>
          <table:table-cell table:formula="of:=[.C3]/[.E3]" office:value-type="float" office:value="1.34285714285714" calcext:value-type="float">
            <text:p>1.3428571429</text:p>
          </table:table-cell>
          <table:table-cell table:formula="of:=[.F3]*SQRT(([.B3]/[.A3])^2+([$Sheet1.$D$12]/[$Sheet1.$C$12])^2)" office:value-type="float" office:value="10.5561717633189" calcext:value-type="float">
            <text:p>10.5561717633</text:p>
          </table:table-cell>
          <table:table-cell table:formula="of:=[.G3]*SQRT(([.D3]/[.C3])^2+([$Sheet1.$C$14]/[.E3])^2)" office:value-type="float" office:value="0.100083263961137" calcext:value-type="float">
            <text:p>0.100083264</text:p>
          </table:table-cell>
          <table:table-cell table:formula="of:=[.G3]*996/[.$B$22]/PI()/0.85" office:value-type="float" office:value="513.660502572538" calcext:value-type="float">
            <text:p>513.6605025725</text:p>
          </table:table-cell>
          <table:table-cell table:formula="of:=2*(PI())^2*[.F3]*[.$B$22]^5/996/[.G3]^2/0.25/1000" office:value-type="float" office:value="0.0306963524430755" calcext:value-type="float">
            <text:p>0.0306963524</text:p>
          </table:table-cell>
          <table:table-cell table:formula="of:=[.J3]*SQRT( ([.I3]/[.G3])^2     +   (5/996)^2      +     ([.$C$22]/[.$B$22])^2         +       (0.05/0.85)^2                                                   )" office:value-type="float" office:value="48.8779038213919" calcext:value-type="float">
            <text:p>48.8779038214</text:p>
          </table:table-cell>
          <table:table-cell table:formula="of:=[.K3]*SQRT(  ([.H3]/[.F3])^2+(5*[.$C$22]/[.$B$22])^2+       (0.002/0.25)^2+     (5/996)^2+ (2*[.I3]/[.G3])^2                                                )" office:value-type="float" office:value="0.00464002468833762" calcext:value-type="float">
            <text:p>0.00464002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formula="of:=[$Sheet1.$C$11]*[$Sheet1.$C$12]*[.A4]/100" office:value-type="float" office:value="1075.7287255" calcext:value-type="float">
            <text:p>1075.7287255</text:p>
          </table:table-cell>
          <table:table-cell table:formula="of:=[.C4]/[.E4]" office:value-type="float" office:value="1.71428571428571" calcext:value-type="float">
            <text:p>1.7142857143</text:p>
          </table:table-cell>
          <table:table-cell table:formula="of:=[.F4]*SQRT(([.B4]/[.A4])^2+([$Sheet1.$D$12]/[$Sheet1.$C$12])^2)" office:value-type="float" office:value="11.170009426767" calcext:value-type="float">
            <text:p>11.1700094268</text:p>
          </table:table-cell>
          <table:table-cell table:formula="of:=[.G4]*SQRT(([.D4]/[.C4])^2+([$Sheet1.$C$14]/[.E4])^2)" office:value-type="float" office:value="0.0708798162727031" calcext:value-type="float">
            <text:p>0.0708798163</text:p>
          </table:table-cell>
          <table:table-cell table:formula="of:=[.G4]*996/[.$B$22]/PI()/0.85" office:value-type="float" office:value="655.736811794729" calcext:value-type="float">
            <text:p>655.7368117947</text:p>
          </table:table-cell>
          <table:table-cell table:formula="of:=2*(PI())^2*[.F4]*[.$B$22]^5/996/[.G4]^2/0.25/1000" office:value-type="float" office:value="0.0255792410155793" calcext:value-type="float">
            <text:p>0.025579241</text:p>
          </table:table-cell>
          <table:table-cell table:formula="of:=[.J4]*SQRT( ([.I4]/[.G4])^2     +   (5/996)^2      +     ([.$C$22]/[.$B$22])^2         +       (0.05/0.85)^2                                                   )" office:value-type="float" office:value="47.3289247267037" calcext:value-type="float">
            <text:p>47.3289247267</text:p>
          </table:table-cell>
          <table:table-cell table:formula="of:=[.K4]*SQRT(  ([.H4]/[.F4])^2+(5*[.$C$22]/[.$B$22])^2+       (0.002/0.25)^2+     (5/996)^2+ (2*[.I4]/[.G4])^2                                                )" office:value-type="float" office:value="0.00220017681684937" calcext:value-type="float">
            <text:p>0.002200176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$Sheet1.$C$11]*[$Sheet1.$C$12]*[.A5]/100" office:value-type="float" office:value="1173.522246" calcext:value-type="float">
            <text:p>1173.522246</text:p>
          </table:table-cell>
          <table:table-cell table:formula="of:=[.C5]/[.E5]" office:value-type="float" office:value="1.9" calcext:value-type="float">
            <text:p>1.9</text:p>
          </table:table-cell>
          <table:table-cell table:formula="of:=[.F5]*SQRT(([.B5]/[.A5])^2+([$Sheet1.$D$12]/[$Sheet1.$C$12])^2)" office:value-type="float" office:value="11.4152030768725" calcext:value-type="float">
            <text:p>11.4152030769</text:p>
          </table:table-cell>
          <table:table-cell table:formula="of:=[.G5]*SQRT(([.D5]/[.C5])^2+([$Sheet1.$C$14]/[.E5])^2)" office:value-type="float" office:value="0.107354552767919" calcext:value-type="float">
            <text:p>0.1073545528</text:p>
          </table:table-cell>
          <table:table-cell table:formula="of:=[.G5]*996/[.$B$22]/PI()/0.85" office:value-type="float" office:value="726.774966405824" calcext:value-type="float">
            <text:p>726.7749664058</text:p>
          </table:table-cell>
          <table:table-cell table:formula="of:=2*(PI())^2*[.F5]*[.$B$22]^5/996/[.G5]^2/0.25/1000" office:value-type="float" office:value="0.022716186471778" calcext:value-type="float">
            <text:p>0.0227161865</text:p>
          </table:table-cell>
          <table:table-cell table:formula="of:=[.J5]*SQRT( ([.I5]/[.G5])^2     +   (5/996)^2      +     ([.$C$22]/[.$B$22])^2         +       (0.05/0.85)^2                                                   )" office:value-type="float" office:value="59.4556119232999" calcext:value-type="float">
            <text:p>59.4556119233</text:p>
          </table:table-cell>
          <table:table-cell table:formula="of:=[.K5]*SQRT(  ([.H5]/[.F5])^2+(5*[.$C$22]/[.$B$22])^2+       (0.002/0.25)^2+     (5/996)^2+ (2*[.I5]/[.G5])^2                                                )" office:value-type="float" office:value="0.00262144850495796" calcext:value-type="float">
            <text:p>0.0026214485</text:p>
          </table:table-cell>
          <table:table-cell table:number-columns-repeated="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office:value-type="float" office:value="23.5" calcext:value-type="float">
            <text:p>23.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$Sheet1.$C$11]*[$Sheet1.$C$12]*[.A6]/100" office:value-type="float" office:value="1251.7570624" calcext:value-type="float">
            <text:p>1251.7570624</text:p>
          </table:table-cell>
          <table:table-cell table:formula="of:=[.C6]/[.E6]" office:value-type="float" office:value="1.95833333333333" calcext:value-type="float">
            <text:p>1.9583333333</text:p>
          </table:table-cell>
          <table:table-cell table:formula="of:=[.F6]*SQRT(([.B6]/[.A6])^2+([$Sheet1.$D$12]/[$Sheet1.$C$12])^2)" office:value-type="float" office:value="11.6225545035359" calcext:value-type="float">
            <text:p>11.6225545035</text:p>
          </table:table-cell>
          <table:table-cell table:formula="of:=[.G6]*SQRT(([.D6]/[.C6])^2+([$Sheet1.$C$14]/[.E6])^2)" office:value-type="float" office:value="0.0916199639024914" calcext:value-type="float">
            <text:p>0.0916199639</text:p>
          </table:table-cell>
          <table:table-cell table:formula="of:=[.G6]*996/[.$B$22]/PI()/0.85" office:value-type="float" office:value="749.088232918284" calcext:value-type="float">
            <text:p>749.0882329183</text:p>
          </table:table-cell>
          <table:table-cell table:formula="of:=2*(PI())^2*[.F6]*[.$B$22]^5/996/[.G6]^2/0.25/1000" office:value-type="float" office:value="0.0228085731713083" calcext:value-type="float">
            <text:p>0.0228085732</text:p>
          </table:table-cell>
          <table:table-cell table:formula="of:=[.J6]*SQRT( ([.I6]/[.G6])^2     +   (5/996)^2      +     ([.$C$22]/[.$B$22])^2         +       (0.05/0.85)^2                                                   )" office:value-type="float" office:value="56.4990527624574" calcext:value-type="float">
            <text:p>56.4990527625</text:p>
          </table:table-cell>
          <table:table-cell table:formula="of:=[.K6]*SQRT(  ([.H6]/[.F6])^2+(5*[.$C$22]/[.$B$22])^2+       (0.002/0.25)^2+     (5/996)^2+ (2*[.I6]/[.G6])^2                                                )" office:value-type="float" office:value="0.00219885672172955" calcext:value-type="float">
            <text:p>0.0021988567</text:p>
          </table:table-cell>
          <table:table-cell table:number-columns-repeated="8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1" calcext:value-type="float">
            <text:p>0.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$Sheet1.$C$11]*[$Sheet1.$C$12]*[.A7]/100" office:value-type="float" office:value="1349.5505829" calcext:value-type="float">
            <text:p>1349.5505829</text:p>
          </table:table-cell>
          <table:table-cell table:formula="of:=[.C7]/[.E7]" office:value-type="float" office:value="2.15" calcext:value-type="float">
            <text:p>2.15</text:p>
          </table:table-cell>
          <table:table-cell table:formula="of:=[.F7]*SQRT(([.B7]/[.A7])^2+([$Sheet1.$D$12]/[$Sheet1.$C$12])^2)" office:value-type="float" office:value="11.8948855500609" calcext:value-type="float">
            <text:p>11.8948855501</text:p>
          </table:table-cell>
          <table:table-cell table:formula="of:=[.G7]*SQRT(([.D7]/[.C7])^2+([$Sheet1.$C$14]/[.E7])^2)" office:value-type="float" office:value="0.0734102343001301" calcext:value-type="float">
            <text:p>0.0734102343</text:p>
          </table:table-cell>
          <table:table-cell table:formula="of:=[.G7]*996/[.$B$22]/PI()/0.85" office:value-type="float" office:value="822.403251459222" calcext:value-type="float">
            <text:p>822.4032514592</text:p>
          </table:table-cell>
          <table:table-cell table:formula="of:=2*(PI())^2*[.F7]*[.$B$22]^5/996/[.G7]^2/0.25/1000" office:value-type="float" office:value="0.0204015680124579" calcext:value-type="float">
            <text:p>0.020401568</text:p>
          </table:table-cell>
          <table:table-cell table:formula="of:=[.J7]*SQRT( ([.I7]/[.G7])^2     +   (5/996)^2      +     ([.$C$22]/[.$B$22])^2         +       (0.05/0.85)^2                                                   )" office:value-type="float" office:value="56.1754528428252" calcext:value-type="float">
            <text:p>56.1754528428</text:p>
          </table:table-cell>
          <table:table-cell table:formula="of:=[.K7]*SQRT(  ([.H7]/[.F7])^2+(5*[.$C$22]/[.$B$22])^2+       (0.002/0.25)^2+     (5/996)^2+ (2*[.I7]/[.G7])^2                                                )" office:value-type="float" office:value="0.0014702553746947" calcext:value-type="float">
            <text:p>0.0014702554</text:p>
          </table:table-cell>
          <table:table-cell table:number-columns-repeated="8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1" calcext:value-type="float">
            <text:p>0.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$Sheet1.$C$11]*[$Sheet1.$C$12]*[.A8]/100" office:value-type="float" office:value="1447.3441034" calcext:value-type="float">
            <text:p>1447.3441034</text:p>
          </table:table-cell>
          <table:table-cell table:formula="of:=[.C8]/[.E8]" office:value-type="float" office:value="2.4" calcext:value-type="float">
            <text:p>2.4</text:p>
          </table:table-cell>
          <table:table-cell table:formula="of:=[.F8]*SQRT(([.B8]/[.A8])^2+([$Sheet1.$D$12]/[$Sheet1.$C$12])^2)" office:value-type="float" office:value="12.1809020539894" calcext:value-type="float">
            <text:p>12.180902054</text:p>
          </table:table-cell>
          <table:table-cell table:formula="of:=[.G8]*SQRT(([.D8]/[.C8])^2+([$Sheet1.$C$14]/[.E8])^2)" office:value-type="float" office:value="0.0781024967590666" calcext:value-type="float">
            <text:p>0.0781024968</text:p>
          </table:table-cell>
          <table:table-cell table:formula="of:=[.G8]*996/[.$B$22]/PI()/0.85" office:value-type="float" office:value="918.031536512621" calcext:value-type="float">
            <text:p>918.0315365126</text:p>
          </table:table-cell>
          <table:table-cell table:formula="of:=2*(PI())^2*[.F8]*[.$B$22]^5/996/[.G8]^2/0.25/1000" office:value-type="float" office:value="0.0175590337212696" calcext:value-type="float">
            <text:p>0.0175590337</text:p>
          </table:table-cell>
          <table:table-cell table:formula="of:=[.J8]*SQRT( ([.I8]/[.G8])^2     +   (5/996)^2      +     ([.$C$22]/[.$B$22])^2         +       (0.05/0.85)^2                                                   )" office:value-type="float" office:value="61.9856025206949" calcext:value-type="float">
            <text:p>61.9856025207</text:p>
          </table:table-cell>
          <table:table-cell table:formula="of:=[.K8]*SQRT(  ([.H8]/[.F8])^2+(5*[.$C$22]/[.$B$22])^2+       (0.002/0.25)^2+     (5/996)^2+ (2*[.I8]/[.G8])^2                                                )" office:value-type="float" office:value="0.00121137014421119" calcext:value-type="float">
            <text:p>0.0012113701</text:p>
          </table:table-cell>
          <table:table-cell table:number-columns-repeated="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$Sheet1.$C$11]*[$Sheet1.$C$12]*[.A9]/100" office:value-type="float" office:value="1545.1376239" calcext:value-type="float">
            <text:p>1545.1376239</text:p>
          </table:table-cell>
          <table:table-cell table:formula="of:=[.C9]/[.E9]" office:value-type="float" office:value="2.5625" calcext:value-type="float">
            <text:p>2.5625</text:p>
          </table:table-cell>
          <table:table-cell table:formula="of:=[.F9]*SQRT(([.B9]/[.A9])^2+([$Sheet1.$D$12]/[$Sheet1.$C$12])^2)" office:value-type="float" office:value="12.4796630959" calcext:value-type="float">
            <text:p>12.4796630959</text:p>
          </table:table-cell>
          <table:table-cell table:formula="of:=[.G9]*SQRT(([.D9]/[.C9])^2+([$Sheet1.$C$14]/[.E9])^2)" office:value-type="float" office:value="0.101581278312077" calcext:value-type="float">
            <text:p>0.1015812783</text:p>
          </table:table-cell>
          <table:table-cell table:formula="of:=[.G9]*996/[.$B$22]/PI()/0.85" office:value-type="float" office:value="980.189921797329" calcext:value-type="float">
            <text:p>980.1899217973</text:p>
          </table:table-cell>
          <table:table-cell table:formula="of:=2*(PI())^2*[.F9]*[.$B$22]^5/996/[.G9]^2/0.25/1000" office:value-type="float" office:value="0.0164433658565428" calcext:value-type="float">
            <text:p>0.0164433659</text:p>
          </table:table-cell>
          <table:table-cell table:formula="of:=[.J9]*SQRT( ([.I9]/[.G9])^2     +   (5/996)^2      +     ([.$C$22]/[.$B$22])^2         +       (0.05/0.85)^2                                                   )" office:value-type="float" office:value="69.8029145588652" calcext:value-type="float">
            <text:p>69.8029145589</text:p>
          </table:table-cell>
          <table:table-cell table:formula="of:=[.K9]*SQRT(  ([.H9]/[.F9])^2+(5*[.$C$22]/[.$B$22])^2+       (0.002/0.25)^2+     (5/996)^2+ (2*[.I9]/[.G9])^2                                                )" office:value-type="float" office:value="0.00135630181332999" calcext:value-type="float">
            <text:p>0.0013563018</text:p>
          </table:table-cell>
          <table:table-cell table:number-columns-repeated="8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$Sheet1.$C$11]*[$Sheet1.$C$12]*[.A10]/100" office:value-type="float" office:value="1652.71049645" calcext:value-type="float">
            <text:p>1652.71049645</text:p>
          </table:table-cell>
          <table:table-cell table:formula="of:=[.C10]/[.E10]" office:value-type="float" office:value="2.78571428571429" calcext:value-type="float">
            <text:p>2.7857142857</text:p>
          </table:table-cell>
          <table:table-cell table:formula="of:=[.F10]*SQRT(([.B10]/[.A10])^2+([$Sheet1.$D$12]/[$Sheet1.$C$12])^2)" office:value-type="float" office:value="12.8219558385681" calcext:value-type="float">
            <text:p>12.8219558386</text:p>
          </table:table-cell>
          <table:table-cell table:formula="of:=[.G10]*SQRT(([.D10]/[.C10])^2+([$Sheet1.$C$14]/[.E10])^2)" office:value-type="float" office:value="0.122475549838345" calcext:value-type="float">
            <text:p>0.1224755498</text:p>
          </table:table-cell>
          <table:table-cell table:formula="of:=[.G10]*996/[.$B$22]/PI()/0.85" office:value-type="float" office:value="1065.57231916643" calcext:value-type="float">
            <text:p>1065.5723191664</text:p>
          </table:table-cell>
          <table:table-cell table:formula="of:=2*(PI())^2*[.F10]*[.$B$22]^5/996/[.G10]^2/0.25/1000" office:value-type="float" office:value="0.0148824674999734" calcext:value-type="float">
            <text:p>0.0148824675</text:p>
          </table:table-cell>
          <table:table-cell table:formula="of:=[.J10]*SQRT( ([.I10]/[.G10])^2     +   (5/996)^2      +     ([.$C$22]/[.$B$22])^2         +       (0.05/0.85)^2                                                   )" office:value-type="float" office:value="78.5415110255948" calcext:value-type="float">
            <text:p>78.5415110256</text:p>
          </table:table-cell>
          <table:table-cell table:formula="of:=[.K10]*SQRT(  ([.H10]/[.F10])^2+(5*[.$C$22]/[.$B$22])^2+       (0.002/0.25)^2+     (5/996)^2+ (2*[.I10]/[.G10])^2                                                )" office:value-type="float" office:value="0.00135131991834077" calcext:value-type="float">
            <text:p>0.0013513199</text:p>
          </table:table-cell>
          <table:table-cell table:number-columns-repeated="8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$Sheet1.$C$11]*[$Sheet1.$C$12]*[.A11]/100" office:value-type="float" office:value="1740.7246649" calcext:value-type="float">
            <text:p>1740.7246649</text:p>
          </table:table-cell>
          <table:table-cell table:formula="of:=[.C11]/[.E11]" office:value-type="float" office:value="2.92307692307692" calcext:value-type="float">
            <text:p>2.9230769231</text:p>
          </table:table-cell>
          <table:table-cell table:formula="of:=[.F11]*SQRT(([.B11]/[.A11])^2+([$Sheet1.$D$12]/[$Sheet1.$C$12])^2)" office:value-type="float" office:value="13.1118974171967" calcext:value-type="float">
            <text:p>13.1118974172</text:p>
          </table:table-cell>
          <table:table-cell table:formula="of:=[.G11]*SQRT(([.D11]/[.C11])^2+([$Sheet1.$C$14]/[.E11])^2)" office:value-type="float" office:value="0.13622324773043" calcext:value-type="float">
            <text:p>0.1362232477</text:p>
          </table:table-cell>
          <table:table-cell table:formula="of:=[.G11]*996/[.$B$22]/PI()/0.85" office:value-type="float" office:value="1118.11533293204" calcext:value-type="float">
            <text:p>1118.115332932</text:p>
          </table:table-cell>
          <table:table-cell table:formula="of:=2*(PI())^2*[.F11]*[.$B$22]^5/996/[.G11]^2/0.25/1000" office:value-type="float" office:value="0.0142364233634172" calcext:value-type="float">
            <text:p>0.0142364234</text:p>
          </table:table-cell>
          <table:table-cell table:formula="of:=[.J11]*SQRT( ([.I11]/[.G11])^2     +   (5/996)^2      +     ([.$C$22]/[.$B$22])^2         +       (0.05/0.85)^2                                                   )" office:value-type="float" office:value="84.2064080791764" calcext:value-type="float">
            <text:p>84.2064080792</text:p>
          </table:table-cell>
          <table:table-cell table:formula="of:=[.K11]*SQRT(  ([.H11]/[.F11])^2+(5*[.$C$22]/[.$B$22])^2+       (0.002/0.25)^2+     (5/996)^2+ (2*[.I11]/[.G11])^2                                                )" office:value-type="float" office:value="0.00136524575552087" calcext:value-type="float">
            <text:p>0.0013652458</text:p>
          </table:table-cell>
          <table:table-cell table:number-columns-repeated="8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1" calcext:value-type="float">
            <text:p>0.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$Sheet1.$C$11]*[$Sheet1.$C$12]*[.A12]/100" office:value-type="float" office:value="1838.5181854" calcext:value-type="float">
            <text:p>1838.5181854</text:p>
          </table:table-cell>
          <table:table-cell table:formula="of:=[.C12]/[.E12]" office:value-type="float" office:value="3.07142857142857" calcext:value-type="float">
            <text:p>3.0714285714</text:p>
          </table:table-cell>
          <table:table-cell table:formula="of:=[.F12]*SQRT(([.B12]/[.A12])^2+([$Sheet1.$D$12]/[$Sheet1.$C$12])^2)" office:value-type="float" office:value="13.4437383429135" calcext:value-type="float">
            <text:p>13.4437383429</text:p>
          </table:table-cell>
          <table:table-cell table:formula="of:=[.G12]*SQRT(([.D12]/[.C12])^2+([$Sheet1.$C$14]/[.E12])^2)" office:value-type="float" office:value="0.130899914394566" calcext:value-type="float">
            <text:p>0.1308999144</text:p>
          </table:table-cell>
          <table:table-cell table:formula="of:=[.G12]*996/[.$B$22]/PI()/0.85" office:value-type="float" office:value="1174.86178779889" calcext:value-type="float">
            <text:p>1174.8617877989</text:p>
          </table:table-cell>
          <table:table-cell table:formula="of:=2*(PI())^2*[.F12]*[.$B$22]^5/996/[.G12]^2/0.25/1000" office:value-type="float" office:value="0.0136187858355624" calcext:value-type="float">
            <text:p>0.0136187858</text:p>
          </table:table-cell>
          <table:table-cell table:formula="of:=[.J12]*SQRT( ([.I12]/[.G12])^2     +   (5/996)^2      +     ([.$C$22]/[.$B$22])^2         +       (0.05/0.85)^2                                                   )" office:value-type="float" office:value="85.6625105217853" calcext:value-type="float">
            <text:p>85.6625105218</text:p>
          </table:table-cell>
          <table:table-cell table:formula="of:=[.K12]*SQRT(  ([.H12]/[.F12])^2+(5*[.$C$22]/[.$B$22])^2+       (0.002/0.25)^2+     (5/996)^2+ (2*[.I12]/[.G12])^2                                                )" office:value-type="float" office:value="0.00120056407115581" calcext:value-type="float">
            <text:p>0.001200564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$Sheet1.$C$11]*[$Sheet1.$C$12]*[.A13]/100" office:value-type="float" office:value="1955.87041" calcext:value-type="float">
            <text:p>1955.87041</text:p>
          </table:table-cell>
          <table:table-cell table:formula="of:=[.C13]/[.E13]" office:value-type="float" office:value="3.16666666666667" calcext:value-type="float">
            <text:p>3.1666666667</text:p>
          </table:table-cell>
          <table:table-cell table:formula="of:=[.F13]*SQRT(([.B13]/[.A13])^2+([$Sheet1.$D$12]/[$Sheet1.$C$12])^2)" office:value-type="float" office:value="13.8544012576451" calcext:value-type="float">
            <text:p>13.8544012576</text:p>
          </table:table-cell>
          <table:table-cell table:formula="of:=[.G13]*SQRT(([.D13]/[.C13])^2+([$Sheet1.$C$14]/[.E13])^2)" office:value-type="float" office:value="0.156056979543363" calcext:value-type="float">
            <text:p>0.1560569795</text:p>
          </table:table-cell>
          <table:table-cell table:formula="of:=[.G13]*996/[.$B$22]/PI()/0.85" office:value-type="float" office:value="1211.29161067637" calcext:value-type="float">
            <text:p>1211.2916106764</text:p>
          </table:table-cell>
          <table:table-cell table:formula="of:=2*(PI())^2*[.F13]*[.$B$22]^5/996/[.G13]^2/0.25/1000" office:value-type="float" office:value="0.0136297118830668" calcext:value-type="float">
            <text:p>0.0136297119</text:p>
          </table:table-cell>
          <table:table-cell table:formula="of:=[.J13]*SQRT( ([.I13]/[.G13])^2     +   (5/996)^2      +     ([.$C$22]/[.$B$22])^2         +       (0.05/0.85)^2                                                   )" office:value-type="float" office:value="93.2660808817964" calcext:value-type="float">
            <text:p>93.2660808818</text:p>
          </table:table-cell>
          <table:table-cell table:formula="of:=[.K13]*SQRT(  ([.H13]/[.F13])^2+(5*[.$C$22]/[.$B$22])^2+       (0.002/0.25)^2+     (5/996)^2+ (2*[.I13]/[.G13])^2                                                )" office:value-type="float" office:value="0.00137769124713954" calcext:value-type="float">
            <text:p>0.0013776912</text:p>
          </table:table-cell>
          <table:table-cell table:number-columns-repeated="8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Sheet1.$C$11]*[$Sheet1.$C$12]*[.A14]/100" office:value-type="float" office:value="2063.44328255" calcext:value-type="float">
            <text:p>2063.44328255</text:p>
          </table:table-cell>
          <table:table-cell table:formula="of:=[.C14]/[.E14]" office:value-type="float" office:value="3.45454545454545" calcext:value-type="float">
            <text:p>3.4545454545</text:p>
          </table:table-cell>
          <table:table-cell table:formula="of:=[.F14]*SQRT(([.B14]/[.A14])^2+([$Sheet1.$D$12]/[$Sheet1.$C$12])^2)" office:value-type="float" office:value="14.2418301455431" calcext:value-type="float">
            <text:p>14.2418301455</text:p>
          </table:table-cell>
          <table:table-cell table:formula="of:=[.G14]*SQRT(([.D14]/[.C14])^2+([$Sheet1.$C$14]/[.E14])^2)" office:value-type="float" office:value="0.181442135538018" calcext:value-type="float">
            <text:p>0.1814421355</text:p>
          </table:table-cell>
          <table:table-cell table:formula="of:=[.G14]*996/[.$B$22]/PI()/0.85" office:value-type="float" office:value="1321.40902982877" calcext:value-type="float">
            <text:p>1321.4090298288</text:p>
          </table:table-cell>
          <table:table-cell table:formula="of:=2*(PI())^2*[.F14]*[.$B$22]^5/996/[.G14]^2/0.25/1000" office:value-type="float" office:value="0.0120826449335618" calcext:value-type="float">
            <text:p>0.0120826449</text:p>
          </table:table-cell>
          <table:table-cell table:formula="of:=[.J14]*SQRT( ([.I14]/[.G14])^2     +   (5/996)^2      +     ([.$C$22]/[.$B$22])^2         +       (0.05/0.85)^2                                                   )" office:value-type="float" office:value="104.53820211618" calcext:value-type="float">
            <text:p>104.5382021162</text:p>
          </table:table-cell>
          <table:table-cell table:formula="of:=[.K14]*SQRT(  ([.H14]/[.F14])^2+(5*[.$C$22]/[.$B$22])^2+       (0.002/0.25)^2+     (5/996)^2+ (2*[.I14]/[.G14])^2                                                )" office:value-type="float" office:value="0.00129766963250864" calcext:value-type="float">
            <text:p>0.0012976696</text:p>
          </table:table-cell>
          <table:table-cell table:number-columns-repeated="8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Sheet1.$C$11]*[$Sheet1.$C$12]*[.A15]/100" office:value-type="float" office:value="2161.23680305" calcext:value-type="float">
            <text:p>2161.23680305</text:p>
          </table:table-cell>
          <table:table-cell table:formula="of:=[.C15]/[.E15]" office:value-type="float" office:value="3.5" calcext:value-type="float">
            <text:p>3.5</text:p>
          </table:table-cell>
          <table:table-cell table:formula="of:=[.F15]*SQRT(([.B15]/[.A15])^2+([$Sheet1.$D$12]/[$Sheet1.$C$12])^2)" office:value-type="float" office:value="14.602433575436" calcext:value-type="float">
            <text:p>14.6024335754</text:p>
          </table:table-cell>
          <table:table-cell table:formula="of:=[.G15]*SQRT(([.D15]/[.C15])^2+([$Sheet1.$C$14]/[.E15])^2)" office:value-type="float" office:value="0.201556443707464" calcext:value-type="float">
            <text:p>0.2015564437</text:p>
          </table:table-cell>
          <table:table-cell table:formula="of:=[.G15]*996/[.$B$22]/PI()/0.85" office:value-type="float" office:value="1338.79599074757" calcext:value-type="float">
            <text:p>1338.7959907476</text:p>
          </table:table-cell>
          <table:table-cell table:formula="of:=2*(PI())^2*[.F15]*[.$B$22]^5/996/[.G15]^2/0.25/1000" office:value-type="float" office:value="0.012328707978945" calcext:value-type="float">
            <text:p>0.012328708</text:p>
          </table:table-cell>
          <table:table-cell table:formula="of:=[.J15]*SQRT( ([.I15]/[.G15])^2     +   (5/996)^2      +     ([.$C$22]/[.$B$22])^2         +       (0.05/0.85)^2                                                   )" office:value-type="float" office:value="110.531906717264" calcext:value-type="float">
            <text:p>110.5319067173</text:p>
          </table:table-cell>
          <table:table-cell table:formula="of:=[.K15]*SQRT(  ([.H15]/[.F15])^2+(5*[.$C$22]/[.$B$22])^2+       (0.002/0.25)^2+     (5/996)^2+ (2*[.I15]/[.G15])^2                                                )" office:value-type="float" office:value="0.001446374423941" calcext:value-type="float">
            <text:p>0.0014463744</text:p>
          </table:table-cell>
          <table:table-cell table:number-columns-repeated="8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Sheet1.$C$11]*[$Sheet1.$C$12]*[.A16]/100" office:value-type="float" office:value="2288.3683797" calcext:value-type="float">
            <text:p>2288.3683797</text:p>
          </table:table-cell>
          <table:table-cell table:formula="of:=[.C16]/[.E16]" office:value-type="float" office:value="3.72727272727273" calcext:value-type="float">
            <text:p>3.7272727273</text:p>
          </table:table-cell>
          <table:table-cell table:formula="of:=[.F16]*SQRT(([.B16]/[.A16])^2+([$Sheet1.$D$12]/[$Sheet1.$C$12])^2)" office:value-type="float" office:value="15.0821986618225" calcext:value-type="float">
            <text:p>15.0821986618</text:p>
          </table:table-cell>
          <table:table-cell table:formula="of:=[.G16]*SQRT(([.D16]/[.C16])^2+([$Sheet1.$C$14]/[.E16])^2)" office:value-type="float" office:value="0.192270911142675" calcext:value-type="float">
            <text:p>0.1922709111</text:p>
          </table:table-cell>
          <table:table-cell table:formula="of:=[.G16]*996/[.$B$22]/PI()/0.85" office:value-type="float" office:value="1425.73079534157" calcext:value-type="float">
            <text:p>1425.7307953416</text:p>
          </table:table-cell>
          <table:table-cell table:formula="of:=2*(PI())^2*[.F16]*[.$B$22]^5/996/[.G16]^2/0.25/1000" office:value-type="float" office:value="0.0115105187119797" calcext:value-type="float">
            <text:p>0.0115105187</text:p>
          </table:table-cell>
          <table:table-cell table:formula="of:=[.J16]*SQRT( ([.I16]/[.G16])^2     +   (5/996)^2      +     ([.$C$22]/[.$B$22])^2         +       (0.05/0.85)^2                                                   )" office:value-type="float" office:value="111.907961223587" calcext:value-type="float">
            <text:p>111.9079612236</text:p>
          </table:table-cell>
          <table:table-cell table:formula="of:=[.K16]*SQRT(  ([.H16]/[.F16])^2+(5*[.$C$22]/[.$B$22])^2+       (0.002/0.25)^2+     (5/996)^2+ (2*[.I16]/[.G16])^2                                                )" office:value-type="float" office:value="0.00121488604157209" calcext:value-type="float">
            <text:p>0.001214886</text:p>
          </table:table-cell>
          <table:table-cell table:number-columns-repeated="8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Sheet1.$C$11]*[$Sheet1.$C$12]*[.A17]/100" office:value-type="float" office:value="2435.05866045" calcext:value-type="float">
            <text:p>2435.05866045</text:p>
          </table:table-cell>
          <table:table-cell table:formula="of:=[.C17]/[.E17]" office:value-type="float" office:value="4.1" calcext:value-type="float">
            <text:p>4.1</text:p>
          </table:table-cell>
          <table:table-cell table:formula="of:=[.F17]*SQRT(([.B17]/[.A17])^2+([$Sheet1.$D$12]/[$Sheet1.$C$12])^2)" office:value-type="float" office:value="15.6498124958426" calcext:value-type="float">
            <text:p>15.6498124958</text:p>
          </table:table-cell>
          <table:table-cell table:formula="of:=[.G17]*SQRT(([.D17]/[.C17])^2+([$Sheet1.$C$14]/[.E17])^2)" office:value-type="float" office:value="0.228089894559141" calcext:value-type="float">
            <text:p>0.2280898946</text:p>
          </table:table-cell>
          <table:table-cell table:formula="of:=[.G17]*996/[.$B$22]/PI()/0.85" office:value-type="float" office:value="1568.30387487573" calcext:value-type="float">
            <text:p>1568.3038748757</text:p>
          </table:table-cell>
          <table:table-cell table:formula="of:=2*(PI())^2*[.F17]*[.$B$22]^5/996/[.G17]^2/0.25/1000" office:value-type="float" office:value="0.0101226218806348" calcext:value-type="float">
            <text:p>0.0101226219</text:p>
          </table:table-cell>
          <table:table-cell table:formula="of:=[.J17]*SQRT( ([.I17]/[.G17])^2     +   (5/996)^2      +     ([.$C$22]/[.$B$22])^2         +       (0.05/0.85)^2                                                   )" office:value-type="float" office:value="127.359632215346" calcext:value-type="float">
            <text:p>127.3596322153</text:p>
          </table:table-cell>
          <table:table-cell table:formula="of:=[.K17]*SQRT(  ([.H17]/[.F17])^2+(5*[.$C$22]/[.$B$22])^2+       (0.002/0.25)^2+     (5/996)^2+ (2*[.I17]/[.G17])^2                                                )" office:value-type="float" office:value="0.00114851854776788" calcext:value-type="float">
            <text:p>0.0011485185</text:p>
          </table:table-cell>
          <table:table-cell table:number-columns-repeated="8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Sheet1.$C$11]*[$Sheet1.$C$12]*[.A18]/100" office:value-type="float" office:value="2581.7489412" calcext:value-type="float">
            <text:p>2581.7489412</text:p>
          </table:table-cell>
          <table:table-cell table:formula="of:=[.C18]/[.E18]" office:value-type="float" office:value="4.2" calcext:value-type="float">
            <text:p>4.2</text:p>
          </table:table-cell>
          <table:table-cell table:formula="of:=[.F18]*SQRT(([.B18]/[.A18])^2+([$Sheet1.$D$12]/[$Sheet1.$C$12])^2)" office:value-type="float" office:value="16.2309586530462" calcext:value-type="float">
            <text:p>16.230958653</text:p>
          </table:table-cell>
          <table:table-cell table:formula="of:=[.G18]*SQRT(([.D18]/[.C18])^2+([$Sheet1.$C$14]/[.E18])^2)" office:value-type="float" office:value="0.23259406699226" calcext:value-type="float">
            <text:p>0.232594067</text:p>
          </table:table-cell>
          <table:table-cell table:formula="of:=[.G18]*996/[.$B$22]/PI()/0.85" office:value-type="float" office:value="1606.55518889709" calcext:value-type="float">
            <text:p>1606.5551888971</text:p>
          </table:table-cell>
          <table:table-cell table:formula="of:=2*(PI())^2*[.F18]*[.$B$22]^5/996/[.G18]^2/0.25/1000" office:value-type="float" office:value="0.0102274349749921" calcext:value-type="float">
            <text:p>0.010227435</text:p>
          </table:table-cell>
          <table:table-cell table:formula="of:=[.J18]*SQRT( ([.I18]/[.G18])^2     +   (5/996)^2      +     ([.$C$22]/[.$B$22])^2         +       (0.05/0.85)^2                                                   )" office:value-type="float" office:value="130.188800320761" calcext:value-type="float">
            <text:p>130.1888003208</text:p>
          </table:table-cell>
          <table:table-cell table:formula="of:=[.K18]*SQRT(  ([.H18]/[.F18])^2+(5*[.$C$22]/[.$B$22])^2+       (0.002/0.25)^2+     (5/996)^2+ (2*[.I18]/[.G18])^2                                                )" office:value-type="float" office:value="0.00115527288001743" calcext:value-type="float">
            <text:p>0.0011552729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67062" calcext:value-type="float">
            <text:p>1.67062</text:p>
          </table:table-cell>
          <table:table-cell table:style-name="ce1" office:value-type="float" office:value="0.02606" calcext:value-type="float">
            <text:p>0.02606</text:p>
          </table:table-cell>
          <table:table-cell office:value-type="string" calcext:value-type="string">
            <text:p>10-3 ml/s/Pa</text:p>
          </table:table-cell>
          <table:table-cell table:number-columns-repeated="2"/>
          <table:table-cell table:style-name="ce2" table:formula="of:=[.A2]" office:value-type="float" office:value="5.9" calcext:value-type="float">
            <text:p>5,9</text:p>
          </table:table-cell>
          <table:table-cell table:style-name="ce2" table:formula="of:=[.B2]" office:value-type="float" office:value="0.1" calcext:value-type="float">
            <text:p>0,1</text:p>
          </table:table-cell>
          <table:table-cell table:style-name="ce3" table:formula="of:=[.C2]" office:value-type="float" office:value="8" calcext:value-type="float">
            <text:p>8</text:p>
          </table:table-cell>
          <table:table-cell table:style-name="ce3" table:formula="of:=[.D2]" office:value-type="float" office:value="0.2" calcext:value-type="float">
            <text:p>0,2</text:p>
          </table:table-cell>
          <table:table-cell table:formula="of:=[.E2]" office:value-type="float" office:value="9" calcext:value-type="float">
            <text:p>9</text:p>
          </table:table-cell>
          <table:table-cell table:style-name="ce4" table:formula="of:=ROUND([.F2])" office:value-type="float" office:value="577" calcext:value-type="float">
            <text:p>577</text:p>
          </table:table-cell>
          <table:table-cell table:formula="of:=CEILING([.H2];1)" office:value-type="float" office:value="11" calcext:value-type="float">
            <text:p>11</text:p>
          </table:table-cell>
          <table:table-cell table:style-name="ce5" table:formula="of:=[.G2]" office:value-type="float" office:value="0.888888888888889" calcext:value-type="float">
            <text:p>0.89</text:p>
          </table:table-cell>
          <table:table-cell table:style-name="ce6" table:formula="of:=[.I2]" office:value-type="float" office:value="0.054152375801139" calcext:value-type="float">
            <text:p>0,05</text:p>
          </table:table-cell>
          <table:table-cell/>
          <table:table-cell table:formula="of:=CONCATENATE([.G20]; &quot; ± &quot;; [.H20])" office:value-type="string" office:string-value="5.9 ± 0.1" calcext:value-type="string">
            <text:p>5.9 ± 0.1</text:p>
          </table:table-cell>
          <table:table-cell table:formula="of:=CONCATENATE([.I20]; &quot; ± &quot;; [.J20])" office:value-type="string" office:string-value="8 ± 0.2" calcext:value-type="string">
            <text:p>8 ± 0.2</text:p>
          </table:table-cell>
          <table:table-cell table:formula="of:=[.K20]" office:value-type="float" office:value="9" calcext:value-type="float">
            <text:p>9</text:p>
          </table:table-cell>
          <table:table-cell table:formula="of:=CONCATENATE([.L20]; &quot; ± &quot;; [.M20])" office:value-type="string" office:string-value="577 ± 11" calcext:value-type="string">
            <text:p>577 ± 11</text:p>
          </table:table-cell>
          <table:table-cell office:value-type="string" calcext:value-type="string">
            <text:p>0,89 ± 0.0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047914" calcext:value-type="float">
            <text:p>-0.047914</text:p>
          </table:table-cell>
          <table:table-cell office:value-type="float" office:value="0.04519" calcext:value-type="float">
            <text:p>0.04519</text:p>
          </table:table-cell>
          <table:table-cell office:value-type="string" calcext:value-type="string">
            <text:p>ml/s</text:p>
          </table:table-cell>
          <table:table-cell table:number-columns-repeated="2"/>
          <table:table-cell table:style-name="ce2" table:formula="of:=[.A3]" office:value-type="float" office:value="8.1" calcext:value-type="float">
            <text:p>8,1</text:p>
          </table:table-cell>
          <table:table-cell table:style-name="ce2" table:formula="of:=[.B3]" office:value-type="float" office:value="0.1" calcext:value-type="float">
            <text:p>0,1</text:p>
          </table:table-cell>
          <table:table-cell table:style-name="ce3" table:formula="of:=[.C3]" office:value-type="float" office:value="9.4" calcext:value-type="float">
            <text:p>9,4</text:p>
          </table:table-cell>
          <table:table-cell table:style-name="ce3" table:formula="of:=[.D3]" office:value-type="float" office:value="0.2" calcext:value-type="float">
            <text:p>0,2</text:p>
          </table:table-cell>
          <table:table-cell table:formula="of:=[.E3]" office:value-type="float" office:value="7" calcext:value-type="float">
            <text:p>7</text:p>
          </table:table-cell>
          <table:table-cell table:style-name="ce4" table:formula="of:=ROUND([.F3])" office:value-type="float" office:value="792" calcext:value-type="float">
            <text:p>792</text:p>
          </table:table-cell>
          <table:table-cell table:formula="of:=CEILING([.H3];1)" office:value-type="float" office:value="11" calcext:value-type="float">
            <text:p>11</text:p>
          </table:table-cell>
          <table:table-cell table:style-name="ce5" table:formula="of:=ROUND([.G3]*10; 1)/10" office:value-type="float" office:value="1.34" calcext:value-type="float">
            <text:p>1.34</text:p>
          </table:table-cell>
          <table:table-cell table:style-name="ce6" table:formula="of:=[.I3]" office:value-type="float" office:value="0.100083263961137" calcext:value-type="float">
            <text:p>0,10</text:p>
          </table:table-cell>
          <table:table-cell/>
          <table:table-cell table:formula="of:=CONCATENATE([.G21]; &quot; ± &quot;; [.H21])" office:value-type="string" office:string-value="8.1 ± 0.1" calcext:value-type="string">
            <text:p>8.1 ± 0.1</text:p>
          </table:table-cell>
          <table:table-cell table:formula="of:=CONCATENATE([.I21]; &quot; ± &quot;; [.J21])" office:value-type="string" office:string-value="9.4 ± 0.2" calcext:value-type="string">
            <text:p>9.4 ± 0.2</text:p>
          </table:table-cell>
          <table:table-cell table:formula="of:=[.K21]" office:value-type="float" office:value="7" calcext:value-type="float">
            <text:p>7</text:p>
          </table:table-cell>
          <table:table-cell table:formula="of:=CONCATENATE([.L21]; &quot; ± &quot;; [.M21])" office:value-type="string" office:string-value="792 ± 11" calcext:value-type="string">
            <text:p>792 ± 11</text:p>
          </table:table-cell>
          <table:table-cell table:formula="of:=CONCATENATE([.N21]; &quot; ± &quot;; [.O21])" office:value-type="string" office:string-value="1.34 ± 0.100083263961137" calcext:value-type="string">
            <text:p>1.34 ± 0.1000832639611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SQRT(SQRT(  8/PI() *0.85*[.B20]*0.25                  ))" office:value-type="float" office:value="0.975088829511383" calcext:value-type="float">
            <text:p>0.9750888295</text:p>
          </table:table-cell>
          <table:table-cell table:formula="of:=[.B22]/16*SQRT( (0.05/0.85)^2  +  (0.001/0.248)^2 + ([.C20]/[.B20])^2  )" office:value-type="float" office:value="0.0037169244224537" calcext:value-type="float">
            <text:p>0.0037169244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" table:formula="of:=[.A4]" office:value-type="float" office:value="11" calcext:value-type="float">
            <text:p>11,0</text:p>
          </table:table-cell>
          <table:table-cell table:style-name="ce2" table:formula="of:=[.B4]" office:value-type="float" office:value="0.1" calcext:value-type="float">
            <text:p>0,1</text:p>
          </table:table-cell>
          <table:table-cell table:style-name="ce3" table:formula="of:=[.C4]" office:value-type="float" office:value="24" calcext:value-type="float">
            <text:p>24</text:p>
          </table:table-cell>
          <table:table-cell table:style-name="ce3" table:formula="of:=[.D4]" office:value-type="float" office:value="0.5" calcext:value-type="float">
            <text:p>0,5</text:p>
          </table:table-cell>
          <table:table-cell table:formula="of:=[.E4]" office:value-type="float" office:value="14" calcext:value-type="float">
            <text:p>14</text:p>
          </table:table-cell>
          <table:table-cell table:style-name="ce4" table:formula="of:=ROUND([.F4])" office:value-type="float" office:value="1076" calcext:value-type="float">
            <text:p>1076</text:p>
          </table:table-cell>
          <table:table-cell table:formula="of:=CEILING([.H4];1)" office:value-type="float" office:value="12" calcext:value-type="float">
            <text:p>12</text:p>
          </table:table-cell>
          <table:table-cell table:style-name="ce5" table:formula="of:=ROUND([.G4]*10; 1)/10" office:value-type="float" office:value="1.71" calcext:value-type="float">
            <text:p>1.71</text:p>
          </table:table-cell>
          <table:table-cell table:style-name="ce6" table:formula="of:=[.I4]" office:value-type="float" office:value="0.0708798162727031" calcext:value-type="float">
            <text:p>0,07</text:p>
          </table:table-cell>
          <table:table-cell/>
          <table:table-cell table:formula="of:=CONCATENATE([.G22]; &quot; ± &quot;; [.H22])" office:value-type="string" office:string-value="11 ± 0.1" calcext:value-type="string">
            <text:p>11 ± 0.1</text:p>
          </table:table-cell>
          <table:table-cell table:formula="of:=CONCATENATE([.I22]; &quot; ± &quot;; [.J22])" office:value-type="string" office:string-value="24 ± 0.5" calcext:value-type="string">
            <text:p>24 ± 0.5</text:p>
          </table:table-cell>
          <table:table-cell table:formula="of:=[.K22]" office:value-type="float" office:value="14" calcext:value-type="float">
            <text:p>14</text:p>
          </table:table-cell>
          <table:table-cell table:formula="of:=CONCATENATE([.L22]; &quot; ± &quot;; [.M22])" office:value-type="string" office:string-value="1076 ± 12" calcext:value-type="string">
            <text:p>1076 ± 12</text:p>
          </table:table-cell>
          <table:table-cell table:formula="of:=CONCATENATE([.N22]; &quot; ± &quot;; [.O22])" office:value-type="string" office:string-value="1.71 ± 0.0708798162727031" calcext:value-type="string">
            <text:p>1.71 ± 0.0708798162727031</text:p>
          </table:table-cell>
        </table:table-row>
        <table:table-row table:style-name="ro1">
          <table:table-cell table:number-columns-repeated="6"/>
          <table:table-cell table:style-name="ce2" table:formula="of:=[.A5]" office:value-type="float" office:value="12" calcext:value-type="float">
            <text:p>12,0</text:p>
          </table:table-cell>
          <table:table-cell table:style-name="ce2" table:formula="of:=[.B5]" office:value-type="float" office:value="0.1" calcext:value-type="float">
            <text:p>0,1</text:p>
          </table:table-cell>
          <table:table-cell table:style-name="ce3" table:formula="of:=[.C5]" office:value-type="float" office:value="19" calcext:value-type="float">
            <text:p>19</text:p>
          </table:table-cell>
          <table:table-cell table:style-name="ce3" table:formula="of:=[.D5]" office:value-type="float" office:value="0.5" calcext:value-type="float">
            <text:p>0,5</text:p>
          </table:table-cell>
          <table:table-cell table:formula="of:=[.E5]" office:value-type="float" office:value="10" calcext:value-type="float">
            <text:p>10</text:p>
          </table:table-cell>
          <table:table-cell table:style-name="ce4" table:formula="of:=ROUND([.F5])" office:value-type="float" office:value="1174" calcext:value-type="float">
            <text:p>1174</text:p>
          </table:table-cell>
          <table:table-cell table:formula="of:=CEILING([.H5];1)" office:value-type="float" office:value="12" calcext:value-type="float">
            <text:p>12</text:p>
          </table:table-cell>
          <table:table-cell table:style-name="ce5" table:formula="of:=ROUND([.G5]*10; 1)/10" office:value-type="float" office:value="1.9" calcext:value-type="float">
            <text:p>1.90</text:p>
          </table:table-cell>
          <table:table-cell table:style-name="ce6" table:formula="of:=[.I5]" office:value-type="float" office:value="0.107354552767919" calcext:value-type="float">
            <text:p>0,11</text:p>
          </table:table-cell>
          <table:table-cell/>
          <table:table-cell table:formula="of:=CONCATENATE([.G23]; &quot; ± &quot;; [.H23])" office:value-type="string" office:string-value="12 ± 0.1" calcext:value-type="string">
            <text:p>12 ± 0.1</text:p>
          </table:table-cell>
          <table:table-cell table:formula="of:=CONCATENATE([.I23]; &quot; ± &quot;; [.J23])" office:value-type="string" office:string-value="19 ± 0.5" calcext:value-type="string">
            <text:p>19 ± 0.5</text:p>
          </table:table-cell>
          <table:table-cell table:formula="of:=[.K23]" office:value-type="float" office:value="10" calcext:value-type="float">
            <text:p>10</text:p>
          </table:table-cell>
          <table:table-cell table:formula="of:=CONCATENATE([.L23]; &quot; ± &quot;; [.M23])" office:value-type="string" office:string-value="1174 ± 12" calcext:value-type="string">
            <text:p>1174 ± 12</text:p>
          </table:table-cell>
          <table:table-cell table:formula="of:=CONCATENATE([.N23]; &quot; ± &quot;; [.O23])" office:value-type="string" office:string-value="1.9 ± 0.107354552767919" calcext:value-type="string">
            <text:p>1.9 ± 0.107354552767919</text:p>
          </table:table-cell>
        </table:table-row>
        <table:table-row table:style-name="ro1">
          <table:table-cell table:number-columns-repeated="6"/>
          <table:table-cell table:style-name="ce2" table:formula="of:=[.A6]" office:value-type="float" office:value="12.8" calcext:value-type="float">
            <text:p>12,8</text:p>
          </table:table-cell>
          <table:table-cell table:style-name="ce2" table:formula="of:=[.B6]" office:value-type="float" office:value="0.1" calcext:value-type="float">
            <text:p>0,1</text:p>
          </table:table-cell>
          <table:table-cell table:style-name="ce3" table:formula="of:=[.C6]" office:value-type="float" office:value="23.5" calcext:value-type="float">
            <text:p>23,5</text:p>
          </table:table-cell>
          <table:table-cell table:style-name="ce3" table:formula="of:=[.D6]" office:value-type="float" office:value="0.5" calcext:value-type="float">
            <text:p>0,5</text:p>
          </table:table-cell>
          <table:table-cell table:formula="of:=[.E6]" office:value-type="float" office:value="12" calcext:value-type="float">
            <text:p>12</text:p>
          </table:table-cell>
          <table:table-cell table:style-name="ce4" table:formula="of:=ROUND([.F6])" office:value-type="float" office:value="1252" calcext:value-type="float">
            <text:p>1252</text:p>
          </table:table-cell>
          <table:table-cell table:formula="of:=CEILING([.H6];1)" office:value-type="float" office:value="12" calcext:value-type="float">
            <text:p>12</text:p>
          </table:table-cell>
          <table:table-cell table:style-name="ce5" table:formula="of:=ROUND([.G6]*10; 1)/10" office:value-type="float" office:value="1.96" calcext:value-type="float">
            <text:p>1.96</text:p>
          </table:table-cell>
          <table:table-cell table:style-name="ce6" table:formula="of:=[.I6]" office:value-type="float" office:value="0.0916199639024914" calcext:value-type="float">
            <text:p>0,09</text:p>
          </table:table-cell>
          <table:table-cell/>
          <table:table-cell table:formula="of:=CONCATENATE([.G24]; &quot; ± &quot;; [.H24])" office:value-type="string" office:string-value="12.8 ± 0.1" calcext:value-type="string">
            <text:p>12.8 ± 0.1</text:p>
          </table:table-cell>
          <table:table-cell table:formula="of:=CONCATENATE([.I24]; &quot; ± &quot;; [.J24])" office:value-type="string" office:string-value="23.5 ± 0.5" calcext:value-type="string">
            <text:p>23.5 ± 0.5</text:p>
          </table:table-cell>
          <table:table-cell table:formula="of:=[.K24]" office:value-type="float" office:value="12" calcext:value-type="float">
            <text:p>12</text:p>
          </table:table-cell>
          <table:table-cell table:formula="of:=CONCATENATE([.L24]; &quot; ± &quot;; [.M24])" office:value-type="string" office:string-value="1252 ± 12" calcext:value-type="string">
            <text:p>1252 ± 12</text:p>
          </table:table-cell>
          <table:table-cell table:formula="of:=CONCATENATE([.N24]; &quot; ± &quot;; [.O24])" office:value-type="string" office:string-value="1.96 ± 0.0916199639024914" calcext:value-type="string">
            <text:p>1.96 ± 0.0916199639024914</text:p>
          </table:table-cell>
        </table:table-row>
        <table:table-row table:style-name="ro1">
          <table:table-cell table:number-columns-repeated="6"/>
          <table:table-cell table:style-name="ce2" table:formula="of:=[.A7]" office:value-type="float" office:value="13.8" calcext:value-type="float">
            <text:p>13,8</text:p>
          </table:table-cell>
          <table:table-cell table:style-name="ce2" table:formula="of:=[.B7]" office:value-type="float" office:value="0.1" calcext:value-type="float">
            <text:p>0,1</text:p>
          </table:table-cell>
          <table:table-cell table:style-name="ce3" table:formula="of:=[.C7]" office:value-type="float" office:value="43" calcext:value-type="float">
            <text:p>43</text:p>
          </table:table-cell>
          <table:table-cell table:style-name="ce3" table:formula="of:=[.D7]" office:value-type="float" office:value="1" calcext:value-type="float">
            <text:p>1</text:p>
          </table:table-cell>
          <table:table-cell table:formula="of:=[.E7]" office:value-type="float" office:value="20" calcext:value-type="float">
            <text:p>20</text:p>
          </table:table-cell>
          <table:table-cell table:style-name="ce4" table:formula="of:=ROUND([.F7])" office:value-type="float" office:value="1350" calcext:value-type="float">
            <text:p>1350</text:p>
          </table:table-cell>
          <table:table-cell table:formula="of:=CEILING([.H7];1)" office:value-type="float" office:value="12" calcext:value-type="float">
            <text:p>12</text:p>
          </table:table-cell>
          <table:table-cell table:style-name="ce5" table:formula="of:=ROUND([.G7]*10; 1)/10" office:value-type="float" office:value="2.15" calcext:value-type="float">
            <text:p>2.15</text:p>
          </table:table-cell>
          <table:table-cell table:style-name="ce6" table:formula="of:=[.I7]" office:value-type="float" office:value="0.0734102343001301" calcext:value-type="float">
            <text:p>0,07</text:p>
          </table:table-cell>
          <table:table-cell/>
          <table:table-cell table:formula="of:=CONCATENATE([.G25]; &quot; ± &quot;; [.H25])" office:value-type="string" office:string-value="13.8 ± 0.1" calcext:value-type="string">
            <text:p>13.8 ± 0.1</text:p>
          </table:table-cell>
          <table:table-cell table:formula="of:=CONCATENATE([.I25]; &quot; ± &quot;; [.J25])" office:value-type="string" office:string-value="43 ± 1" calcext:value-type="string">
            <text:p>43 ± 1</text:p>
          </table:table-cell>
          <table:table-cell table:formula="of:=[.K25]" office:value-type="float" office:value="20" calcext:value-type="float">
            <text:p>20</text:p>
          </table:table-cell>
          <table:table-cell table:formula="of:=CONCATENATE([.L25]; &quot; ± &quot;; [.M25])" office:value-type="string" office:string-value="1350 ± 12" calcext:value-type="string">
            <text:p>1350 ± 12</text:p>
          </table:table-cell>
          <table:table-cell table:formula="of:=CONCATENATE([.N25]; &quot; ± &quot;; [.O25])" office:value-type="string" office:string-value="2.15 ± 0.0734102343001301" calcext:value-type="string">
            <text:p>2.15 ± 0.0734102343001301</text:p>
          </table:table-cell>
        </table:table-row>
        <table:table-row table:style-name="ro1">
          <table:table-cell table:number-columns-repeated="6"/>
          <table:table-cell table:style-name="ce2" table:formula="of:=[.A8]" office:value-type="float" office:value="14.8" calcext:value-type="float">
            <text:p>14,8</text:p>
          </table:table-cell>
          <table:table-cell table:style-name="ce2" table:formula="of:=[.B8]" office:value-type="float" office:value="0.1" calcext:value-type="float">
            <text:p>0,1</text:p>
          </table:table-cell>
          <table:table-cell table:style-name="ce3" table:formula="of:=[.C8]" office:value-type="float" office:value="48" calcext:value-type="float">
            <text:p>48</text:p>
          </table:table-cell>
          <table:table-cell table:style-name="ce3" table:formula="of:=[.D8]" office:value-type="float" office:value="1" calcext:value-type="float">
            <text:p>1</text:p>
          </table:table-cell>
          <table:table-cell table:formula="of:=[.E8]" office:value-type="float" office:value="20" calcext:value-type="float">
            <text:p>20</text:p>
          </table:table-cell>
          <table:table-cell table:style-name="ce4" table:formula="of:=ROUND([.F8])" office:value-type="float" office:value="1447" calcext:value-type="float">
            <text:p>1447</text:p>
          </table:table-cell>
          <table:table-cell table:formula="of:=CEILING([.H8];1)" office:value-type="float" office:value="13" calcext:value-type="float">
            <text:p>13</text:p>
          </table:table-cell>
          <table:table-cell table:style-name="ce5" table:formula="of:=ROUND([.G8]*10; 1)/10" office:value-type="float" office:value="2.4" calcext:value-type="float">
            <text:p>2.40</text:p>
          </table:table-cell>
          <table:table-cell table:style-name="ce6" table:formula="of:=[.I8]" office:value-type="float" office:value="0.0781024967590666" calcext:value-type="float">
            <text:p>0,08</text:p>
          </table:table-cell>
          <table:table-cell/>
          <table:table-cell table:formula="of:=CONCATENATE([.G26]; &quot; ± &quot;; [.H26])" office:value-type="string" office:string-value="14.8 ± 0.1" calcext:value-type="string">
            <text:p>14.8 ± 0.1</text:p>
          </table:table-cell>
          <table:table-cell table:formula="of:=CONCATENATE([.I26]; &quot; ± &quot;; [.J26])" office:value-type="string" office:string-value="48 ± 1" calcext:value-type="string">
            <text:p>48 ± 1</text:p>
          </table:table-cell>
          <table:table-cell table:formula="of:=[.K26]" office:value-type="float" office:value="20" calcext:value-type="float">
            <text:p>20</text:p>
          </table:table-cell>
          <table:table-cell table:formula="of:=CONCATENATE([.L26]; &quot; ± &quot;; [.M26])" office:value-type="string" office:string-value="1447 ± 13" calcext:value-type="string">
            <text:p>1447 ± 13</text:p>
          </table:table-cell>
          <table:table-cell table:formula="of:=CONCATENATE([.N26]; &quot; ± &quot;; [.O26])" office:value-type="string" office:string-value="2.4 ± 0.0781024967590666" calcext:value-type="string">
            <text:p>2.4 ± 0.0781024967590666</text:p>
          </table:table-cell>
        </table:table-row>
        <table:table-row table:style-name="ro1">
          <table:table-cell table:number-columns-repeated="6"/>
          <table:table-cell table:style-name="ce2" table:formula="of:=[.A9]" office:value-type="float" office:value="15.8" calcext:value-type="float">
            <text:p>15,8</text:p>
          </table:table-cell>
          <table:table-cell table:style-name="ce2" table:formula="of:=[.B9]" office:value-type="float" office:value="0.1" calcext:value-type="float">
            <text:p>0,1</text:p>
          </table:table-cell>
          <table:table-cell table:style-name="ce3" table:formula="of:=[.C9]" office:value-type="float" office:value="41" calcext:value-type="float">
            <text:p>41</text:p>
          </table:table-cell>
          <table:table-cell table:style-name="ce3" table:formula="of:=[.D9]" office:value-type="float" office:value="1" calcext:value-type="float">
            <text:p>1</text:p>
          </table:table-cell>
          <table:table-cell table:formula="of:=[.E9]" office:value-type="float" office:value="16" calcext:value-type="float">
            <text:p>16</text:p>
          </table:table-cell>
          <table:table-cell table:style-name="ce4" table:formula="of:=ROUND([.F9])" office:value-type="float" office:value="1545" calcext:value-type="float">
            <text:p>1545</text:p>
          </table:table-cell>
          <table:table-cell table:formula="of:=CEILING([.H9];1)" office:value-type="float" office:value="13" calcext:value-type="float">
            <text:p>13</text:p>
          </table:table-cell>
          <table:table-cell table:style-name="ce5" table:formula="of:=ROUND([.G9]*10; 1)/10" office:value-type="float" office:value="2.56" calcext:value-type="float">
            <text:p>2.56</text:p>
          </table:table-cell>
          <table:table-cell table:style-name="ce6" table:formula="of:=[.I9]" office:value-type="float" office:value="0.101581278312077" calcext:value-type="float">
            <text:p>0,10</text:p>
          </table:table-cell>
          <table:table-cell/>
          <table:table-cell table:formula="of:=CONCATENATE([.G27]; &quot; ± &quot;; [.H27])" office:value-type="string" office:string-value="15.8 ± 0.1" calcext:value-type="string">
            <text:p>15.8 ± 0.1</text:p>
          </table:table-cell>
          <table:table-cell table:formula="of:=CONCATENATE([.I27]; &quot; ± &quot;; [.J27])" office:value-type="string" office:string-value="41 ± 1" calcext:value-type="string">
            <text:p>41 ± 1</text:p>
          </table:table-cell>
          <table:table-cell table:formula="of:=[.K27]" office:value-type="float" office:value="16" calcext:value-type="float">
            <text:p>16</text:p>
          </table:table-cell>
          <table:table-cell table:formula="of:=CONCATENATE([.L27]; &quot; ± &quot;; [.M27])" office:value-type="string" office:string-value="1545 ± 13" calcext:value-type="string">
            <text:p>1545 ± 13</text:p>
          </table:table-cell>
          <table:table-cell table:formula="of:=CONCATENATE([.N27]; &quot; ± &quot;; [.O27])" office:value-type="string" office:string-value="2.56 ± 0.101581278312077" calcext:value-type="string">
            <text:p>2.56 ± 0.101581278312077</text:p>
          </table:table-cell>
        </table:table-row>
        <table:table-row table:style-name="ro1">
          <table:table-cell table:number-columns-repeated="6"/>
          <table:table-cell table:style-name="ce2" table:formula="of:=[.A10]" office:value-type="float" office:value="16.9" calcext:value-type="float">
            <text:p>16,9</text:p>
          </table:table-cell>
          <table:table-cell table:style-name="ce2" table:formula="of:=[.B10]" office:value-type="float" office:value="0.1" calcext:value-type="float">
            <text:p>0,1</text:p>
          </table:table-cell>
          <table:table-cell table:style-name="ce3" table:formula="of:=[.C10]" office:value-type="float" office:value="39" calcext:value-type="float">
            <text:p>39</text:p>
          </table:table-cell>
          <table:table-cell table:style-name="ce3" table:formula="of:=[.D10]" office:value-type="float" office:value="1" calcext:value-type="float">
            <text:p>1</text:p>
          </table:table-cell>
          <table:table-cell table:formula="of:=[.E10]" office:value-type="float" office:value="14" calcext:value-type="float">
            <text:p>14</text:p>
          </table:table-cell>
          <table:table-cell table:style-name="ce4" table:formula="of:=ROUND([.F10])" office:value-type="float" office:value="1653" calcext:value-type="float">
            <text:p>1653</text:p>
          </table:table-cell>
          <table:table-cell table:formula="of:=CEILING([.H10];1)" office:value-type="float" office:value="13" calcext:value-type="float">
            <text:p>13</text:p>
          </table:table-cell>
          <table:table-cell table:style-name="ce5" table:formula="of:=ROUND([.G10]*10; 1)/10" office:value-type="float" office:value="2.79" calcext:value-type="float">
            <text:p>2.79</text:p>
          </table:table-cell>
          <table:table-cell table:style-name="ce6" table:formula="of:=[.I10]" office:value-type="float" office:value="0.122475549838345" calcext:value-type="float">
            <text:p>0,12</text:p>
          </table:table-cell>
          <table:table-cell/>
          <table:table-cell table:formula="of:=CONCATENATE([.G28]; &quot; ± &quot;; [.H28])" office:value-type="string" office:string-value="16.9 ± 0.1" calcext:value-type="string">
            <text:p>16.9 ± 0.1</text:p>
          </table:table-cell>
          <table:table-cell table:formula="of:=CONCATENATE([.I28]; &quot; ± &quot;; [.J28])" office:value-type="string" office:string-value="39 ± 1" calcext:value-type="string">
            <text:p>39 ± 1</text:p>
          </table:table-cell>
          <table:table-cell table:formula="of:=[.K28]" office:value-type="float" office:value="14" calcext:value-type="float">
            <text:p>14</text:p>
          </table:table-cell>
          <table:table-cell table:formula="of:=CONCATENATE([.L28]; &quot; ± &quot;; [.M28])" office:value-type="string" office:string-value="1653 ± 13" calcext:value-type="string">
            <text:p>1653 ± 13</text:p>
          </table:table-cell>
          <table:table-cell table:formula="of:=CONCATENATE([.N28]; &quot; ± &quot;; [.O28])" office:value-type="string" office:string-value="2.79 ± 0.122475549838345" calcext:value-type="string">
            <text:p>2.79 ± 0.122475549838345</text:p>
          </table:table-cell>
        </table:table-row>
        <table:table-row table:style-name="ro1">
          <table:table-cell table:number-columns-repeated="6"/>
          <table:table-cell table:style-name="ce2" table:formula="of:=[.A11]" office:value-type="float" office:value="17.8" calcext:value-type="float">
            <text:p>17,8</text:p>
          </table:table-cell>
          <table:table-cell table:style-name="ce2" table:formula="of:=[.B11]" office:value-type="float" office:value="0.1" calcext:value-type="float">
            <text:p>0,1</text:p>
          </table:table-cell>
          <table:table-cell table:style-name="ce3" table:formula="of:=[.C11]" office:value-type="float" office:value="38" calcext:value-type="float">
            <text:p>38</text:p>
          </table:table-cell>
          <table:table-cell table:style-name="ce3" table:formula="of:=[.D11]" office:value-type="float" office:value="1" calcext:value-type="float">
            <text:p>1</text:p>
          </table:table-cell>
          <table:table-cell table:formula="of:=[.E11]" office:value-type="float" office:value="13" calcext:value-type="float">
            <text:p>13</text:p>
          </table:table-cell>
          <table:table-cell table:style-name="ce4" table:formula="of:=ROUND([.F11])" office:value-type="float" office:value="1741" calcext:value-type="float">
            <text:p>1741</text:p>
          </table:table-cell>
          <table:table-cell table:formula="of:=CEILING([.H11];1)" office:value-type="float" office:value="14" calcext:value-type="float">
            <text:p>14</text:p>
          </table:table-cell>
          <table:table-cell table:style-name="ce5" table:formula="of:=ROUND([.G11]*10; 1)/10" office:value-type="float" office:value="2.92" calcext:value-type="float">
            <text:p>2.92</text:p>
          </table:table-cell>
          <table:table-cell table:style-name="ce6" table:formula="of:=[.I11]" office:value-type="float" office:value="0.13622324773043" calcext:value-type="float">
            <text:p>0,14</text:p>
          </table:table-cell>
          <table:table-cell/>
          <table:table-cell table:formula="of:=CONCATENATE([.G29]; &quot; ± &quot;; [.H29])" office:value-type="string" office:string-value="17.8 ± 0.1" calcext:value-type="string">
            <text:p>17.8 ± 0.1</text:p>
          </table:table-cell>
          <table:table-cell table:formula="of:=CONCATENATE([.I29]; &quot; ± &quot;; [.J29])" office:value-type="string" office:string-value="38 ± 1" calcext:value-type="string">
            <text:p>38 ± 1</text:p>
          </table:table-cell>
          <table:table-cell table:formula="of:=[.K29]" office:value-type="float" office:value="13" calcext:value-type="float">
            <text:p>13</text:p>
          </table:table-cell>
          <table:table-cell table:formula="of:=CONCATENATE([.L29]; &quot; ± &quot;; [.M29])" office:value-type="string" office:string-value="1741 ± 14" calcext:value-type="string">
            <text:p>1741 ± 14</text:p>
          </table:table-cell>
          <table:table-cell table:formula="of:=CONCATENATE([.N29]; &quot; ± &quot;; [.O29])" office:value-type="string" office:string-value="2.92 ± 0.13622324773043" calcext:value-type="string">
            <text:p>2.92 ± 0.13622324773043</text:p>
          </table:table-cell>
        </table:table-row>
        <table:table-row table:style-name="ro1">
          <table:table-cell table:number-columns-repeated="6"/>
          <table:table-cell table:style-name="ce2" table:formula="of:=[.A12]" office:value-type="float" office:value="18.8" calcext:value-type="float">
            <text:p>18,8</text:p>
          </table:table-cell>
          <table:table-cell table:style-name="ce2" table:formula="of:=[.B12]" office:value-type="float" office:value="0.1" calcext:value-type="float">
            <text:p>0,1</text:p>
          </table:table-cell>
          <table:table-cell table:style-name="ce3" table:formula="of:=[.C12]" office:value-type="float" office:value="43" calcext:value-type="float">
            <text:p>43</text:p>
          </table:table-cell>
          <table:table-cell table:style-name="ce3" table:formula="of:=[.D12]" office:value-type="float" office:value="1" calcext:value-type="float">
            <text:p>1</text:p>
          </table:table-cell>
          <table:table-cell table:formula="of:=[.E12]" office:value-type="float" office:value="14" calcext:value-type="float">
            <text:p>14</text:p>
          </table:table-cell>
          <table:table-cell table:style-name="ce4" table:formula="of:=ROUND([.F12])" office:value-type="float" office:value="1839" calcext:value-type="float">
            <text:p>1839</text:p>
          </table:table-cell>
          <table:table-cell table:formula="of:=CEILING([.H12];1)" office:value-type="float" office:value="14" calcext:value-type="float">
            <text:p>14</text:p>
          </table:table-cell>
          <table:table-cell table:style-name="ce5" table:formula="of:=ROUND([.G12]*10; 1)/10" office:value-type="float" office:value="3.07" calcext:value-type="float">
            <text:p>3.07</text:p>
          </table:table-cell>
          <table:table-cell table:style-name="ce6" table:formula="of:=[.I12]" office:value-type="float" office:value="0.130899914394566" calcext:value-type="float">
            <text:p>0,13</text:p>
          </table:table-cell>
          <table:table-cell/>
          <table:table-cell table:formula="of:=CONCATENATE([.G30]; &quot; ± &quot;; [.H30])" office:value-type="string" office:string-value="18.8 ± 0.1" calcext:value-type="string">
            <text:p>18.8 ± 0.1</text:p>
          </table:table-cell>
          <table:table-cell table:formula="of:=CONCATENATE([.I30]; &quot; ± &quot;; [.J30])" office:value-type="string" office:string-value="43 ± 1" calcext:value-type="string">
            <text:p>43 ± 1</text:p>
          </table:table-cell>
          <table:table-cell table:formula="of:=[.K30]" office:value-type="float" office:value="14" calcext:value-type="float">
            <text:p>14</text:p>
          </table:table-cell>
          <table:table-cell table:formula="of:=CONCATENATE([.L30]; &quot; ± &quot;; [.M30])" office:value-type="string" office:string-value="1839 ± 14" calcext:value-type="string">
            <text:p>1839 ± 14</text:p>
          </table:table-cell>
          <table:table-cell table:formula="of:=CONCATENATE([.N30]; &quot; ± &quot;; [.O30])" office:value-type="string" office:string-value="3.07 ± 0.130899914394566" calcext:value-type="string">
            <text:p>3.07 ± 0.130899914394566</text:p>
          </table:table-cell>
        </table:table-row>
        <table:table-row table:style-name="ro1">
          <table:table-cell table:number-columns-repeated="6"/>
          <table:table-cell table:style-name="ce2" table:formula="of:=[.A13]" office:value-type="float" office:value="20" calcext:value-type="float">
            <text:p>20,0</text:p>
          </table:table-cell>
          <table:table-cell table:style-name="ce2" table:formula="of:=[.B13]" office:value-type="float" office:value="0.1" calcext:value-type="float">
            <text:p>0,1</text:p>
          </table:table-cell>
          <table:table-cell table:style-name="ce3" table:formula="of:=[.C13]" office:value-type="float" office:value="38" calcext:value-type="float">
            <text:p>38</text:p>
          </table:table-cell>
          <table:table-cell table:style-name="ce3" table:formula="of:=[.D13]" office:value-type="float" office:value="1" calcext:value-type="float">
            <text:p>1</text:p>
          </table:table-cell>
          <table:table-cell table:formula="of:=[.E13]" office:value-type="float" office:value="12" calcext:value-type="float">
            <text:p>12</text:p>
          </table:table-cell>
          <table:table-cell table:style-name="ce4" table:formula="of:=ROUND([.F13])" office:value-type="float" office:value="1956" calcext:value-type="float">
            <text:p>1956</text:p>
          </table:table-cell>
          <table:table-cell table:formula="of:=CEILING([.H13];1)" office:value-type="float" office:value="14" calcext:value-type="float">
            <text:p>14</text:p>
          </table:table-cell>
          <table:table-cell table:style-name="ce5" table:formula="of:=ROUND([.G13]*10; 1)/10" office:value-type="float" office:value="3.17" calcext:value-type="float">
            <text:p>3.17</text:p>
          </table:table-cell>
          <table:table-cell table:style-name="ce6" table:formula="of:=[.I13]" office:value-type="float" office:value="0.156056979543363" calcext:value-type="float">
            <text:p>0,16</text:p>
          </table:table-cell>
          <table:table-cell/>
          <table:table-cell table:formula="of:=CONCATENATE([.G31]; &quot; ± &quot;; [.H31])" office:value-type="string" office:string-value="20 ± 0.1" calcext:value-type="string">
            <text:p>20 ± 0.1</text:p>
          </table:table-cell>
          <table:table-cell table:formula="of:=CONCATENATE([.I31]; &quot; ± &quot;; [.J31])" office:value-type="string" office:string-value="38 ± 1" calcext:value-type="string">
            <text:p>38 ± 1</text:p>
          </table:table-cell>
          <table:table-cell table:formula="of:=[.K31]" office:value-type="float" office:value="12" calcext:value-type="float">
            <text:p>12</text:p>
          </table:table-cell>
          <table:table-cell table:formula="of:=CONCATENATE([.L31]; &quot; ± &quot;; [.M31])" office:value-type="string" office:string-value="1956 ± 14" calcext:value-type="string">
            <text:p>1956 ± 14</text:p>
          </table:table-cell>
          <table:table-cell table:formula="of:=CONCATENATE([.N31]; &quot; ± &quot;; [.O31])" office:value-type="string" office:string-value="3.17 ± 0.156056979543363" calcext:value-type="string">
            <text:p>3.17 ± 0.156056979543363</text:p>
          </table:table-cell>
        </table:table-row>
        <table:table-row table:style-name="ro1">
          <table:table-cell table:number-columns-repeated="6"/>
          <table:table-cell table:style-name="ce2" table:formula="of:=[.A14]" office:value-type="float" office:value="21.1" calcext:value-type="float">
            <text:p>21,1</text:p>
          </table:table-cell>
          <table:table-cell table:style-name="ce2" table:formula="of:=[.B14]" office:value-type="float" office:value="0.1" calcext:value-type="float">
            <text:p>0,1</text:p>
          </table:table-cell>
          <table:table-cell table:style-name="ce3" table:formula="of:=[.C14]" office:value-type="float" office:value="38" calcext:value-type="float">
            <text:p>38</text:p>
          </table:table-cell>
          <table:table-cell table:style-name="ce3" table:formula="of:=[.D14]" office:value-type="float" office:value="1" calcext:value-type="float">
            <text:p>1</text:p>
          </table:table-cell>
          <table:table-cell table:formula="of:=[.E14]" office:value-type="float" office:value="11" calcext:value-type="float">
            <text:p>11</text:p>
          </table:table-cell>
          <table:table-cell table:style-name="ce4" table:formula="of:=ROUND([.F14])" office:value-type="float" office:value="2063" calcext:value-type="float">
            <text:p>2063</text:p>
          </table:table-cell>
          <table:table-cell table:formula="of:=CEILING([.H14];1)" office:value-type="float" office:value="15" calcext:value-type="float">
            <text:p>15</text:p>
          </table:table-cell>
          <table:table-cell table:style-name="ce5" table:formula="of:=ROUND([.G14]*10; 1)/10" office:value-type="float" office:value="3.45" calcext:value-type="float">
            <text:p>3.45</text:p>
          </table:table-cell>
          <table:table-cell table:style-name="ce6" table:formula="of:=[.I14]" office:value-type="float" office:value="0.181442135538018" calcext:value-type="float">
            <text:p>0,18</text:p>
          </table:table-cell>
          <table:table-cell/>
          <table:table-cell table:formula="of:=CONCATENATE([.G32]; &quot; ± &quot;; [.H32])" office:value-type="string" office:string-value="21.1 ± 0.1" calcext:value-type="string">
            <text:p>21.1 ± 0.1</text:p>
          </table:table-cell>
          <table:table-cell table:formula="of:=CONCATENATE([.I32]; &quot; ± &quot;; [.J32])" office:value-type="string" office:string-value="38 ± 1" calcext:value-type="string">
            <text:p>38 ± 1</text:p>
          </table:table-cell>
          <table:table-cell table:formula="of:=[.K32]" office:value-type="float" office:value="11" calcext:value-type="float">
            <text:p>11</text:p>
          </table:table-cell>
          <table:table-cell table:formula="of:=CONCATENATE([.L32]; &quot; ± &quot;; [.M32])" office:value-type="string" office:string-value="2063 ± 15" calcext:value-type="string">
            <text:p>2063 ± 15</text:p>
          </table:table-cell>
          <table:table-cell table:formula="of:=CONCATENATE([.N32]; &quot; ± &quot;; [.O32])" office:value-type="string" office:string-value="3.45 ± 0.181442135538018" calcext:value-type="string">
            <text:p>3.45 ± 0.181442135538018</text:p>
          </table:table-cell>
        </table:table-row>
        <table:table-row table:style-name="ro1">
          <table:table-cell table:number-columns-repeated="6"/>
          <table:table-cell table:style-name="ce2" table:formula="of:=[.A15]" office:value-type="float" office:value="22.1" calcext:value-type="float">
            <text:p>22,1</text:p>
          </table:table-cell>
          <table:table-cell table:style-name="ce2" table:formula="of:=[.B15]" office:value-type="float" office:value="0.1" calcext:value-type="float">
            <text:p>0,1</text:p>
          </table:table-cell>
          <table:table-cell table:style-name="ce3" table:formula="of:=[.C15]" office:value-type="float" office:value="35" calcext:value-type="float">
            <text:p>35</text:p>
          </table:table-cell>
          <table:table-cell table:style-name="ce3" table:formula="of:=[.D15]" office:value-type="float" office:value="1" calcext:value-type="float">
            <text:p>1</text:p>
          </table:table-cell>
          <table:table-cell table:formula="of:=[.E15]" office:value-type="float" office:value="10" calcext:value-type="float">
            <text:p>10</text:p>
          </table:table-cell>
          <table:table-cell table:style-name="ce4" table:formula="of:=ROUND([.F15])" office:value-type="float" office:value="2161" calcext:value-type="float">
            <text:p>2161</text:p>
          </table:table-cell>
          <table:table-cell table:formula="of:=CEILING([.H15];1)" office:value-type="float" office:value="15" calcext:value-type="float">
            <text:p>15</text:p>
          </table:table-cell>
          <table:table-cell table:style-name="ce5" table:formula="of:=ROUND([.G15]*10; 1)/10" office:value-type="float" office:value="3.5" calcext:value-type="float">
            <text:p>3.50</text:p>
          </table:table-cell>
          <table:table-cell table:style-name="ce6" table:formula="of:=[.I15]" office:value-type="float" office:value="0.201556443707464" calcext:value-type="float">
            <text:p>0,20</text:p>
          </table:table-cell>
          <table:table-cell/>
          <table:table-cell table:formula="of:=CONCATENATE([.G33]; &quot; ± &quot;; [.H33])" office:value-type="string" office:string-value="22.1 ± 0.1" calcext:value-type="string">
            <text:p>22.1 ± 0.1</text:p>
          </table:table-cell>
          <table:table-cell table:formula="of:=CONCATENATE([.I33]; &quot; ± &quot;; [.J33])" office:value-type="string" office:string-value="35 ± 1" calcext:value-type="string">
            <text:p>35 ± 1</text:p>
          </table:table-cell>
          <table:table-cell table:formula="of:=[.K33]" office:value-type="float" office:value="10" calcext:value-type="float">
            <text:p>10</text:p>
          </table:table-cell>
          <table:table-cell table:formula="of:=CONCATENATE([.L33]; &quot; ± &quot;; [.M33])" office:value-type="string" office:string-value="2161 ± 15" calcext:value-type="string">
            <text:p>2161 ± 15</text:p>
          </table:table-cell>
          <table:table-cell table:formula="of:=CONCATENATE([.N33]; &quot; ± &quot;; [.O33])" office:value-type="string" office:string-value="3.5 ± 0.201556443707464" calcext:value-type="string">
            <text:p>3.5 ± 0.201556443707464</text:p>
          </table:table-cell>
        </table:table-row>
        <table:table-row table:style-name="ro1">
          <table:table-cell table:number-columns-repeated="6"/>
          <table:table-cell table:style-name="ce2" table:formula="of:=[.A16]" office:value-type="float" office:value="23.4" calcext:value-type="float">
            <text:p>23,4</text:p>
          </table:table-cell>
          <table:table-cell table:style-name="ce2" table:formula="of:=[.B16]" office:value-type="float" office:value="0.1" calcext:value-type="float">
            <text:p>0,1</text:p>
          </table:table-cell>
          <table:table-cell table:style-name="ce3" table:formula="of:=[.C16]" office:value-type="float" office:value="41" calcext:value-type="float">
            <text:p>41</text:p>
          </table:table-cell>
          <table:table-cell table:style-name="ce3" table:formula="of:=[.D16]" office:value-type="float" office:value="1" calcext:value-type="float">
            <text:p>1</text:p>
          </table:table-cell>
          <table:table-cell table:formula="of:=[.E16]" office:value-type="float" office:value="11" calcext:value-type="float">
            <text:p>11</text:p>
          </table:table-cell>
          <table:table-cell table:style-name="ce4" table:formula="of:=ROUND([.F16])" office:value-type="float" office:value="2288" calcext:value-type="float">
            <text:p>2288</text:p>
          </table:table-cell>
          <table:table-cell table:formula="of:=CEILING([.H16];1)" office:value-type="float" office:value="16" calcext:value-type="float">
            <text:p>16</text:p>
          </table:table-cell>
          <table:table-cell table:style-name="ce5" table:formula="of:=ROUND([.G16]*10; 1)/10" office:value-type="float" office:value="3.73" calcext:value-type="float">
            <text:p>3.73</text:p>
          </table:table-cell>
          <table:table-cell table:style-name="ce6" table:formula="of:=[.I16]" office:value-type="float" office:value="0.192270911142675" calcext:value-type="float">
            <text:p>0,19</text:p>
          </table:table-cell>
          <table:table-cell/>
          <table:table-cell table:formula="of:=CONCATENATE([.G34]; &quot; ± &quot;; [.H34])" office:value-type="string" office:string-value="23.4 ± 0.1" calcext:value-type="string">
            <text:p>23.4 ± 0.1</text:p>
          </table:table-cell>
          <table:table-cell table:formula="of:=CONCATENATE([.I34]; &quot; ± &quot;; [.J34])" office:value-type="string" office:string-value="41 ± 1" calcext:value-type="string">
            <text:p>41 ± 1</text:p>
          </table:table-cell>
          <table:table-cell table:formula="of:=[.K34]" office:value-type="float" office:value="11" calcext:value-type="float">
            <text:p>11</text:p>
          </table:table-cell>
          <table:table-cell table:formula="of:=CONCATENATE([.L34]; &quot; ± &quot;; [.M34])" office:value-type="string" office:string-value="2288 ± 16" calcext:value-type="string">
            <text:p>2288 ± 16</text:p>
          </table:table-cell>
          <table:table-cell table:formula="of:=CONCATENATE([.N34]; &quot; ± &quot;; [.O34])" office:value-type="string" office:string-value="3.73 ± 0.192270911142675" calcext:value-type="string">
            <text:p>3.73 ± 0.192270911142675</text:p>
          </table:table-cell>
        </table:table-row>
        <table:table-row table:style-name="ro1">
          <table:table-cell table:number-columns-repeated="6"/>
          <table:table-cell table:style-name="ce2" table:formula="of:=[.A17]" office:value-type="float" office:value="24.9" calcext:value-type="float">
            <text:p>24,9</text:p>
          </table:table-cell>
          <table:table-cell table:style-name="ce2" table:formula="of:=[.B17]" office:value-type="float" office:value="0.1" calcext:value-type="float">
            <text:p>0,1</text:p>
          </table:table-cell>
          <table:table-cell table:style-name="ce3" table:formula="of:=[.C17]" office:value-type="float" office:value="41" calcext:value-type="float">
            <text:p>41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formula="of:=[.E17]" office:value-type="float" office:value="10" calcext:value-type="float">
            <text:p>10</text:p>
          </table:table-cell>
          <table:table-cell table:style-name="ce4" table:formula="of:=ROUND([.F17])" office:value-type="float" office:value="2435" calcext:value-type="float">
            <text:p>2435</text:p>
          </table:table-cell>
          <table:table-cell table:formula="of:=CEILING([.H17];1)" office:value-type="float" office:value="16" calcext:value-type="float">
            <text:p>16</text:p>
          </table:table-cell>
          <table:table-cell table:style-name="ce5" table:formula="of:=ROUND([.G17]*10; 1)/10" office:value-type="float" office:value="4.1" calcext:value-type="float">
            <text:p>4.10</text:p>
          </table:table-cell>
          <table:table-cell table:style-name="ce6" table:formula="of:=[.I17]" office:value-type="float" office:value="0.228089894559141" calcext:value-type="float">
            <text:p>0,23</text:p>
          </table:table-cell>
          <table:table-cell/>
          <table:table-cell table:formula="of:=CONCATENATE([.G35]; &quot; ± &quot;; [.H35])" office:value-type="string" office:string-value="24.9 ± 0.1" calcext:value-type="string">
            <text:p>24.9 ± 0.1</text:p>
          </table:table-cell>
          <table:table-cell table:formula="of:=CONCATENATE([.I35]; &quot; ± &quot;; [.J35])" office:value-type="string" office:string-value="41 ± 1" calcext:value-type="string">
            <text:p>41 ± 1</text:p>
          </table:table-cell>
          <table:table-cell table:formula="of:=[.K35]" office:value-type="float" office:value="10" calcext:value-type="float">
            <text:p>10</text:p>
          </table:table-cell>
          <table:table-cell table:formula="of:=CONCATENATE([.L35]; &quot; ± &quot;; [.M35])" office:value-type="string" office:string-value="2435 ± 16" calcext:value-type="string">
            <text:p>2435 ± 16</text:p>
          </table:table-cell>
          <table:table-cell table:formula="of:=CONCATENATE([.N35]; &quot; ± &quot;; [.O35])" office:value-type="string" office:string-value="4.1 ± 0.228089894559141" calcext:value-type="string">
            <text:p>4.1 ± 0.228089894559141</text:p>
          </table:table-cell>
        </table:table-row>
        <table:table-row table:style-name="ro1">
          <table:table-cell table:number-columns-repeated="6"/>
          <table:table-cell table:style-name="ce2" table:formula="of:=[.A18]" office:value-type="float" office:value="26.4" calcext:value-type="float">
            <text:p>26,4</text:p>
          </table:table-cell>
          <table:table-cell table:style-name="ce2" table:formula="of:=[.B18]" office:value-type="float" office:value="0.1" calcext:value-type="float">
            <text:p>0,1</text:p>
          </table:table-cell>
          <table:table-cell table:style-name="ce3" table:formula="of:=[.C18]" office:value-type="float" office:value="42" calcext:value-type="float">
            <text:p>42</text:p>
          </table:table-cell>
          <table:table-cell table:style-name="ce3" table:formula="of:=[.D18]" office:value-type="float" office:value="1" calcext:value-type="float">
            <text:p>1</text:p>
          </table:table-cell>
          <table:table-cell table:formula="of:=[.E18]" office:value-type="float" office:value="10" calcext:value-type="float">
            <text:p>10</text:p>
          </table:table-cell>
          <table:table-cell table:style-name="ce4" table:formula="of:=ROUND([.F18])" office:value-type="float" office:value="2582" calcext:value-type="float">
            <text:p>2582</text:p>
          </table:table-cell>
          <table:table-cell table:formula="of:=CEILING([.H18];1)" office:value-type="float" office:value="17" calcext:value-type="float">
            <text:p>17</text:p>
          </table:table-cell>
          <table:table-cell table:style-name="ce5" table:formula="of:=ROUND([.G18]*10; 1)/10" office:value-type="float" office:value="4.2" calcext:value-type="float">
            <text:p>4.20</text:p>
          </table:table-cell>
          <table:table-cell table:style-name="ce6" table:formula="of:=[.I18]" office:value-type="float" office:value="0.23259406699226" calcext:value-type="float">
            <text:p>0,23</text:p>
          </table:table-cell>
          <table:table-cell/>
          <table:table-cell table:formula="of:=CONCATENATE([.G36]; &quot; ± &quot;; [.H36])" office:value-type="string" office:string-value="26.4 ± 0.1" calcext:value-type="string">
            <text:p>26.4 ± 0.1</text:p>
          </table:table-cell>
          <table:table-cell table:formula="of:=CONCATENATE([.I36]; &quot; ± &quot;; [.J36])" office:value-type="string" office:string-value="42 ± 1" calcext:value-type="string">
            <text:p>42 ± 1</text:p>
          </table:table-cell>
          <table:table-cell table:formula="of:=[.K36]" office:value-type="float" office:value="10" calcext:value-type="float">
            <text:p>10</text:p>
          </table:table-cell>
          <table:table-cell table:formula="of:=CONCATENATE([.L36]; &quot; ± &quot;; [.M36])" office:value-type="string" office:string-value="2582 ± 17" calcext:value-type="string">
            <text:p>2582 ± 17</text:p>
          </table:table-cell>
          <table:table-cell table:formula="of:=CONCATENATE([.N36]; &quot; ± &quot;; [.O36])" office:value-type="string" office:string-value="4.2 ± 0.23259406699226" calcext:value-type="string">
            <text:p>4.2 ± 0.2325940669922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dr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k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2]" office:value-type="float" office:value="340.011680189859" calcext:value-type="float">
            <text:p>340.0116801899</text:p>
          </table:table-cell>
          <table:table-cell table:formula="of:=[.L2]" office:value-type="float" office:value="28.8736970352829" calcext:value-type="float">
            <text:p>28.8736970353</text:p>
          </table:table-cell>
          <table:table-cell/>
          <table:table-cell table:formula="of:=[.K2]" office:value-type="float" office:value="0.0510291621206438" calcext:value-type="float">
            <text:p>0.0510291621</text:p>
          </table:table-cell>
          <table:table-cell table:formula="of:=[.M2]" office:value-type="float" office:value="0.00637570350919892" calcext:value-type="float">
            <text:p>0.0063757035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3]" office:value-type="float" office:value="513.660502572538" calcext:value-type="float">
            <text:p>513.6605025725</text:p>
          </table:table-cell>
          <table:table-cell table:formula="of:=[.L3]" office:value-type="float" office:value="48.8779038213919" calcext:value-type="float">
            <text:p>48.8779038214</text:p>
          </table:table-cell>
          <table:table-cell/>
          <table:table-cell table:formula="of:=[.K3]" office:value-type="float" office:value="0.0306963524430755" calcext:value-type="float">
            <text:p>0.0306963524</text:p>
          </table:table-cell>
          <table:table-cell table:formula="of:=[.M3]" office:value-type="float" office:value="0.00464002468833762" calcext:value-type="float">
            <text:p>0.0046400247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4]" office:value-type="float" office:value="655.736811794729" calcext:value-type="float">
            <text:p>655.7368117947</text:p>
          </table:table-cell>
          <table:table-cell table:formula="of:=[.L4]" office:value-type="float" office:value="47.3289247267037" calcext:value-type="float">
            <text:p>47.3289247267</text:p>
          </table:table-cell>
          <table:table-cell/>
          <table:table-cell table:formula="of:=[.K4]" office:value-type="float" office:value="0.0255792410155793" calcext:value-type="float">
            <text:p>0.025579241</text:p>
          </table:table-cell>
          <table:table-cell table:formula="of:=[.M4]" office:value-type="float" office:value="0.00220017681684937" calcext:value-type="float">
            <text:p>0.0022001768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5]" office:value-type="float" office:value="726.774966405824" calcext:value-type="float">
            <text:p>726.7749664058</text:p>
          </table:table-cell>
          <table:table-cell table:formula="of:=[.L5]" office:value-type="float" office:value="59.4556119232999" calcext:value-type="float">
            <text:p>59.4556119233</text:p>
          </table:table-cell>
          <table:table-cell/>
          <table:table-cell table:formula="of:=[.K5]" office:value-type="float" office:value="0.022716186471778" calcext:value-type="float">
            <text:p>0.0227161865</text:p>
          </table:table-cell>
          <table:table-cell table:formula="of:=[.M5]" office:value-type="float" office:value="0.00262144850495796" calcext:value-type="float">
            <text:p>0.0026214485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6]" office:value-type="float" office:value="749.088232918284" calcext:value-type="float">
            <text:p>749.0882329183</text:p>
          </table:table-cell>
          <table:table-cell table:formula="of:=[.L6]" office:value-type="float" office:value="56.4990527624574" calcext:value-type="float">
            <text:p>56.4990527625</text:p>
          </table:table-cell>
          <table:table-cell/>
          <table:table-cell table:formula="of:=[.K6]" office:value-type="float" office:value="0.0228085731713083" calcext:value-type="float">
            <text:p>0.0228085732</text:p>
          </table:table-cell>
          <table:table-cell table:formula="of:=[.M6]" office:value-type="float" office:value="0.00219885672172955" calcext:value-type="float">
            <text:p>0.0021988567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7]" office:value-type="float" office:value="822.403251459222" calcext:value-type="float">
            <text:p>822.4032514592</text:p>
          </table:table-cell>
          <table:table-cell table:formula="of:=[.L7]" office:value-type="float" office:value="56.1754528428252" calcext:value-type="float">
            <text:p>56.1754528428</text:p>
          </table:table-cell>
          <table:table-cell/>
          <table:table-cell table:formula="of:=[.K7]" office:value-type="float" office:value="0.0204015680124579" calcext:value-type="float">
            <text:p>0.020401568</text:p>
          </table:table-cell>
          <table:table-cell table:formula="of:=[.M7]" office:value-type="float" office:value="0.0014702553746947" calcext:value-type="float">
            <text:p>0.0014702554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8]" office:value-type="float" office:value="918.031536512621" calcext:value-type="float">
            <text:p>918.0315365126</text:p>
          </table:table-cell>
          <table:table-cell table:formula="of:=[.L8]" office:value-type="float" office:value="61.9856025206949" calcext:value-type="float">
            <text:p>61.9856025207</text:p>
          </table:table-cell>
          <table:table-cell/>
          <table:table-cell table:formula="of:=[.K8]" office:value-type="float" office:value="0.0175590337212696" calcext:value-type="float">
            <text:p>0.0175590337</text:p>
          </table:table-cell>
          <table:table-cell table:formula="of:=[.M8]" office:value-type="float" office:value="0.00121137014421119" calcext:value-type="float">
            <text:p>0.0012113701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9]" office:value-type="float" office:value="980.189921797329" calcext:value-type="float">
            <text:p>980.1899217973</text:p>
          </table:table-cell>
          <table:table-cell table:formula="of:=[.L9]" office:value-type="float" office:value="69.8029145588652" calcext:value-type="float">
            <text:p>69.8029145589</text:p>
          </table:table-cell>
          <table:table-cell/>
          <table:table-cell table:formula="of:=[.K9]" office:value-type="float" office:value="0.0164433658565428" calcext:value-type="float">
            <text:p>0.0164433659</text:p>
          </table:table-cell>
          <table:table-cell table:formula="of:=[.M9]" office:value-type="float" office:value="0.00135630181332999" calcext:value-type="float">
            <text:p>0.0013563018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0]" office:value-type="float" office:value="1065.57231916643" calcext:value-type="float">
            <text:p>1065.5723191664</text:p>
          </table:table-cell>
          <table:table-cell table:formula="of:=[.L10]" office:value-type="float" office:value="78.5415110255948" calcext:value-type="float">
            <text:p>78.5415110256</text:p>
          </table:table-cell>
          <table:table-cell/>
          <table:table-cell table:formula="of:=[.K10]" office:value-type="float" office:value="0.0148824674999734" calcext:value-type="float">
            <text:p>0.0148824675</text:p>
          </table:table-cell>
          <table:table-cell table:formula="of:=[.M10]" office:value-type="float" office:value="0.00135131991834077" calcext:value-type="float">
            <text:p>0.0013513199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1]" office:value-type="float" office:value="1118.11533293204" calcext:value-type="float">
            <text:p>1118.115332932</text:p>
          </table:table-cell>
          <table:table-cell table:formula="of:=[.L11]" office:value-type="float" office:value="84.2064080791764" calcext:value-type="float">
            <text:p>84.2064080792</text:p>
          </table:table-cell>
          <table:table-cell/>
          <table:table-cell table:formula="of:=[.K11]" office:value-type="float" office:value="0.0142364233634172" calcext:value-type="float">
            <text:p>0.0142364234</text:p>
          </table:table-cell>
          <table:table-cell table:formula="of:=[.M11]" office:value-type="float" office:value="0.00136524575552087" calcext:value-type="float">
            <text:p>0.0013652458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2]" office:value-type="float" office:value="1174.86178779889" calcext:value-type="float">
            <text:p>1174.8617877989</text:p>
          </table:table-cell>
          <table:table-cell table:formula="of:=[.L12]" office:value-type="float" office:value="85.6625105217853" calcext:value-type="float">
            <text:p>85.6625105218</text:p>
          </table:table-cell>
          <table:table-cell/>
          <table:table-cell table:formula="of:=[.K12]" office:value-type="float" office:value="0.0136187858355624" calcext:value-type="float">
            <text:p>0.0136187858</text:p>
          </table:table-cell>
          <table:table-cell table:formula="of:=[.M12]" office:value-type="float" office:value="0.00120056407115581" calcext:value-type="float">
            <text:p>0.0012005641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3]" office:value-type="float" office:value="1211.29161067637" calcext:value-type="float">
            <text:p>1211.2916106764</text:p>
          </table:table-cell>
          <table:table-cell table:formula="of:=[.L13]" office:value-type="float" office:value="93.2660808817964" calcext:value-type="float">
            <text:p>93.2660808818</text:p>
          </table:table-cell>
          <table:table-cell/>
          <table:table-cell table:formula="of:=[.K13]" office:value-type="float" office:value="0.0136297118830668" calcext:value-type="float">
            <text:p>0.0136297119</text:p>
          </table:table-cell>
          <table:table-cell table:formula="of:=[.M13]" office:value-type="float" office:value="0.00137769124713954" calcext:value-type="float">
            <text:p>0.0013776912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4]" office:value-type="float" office:value="1321.40902982877" calcext:value-type="float">
            <text:p>1321.4090298288</text:p>
          </table:table-cell>
          <table:table-cell table:formula="of:=[.L14]" office:value-type="float" office:value="104.53820211618" calcext:value-type="float">
            <text:p>104.5382021162</text:p>
          </table:table-cell>
          <table:table-cell/>
          <table:table-cell table:formula="of:=[.K14]" office:value-type="float" office:value="0.0120826449335618" calcext:value-type="float">
            <text:p>0.0120826449</text:p>
          </table:table-cell>
          <table:table-cell table:formula="of:=[.M14]" office:value-type="float" office:value="0.00129766963250864" calcext:value-type="float">
            <text:p>0.0012976696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5]" office:value-type="float" office:value="1338.79599074757" calcext:value-type="float">
            <text:p>1338.7959907476</text:p>
          </table:table-cell>
          <table:table-cell table:formula="of:=[.L15]" office:value-type="float" office:value="110.531906717264" calcext:value-type="float">
            <text:p>110.5319067173</text:p>
          </table:table-cell>
          <table:table-cell/>
          <table:table-cell table:formula="of:=[.K15]" office:value-type="float" office:value="0.012328707978945" calcext:value-type="float">
            <text:p>0.012328708</text:p>
          </table:table-cell>
          <table:table-cell table:formula="of:=[.M15]" office:value-type="float" office:value="0.001446374423941" calcext:value-type="float">
            <text:p>0.0014463744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6]" office:value-type="float" office:value="1425.73079534157" calcext:value-type="float">
            <text:p>1425.7307953416</text:p>
          </table:table-cell>
          <table:table-cell table:formula="of:=[.L16]" office:value-type="float" office:value="111.907961223587" calcext:value-type="float">
            <text:p>111.9079612236</text:p>
          </table:table-cell>
          <table:table-cell/>
          <table:table-cell table:formula="of:=[.K16]" office:value-type="float" office:value="0.0115105187119797" calcext:value-type="float">
            <text:p>0.0115105187</text:p>
          </table:table-cell>
          <table:table-cell table:formula="of:=[.M16]" office:value-type="float" office:value="0.00121488604157209" calcext:value-type="float">
            <text:p>0.001214886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table:formula="of:=[.J17]" office:value-type="float" office:value="1568.30387487573" calcext:value-type="float">
            <text:p>1568.3038748757</text:p>
          </table:table-cell>
          <table:table-cell table:formula="of:=[.L17]" office:value-type="float" office:value="127.359632215346" calcext:value-type="float">
            <text:p>127.3596322153</text:p>
          </table:table-cell>
          <table:table-cell/>
          <table:table-cell table:formula="of:=[.K17]" office:value-type="float" office:value="0.0101226218806348" calcext:value-type="float">
            <text:p>0.0101226219</text:p>
          </table:table-cell>
          <table:table-cell table:formula="of:=[.M17]" office:value-type="float" office:value="0.00114851854776788" calcext:value-type="float">
            <text:p>0.00114851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8]" office:value-type="float" office:value="1606.55518889709" calcext:value-type="float">
            <text:p>1606.5551888971</text:p>
          </table:table-cell>
          <table:table-cell table:formula="of:=[.L18]" office:value-type="float" office:value="130.188800320761" calcext:value-type="float">
            <text:p>130.1888003208</text:p>
          </table:table-cell>
          <table:table-cell/>
          <table:table-cell table:formula="of:=[.K18]" office:value-type="float" office:value="0.0102274349749921" calcext:value-type="float">
            <text:p>0.010227435</text:p>
          </table:table-cell>
          <table:table-cell table:formula="of:=[.M18]" office:value-type="float" office:value="0.00115527288001743" calcext:value-type="float">
            <text:p>0.0011552729</text:p>
          </table:table-cell>
          <table:table-cell table:number-columns-repeated="10"/>
        </table:table-row>
      </table:table>
      <table:table table:name="B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h cm</text:p>
          </table:table-cell>
          <table:table-cell office:value-type="string" calcext:value-type="string">
            <text:p>delta h</text:p>
          </table:table-cell>
          <table:table-cell office:value-type="string" calcext:value-type="string">
            <text:p>V ml</text:p>
          </table:table-cell>
          <table:table-cell office:value-type="string" calcext:value-type="string">
            <text:p>delta 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lta Re</text:p>
          </table:table-cell>
          <table:table-cell office:value-type="string" calcext:value-type="string">
            <text:p>delta k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formula="of:=[$Sheet1.$C$11]*[$Sheet1.$C$12]*[.A2]/100" office:value-type="float" office:value="244.48380125" calcext:value-type="float">
            <text:p>244.48380125</text:p>
          </table:table-cell>
          <table:table-cell table:formula="of:=[.C2]/[.E2]" office:value-type="float" office:value="1.34285714285714" calcext:value-type="float">
            <text:p>1.3428571429</text:p>
          </table:table-cell>
          <table:table-cell table:formula="of:=[.F2]*SQRT(([.B2]/[.A2])^2+([$Sheet1.$D$12]/[$Sheet1.$C$12])^2)" office:value-type="float" office:value="9.85599056794879" calcext:value-type="float">
            <text:p>9.8559905679</text:p>
          </table:table-cell>
          <table:table-cell table:formula="of:=[.G2]*SQRT(([.D2]/[.C2])^2+([$Sheet1.$C$14]/[.E2])^2)" office:value-type="float" office:value="0.100083263961137" calcext:value-type="float">
            <text:p>0.100083264</text:p>
          </table:table-cell>
          <table:table-cell table:formula="of:=[.G2]*996/[.$B$22]/PI()/0.85" office:value-type="float" office:value="366.36160940472" calcext:value-type="float">
            <text:p>366.3616094047</text:p>
          </table:table-cell>
          <table:table-cell table:formula="of:=2*(PI())^2*[.F2]*[.$B$22]^5/996/[.G2]^2/0.248/1000" office:value-type="float" office:value="0.0517441385531826" calcext:value-type="float">
            <text:p>0.0517441386</text:p>
          </table:table-cell>
          <table:table-cell table:formula="of:=[.J2]*SQRT( ([.I2]/[.G2])^2     +   (5/996)^2      +     ([.$C$22]/[.$B$22])^2         +       (0.05/0.85)^2                                                   )" office:value-type="float" office:value="34.8596914191363" calcext:value-type="float">
            <text:p>34.8596914191</text:p>
          </table:table-cell>
          <table:table-cell table:formula="of:=[.K2]*SQRT(  ([.H2]/[.F2])^2+(5*[.$C$22]/[.$B$22])^2+       (0.002/0.25)^2+     (5/996)^2+ (2*[.I2]/[.G2])^2                                                )" office:value-type="float" office:value="0.00806159534018982" calcext:value-type="float">
            <text:p>0.008061595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1.5" calcext:value-type="float">
            <text:p>21.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formula="of:=[$Sheet1.$C$11]*[$Sheet1.$C$12]*[.A3]/100" office:value-type="float" office:value="391.174082" calcext:value-type="float">
            <text:p>391.174082</text:p>
          </table:table-cell>
          <table:table-cell table:formula="of:=[.C3]/[.E3]" office:value-type="float" office:value="2.6875" calcext:value-type="float">
            <text:p>2.6875</text:p>
          </table:table-cell>
          <table:table-cell table:formula="of:=[.F3]*SQRT(([.B3]/[.A3])^2+([$Sheet1.$D$12]/[$Sheet1.$C$12])^2)" office:value-type="float" office:value="9.97437089873037" calcext:value-type="float">
            <text:p>9.9743708987</text:p>
          </table:table-cell>
          <table:table-cell table:formula="of:=[.G3]*SQRT(([.D3]/[.C3])^2+([$Sheet1.$C$14]/[.E3])^2)" office:value-type="float" office:value="0.179219839796163" calcext:value-type="float">
            <text:p>0.1792198398</text:p>
          </table:table-cell>
          <table:table-cell table:formula="of:=[.G3]*996/[.$B$22]/PI()/0.85" office:value-type="float" office:value="733.210401800669" calcext:value-type="float">
            <text:p>733.2104018007</text:p>
          </table:table-cell>
          <table:table-cell table:formula="of:=2*(PI())^2*[.F3]*[.$B$22]^5/996/[.G3]^2/0.248/1000" office:value-type="float" office:value="0.0206701593692813" calcext:value-type="float">
            <text:p>0.0206701594</text:p>
          </table:table-cell>
          <table:table-cell table:formula="of:=[.J3]*SQRT( ([.I3]/[.G3])^2     +   (5/996)^2      +     ([.$C$22]/[.$B$22])^2         +       (0.05/0.85)^2                                                   )" office:value-type="float" office:value="65.3589141845572" calcext:value-type="float">
            <text:p>65.3589141846</text:p>
          </table:table-cell>
          <table:table-cell table:formula="of:=[.K3]*SQRT(  ([.H3]/[.F3])^2+(5*[.$C$22]/[.$B$22])^2+       (0.002/0.25)^2+     (5/996)^2+ (2*[.I3]/[.G3])^2                                                )" office:value-type="float" office:value="0.00283920890810615" calcext:value-type="float">
            <text:p>0.00283920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$Sheet1.$C$11]*[$Sheet1.$C$12]*[.A4]/100" office:value-type="float" office:value="488.9676025" calcext:value-type="float">
            <text:p>488.9676025</text:p>
          </table:table-cell>
          <table:table-cell table:formula="of:=[.C4]/[.E4]" office:value-type="float" office:value="3.28571428571429" calcext:value-type="float">
            <text:p>3.2857142857</text:p>
          </table:table-cell>
          <table:table-cell table:formula="of:=[.F4]*SQRT(([.B4]/[.A4])^2+([$Sheet1.$D$12]/[$Sheet1.$C$12])^2)" office:value-type="float" office:value="10.0824114550272" calcext:value-type="float">
            <text:p>10.082411455</text:p>
          </table:table-cell>
          <table:table-cell table:formula="of:=[.G4]*SQRT(([.D4]/[.C4])^2+([$Sheet1.$C$14]/[.E4])^2)" office:value-type="float" office:value="0.245322760819823" calcext:value-type="float">
            <text:p>0.2453227608</text:p>
          </table:table-cell>
          <table:table-cell table:formula="of:=[.G4]*996/[.$B$22]/PI()/0.85" office:value-type="float" office:value="896.416703862612" calcext:value-type="float">
            <text:p>896.4167038626</text:p>
          </table:table-cell>
          <table:table-cell table:formula="of:=2*(PI())^2*[.F4]*[.$B$22]^5/996/[.G4]^2/0.248/1000" office:value-type="float" office:value="0.0172858679869914" calcext:value-type="float">
            <text:p>0.017285868</text:p>
          </table:table-cell>
          <table:table-cell table:formula="of:=[.J4]*SQRT( ([.I4]/[.G4])^2     +   (5/996)^2      +     ([.$C$22]/[.$B$22])^2         +       (0.05/0.85)^2                                                   )" office:value-type="float" office:value="85.3886594292897" calcext:value-type="float">
            <text:p>85.3886594293</text:p>
          </table:table-cell>
          <table:table-cell table:formula="of:=[.K4]*SQRT(  ([.H4]/[.F4])^2+(5*[.$C$22]/[.$B$22])^2+       (0.002/0.25)^2+     (5/996)^2+ (2*[.I4]/[.G4])^2                                                )" office:value-type="float" office:value="0.0026302010690734" calcext:value-type="float">
            <text:p>0.00263020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Sheet1.$C$11]*[$Sheet1.$C$12]*[.A5]/100" office:value-type="float" office:value="586.761123" calcext:value-type="float">
            <text:p>586.761123</text:p>
          </table:table-cell>
          <table:table-cell table:formula="of:=[.C5]/[.E5]" office:value-type="float" office:value="3.9" calcext:value-type="float">
            <text:p>3.9</text:p>
          </table:table-cell>
          <table:table-cell table:formula="of:=[.F5]*SQRT(([.B5]/[.A5])^2+([$Sheet1.$D$12]/[$Sheet1.$C$12])^2)" office:value-type="float" office:value="10.2129089984166" calcext:value-type="float">
            <text:p>10.2129089984</text:p>
          </table:table-cell>
          <table:table-cell table:formula="of:=[.G5]*SQRT(([.D5]/[.C5])^2+([$Sheet1.$C$14]/[.E5])^2)" office:value-type="float" office:value="0.219146070008111" calcext:value-type="float">
            <text:p>0.21914607</text:p>
          </table:table-cell>
          <table:table-cell table:formula="of:=[.G5]*996/[.$B$22]/PI()/0.85" office:value-type="float" office:value="1064.00765284562" calcext:value-type="float">
            <text:p>1064.0076528456</text:p>
          </table:table-cell>
          <table:table-cell table:formula="of:=2*(PI())^2*[.F5]*[.$B$22]^5/996/[.G5]^2/0.248/1000" office:value-type="float" office:value="0.0147232204888595" calcext:value-type="float">
            <text:p>0.0147232205</text:p>
          </table:table-cell>
          <table:table-cell table:formula="of:=[.J5]*SQRT( ([.I5]/[.G5])^2     +   (5/996)^2      +     ([.$C$22]/[.$B$22])^2         +       (0.05/0.85)^2                                                   )" office:value-type="float" office:value="86.8092666748449" calcext:value-type="float">
            <text:p>86.8092666748</text:p>
          </table:table-cell>
          <table:table-cell table:formula="of:=[.K5]*SQRT(  ([.H5]/[.F5])^2+(5*[.$C$22]/[.$B$22])^2+       (0.002/0.25)^2+     (5/996)^2+ (2*[.I5]/[.G5])^2                                                )" office:value-type="float" office:value="0.00170188439806376" calcext:value-type="float">
            <text:p>0.0017018844</text:p>
          </table:table-cell>
          <table:table-cell table:number-columns-repeated="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Sheet1.$C$11]*[$Sheet1.$C$12]*[.A6]/100" office:value-type="float" office:value="713.89269965" calcext:value-type="float">
            <text:p>713.89269965</text:p>
          </table:table-cell>
          <table:table-cell table:formula="of:=[.C6]/[.E6]" office:value-type="float" office:value="4.6" calcext:value-type="float">
            <text:p>4.6</text:p>
          </table:table-cell>
          <table:table-cell table:formula="of:=[.F6]*SQRT(([.B6]/[.A6])^2+([$Sheet1.$D$12]/[$Sheet1.$C$12])^2)" office:value-type="float" office:value="10.4147229487797" calcext:value-type="float">
            <text:p>10.4147229488</text:p>
          </table:table-cell>
          <table:table-cell table:formula="of:=[.G6]*SQRT(([.D6]/[.C6])^2+([$Sheet1.$C$14]/[.E6])^2)" office:value-type="float" office:value="0.250798724079689" calcext:value-type="float">
            <text:p>0.2507987241</text:p>
          </table:table-cell>
          <table:table-cell table:formula="of:=[.G6]*996/[.$B$22]/PI()/0.85" office:value-type="float" office:value="1254.98338540766" calcext:value-type="float">
            <text:p>1254.9833854077</text:p>
          </table:table-cell>
          <table:table-cell table:formula="of:=2*(PI())^2*[.F6]*[.$B$22]^5/996/[.G6]^2/0.248/1000" office:value-type="float" office:value="0.0128762077862283" calcext:value-type="float">
            <text:p>0.0128762078</text:p>
          </table:table-cell>
          <table:table-cell table:formula="of:=[.J6]*SQRT( ([.I6]/[.G6])^2     +   (5/996)^2      +     ([.$C$22]/[.$B$22])^2         +       (0.05/0.85)^2                                                   )" office:value-type="float" office:value="100.958538848288" calcext:value-type="float">
            <text:p>100.9585388483</text:p>
          </table:table-cell>
          <table:table-cell table:formula="of:=[.K6]*SQRT(  ([.H6]/[.F6])^2+(5*[.$C$22]/[.$B$22])^2+       (0.002/0.25)^2+     (5/996)^2+ (2*[.I6]/[.G6])^2                                                )" office:value-type="float" office:value="0.00144143740189834" calcext:value-type="float">
            <text:p>0.0014414374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Sheet1.$C$11]*[$Sheet1.$C$12]*[.A7]/100" office:value-type="float" office:value="811.68622015" calcext:value-type="float">
            <text:p>811.68622015</text:p>
          </table:table-cell>
          <table:table-cell table:formula="of:=[.C7]/[.E7]" office:value-type="float" office:value="5.125" calcext:value-type="float">
            <text:p>5.125</text:p>
          </table:table-cell>
          <table:table-cell table:formula="of:=[.F7]*SQRT(([.B7]/[.A7])^2+([$Sheet1.$D$12]/[$Sheet1.$C$12])^2)" office:value-type="float" office:value="10.5935118681082" calcext:value-type="float">
            <text:p>10.5935118681</text:p>
          </table:table-cell>
          <table:table-cell table:formula="of:=[.G7]*SQRT(([.D7]/[.C7])^2+([$Sheet1.$C$14]/[.E7])^2)" office:value-type="float" office:value="0.343838766947897" calcext:value-type="float">
            <text:p>0.3438387669</text:p>
          </table:table-cell>
          <table:table-cell table:formula="of:=[.G7]*996/[.$B$22]/PI()/0.85" office:value-type="float" office:value="1398.21518482918" calcext:value-type="float">
            <text:p>1398.2151848292</text:p>
          </table:table-cell>
          <table:table-cell table:formula="of:=2*(PI())^2*[.F7]*[.$B$22]^5/996/[.G7]^2/0.248/1000" office:value-type="float" office:value="0.0117942718170936" calcext:value-type="float">
            <text:p>0.0117942718</text:p>
          </table:table-cell>
          <table:table-cell table:formula="of:=[.J7]*SQRT( ([.I7]/[.G7])^2     +   (5/996)^2      +     ([.$C$22]/[.$B$22])^2         +       (0.05/0.85)^2                                                   )" office:value-type="float" office:value="125.061119765434" calcext:value-type="float">
            <text:p>125.0611197654</text:p>
          </table:table-cell>
          <table:table-cell table:formula="of:=[.K7]*SQRT(  ([.H7]/[.F7])^2+(5*[.$C$22]/[.$B$22])^2+       (0.002/0.25)^2+     (5/996)^2+ (2*[.I7]/[.G7])^2                                                )" office:value-type="float" office:value="0.00160867753273162" calcext:value-type="float">
            <text:p>0.0016086775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7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Sheet1.$C$11]*[$Sheet1.$C$12]*[.A8]/100" office:value-type="float" office:value="909.47974065" calcext:value-type="float">
            <text:p>909.47974065</text:p>
          </table:table-cell>
          <table:table-cell table:formula="of:=[.C8]/[.E8]" office:value-type="float" office:value="5.125" calcext:value-type="float">
            <text:p>5.125</text:p>
          </table:table-cell>
          <table:table-cell table:formula="of:=[.F8]*SQRT(([.B8]/[.A8])^2+([$Sheet1.$D$12]/[$Sheet1.$C$12])^2)" office:value-type="float" office:value="68.607397193702" calcext:value-type="float">
            <text:p>68.6073971937</text:p>
          </table:table-cell>
          <table:table-cell table:formula="of:=[.G8]*SQRT(([.D8]/[.C8])^2+([$Sheet1.$C$14]/[.E8])^2)" office:value-type="float" office:value="0.343838766947897" calcext:value-type="float">
            <text:p>0.3438387669</text:p>
          </table:table-cell>
          <table:table-cell table:formula="of:=[.G8]*996/[.$B$22]/PI()/0.85" office:value-type="float" office:value="1398.21518482918" calcext:value-type="float">
            <text:p>1398.2151848292</text:p>
          </table:table-cell>
          <table:table-cell table:formula="of:=2*(PI())^2*[.F8]*[.$B$22]^5/996/[.G8]^2/0.248/1000" office:value-type="float" office:value="0.0132152684215627" calcext:value-type="float">
            <text:p>0.0132152684</text:p>
          </table:table-cell>
          <table:table-cell table:formula="of:=[.J8]*SQRT( ([.I8]/[.G8])^2     +   (5/996)^2      +     ([.$C$22]/[.$B$22])^2         +       (0.05/0.85)^2                                                   )" office:value-type="float" office:value="125.061119765434" calcext:value-type="float">
            <text:p>125.0611197654</text:p>
          </table:table-cell>
          <table:table-cell table:formula="of:=[.K8]*SQRT(  ([.H8]/[.F8])^2+(5*[.$C$22]/[.$B$22])^2+       (0.002/0.25)^2+     (5/996)^2+ (2*[.I8]/[.G8])^2                                                )" office:value-type="float" office:value="0.00205257333897749" calcext:value-type="float">
            <text:p>0.002052573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Sheet1.$C$11]*[$Sheet1.$C$12]*[.A9]/100" office:value-type="float" office:value="1173.522246" calcext:value-type="float">
            <text:p>1173.522246</text:p>
          </table:table-cell>
          <table:table-cell table:formula="of:=[.C9]/[.E9]" office:value-type="float" office:value="5.33333333333333" calcext:value-type="float">
            <text:p>5.3333333333</text:p>
          </table:table-cell>
          <table:table-cell table:formula="of:=[.F9]*SQRT(([.B9]/[.A9])^2+([$Sheet1.$D$12]/[$Sheet1.$C$12])^2)" office:value-type="float" office:value="293.439644562257" calcext:value-type="float">
            <text:p>293.4396445623</text:p>
          </table:table-cell>
          <table:table-cell table:formula="of:=[.G9]*SQRT(([.D9]/[.C9])^2+([$Sheet1.$C$14]/[.E9])^2)" office:value-type="float" office:value="0.316444583159909" calcext:value-type="float">
            <text:p>0.3164445832</text:p>
          </table:table-cell>
          <table:table-cell table:formula="of:=[.G9]*996/[.$B$22]/PI()/0.85" office:value-type="float" office:value="1455.05320047265" calcext:value-type="float">
            <text:p>1455.0532004727</text:p>
          </table:table-cell>
          <table:table-cell table:formula="of:=2*(PI())^2*[.F9]*[.$B$22]^5/996/[.G9]^2/0.248/1000" office:value-type="float" office:value="0.0157457941618749" calcext:value-type="float">
            <text:p>0.0157457942</text:p>
          </table:table-cell>
          <table:table-cell table:formula="of:=[.J9]*SQRT( ([.I9]/[.G9])^2     +   (5/996)^2      +     ([.$C$22]/[.$B$22])^2         +       (0.05/0.85)^2                                                   )" office:value-type="float" office:value="121.907369488918" calcext:value-type="float">
            <text:p>121.9073694889</text:p>
          </table:table-cell>
          <table:table-cell table:formula="of:=[.K9]*SQRT(  ([.H9]/[.F9])^2+(5*[.$C$22]/[.$B$22])^2+       (0.002/0.25)^2+     (5/996)^2+ (2*[.I9]/[.G9])^2                                                )" office:value-type="float" office:value="0.00437029164594629" calcext:value-type="float">
            <text:p>0.004370291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Sheet1.$C$11]*[$Sheet1.$C$12]*[.A10]/100" office:value-type="float" office:value="1466.9028075" calcext:value-type="float">
            <text:p>1466.9028075</text:p>
          </table:table-cell>
          <table:table-cell table:formula="of:=[.C10]/[.E10]" office:value-type="float" office:value="6.125" calcext:value-type="float">
            <text:p>6.125</text:p>
          </table:table-cell>
          <table:table-cell table:formula="of:=[.F10]*SQRT(([.B10]/[.A10])^2+([$Sheet1.$D$12]/[$Sheet1.$C$12])^2)" office:value-type="float" office:value="195.725481875027" calcext:value-type="float">
            <text:p>195.725481875</text:p>
          </table:table-cell>
          <table:table-cell table:formula="of:=[.G10]*SQRT(([.D10]/[.C10])^2+([$Sheet1.$C$14]/[.E10])^2)" office:value-type="float" office:value="0.402703874026871" calcext:value-type="float">
            <text:p>0.402703874</text:p>
          </table:table-cell>
          <table:table-cell table:formula="of:=[.G10]*996/[.$B$22]/PI()/0.85" office:value-type="float" office:value="1671.0376599178" calcext:value-type="float">
            <text:p>1671.0376599178</text:p>
          </table:table-cell>
          <table:table-cell table:formula="of:=2*(PI())^2*[.F10]*[.$B$22]^5/996/[.G10]^2/0.248/1000" office:value-type="float" office:value="0.0149231276058678" calcext:value-type="float">
            <text:p>0.0149231276</text:p>
          </table:table-cell>
          <table:table-cell table:formula="of:=[.J10]*SQRT( ([.I10]/[.G10])^2     +   (5/996)^2      +     ([.$C$22]/[.$B$22])^2         +       (0.05/0.85)^2                                                   )" office:value-type="float" office:value="147.787489822128" calcext:value-type="float">
            <text:p>147.7874898221</text:p>
          </table:table-cell>
          <table:table-cell table:formula="of:=[.K10]*SQRT(  ([.H10]/[.F10])^2+(5*[.$C$22]/[.$B$22])^2+       (0.002/0.25)^2+     (5/996)^2+ (2*[.I10]/[.G10])^2                                                )" office:value-type="float" office:value="0.00281262758849236" calcext:value-type="float">
            <text:p>0.0028126276</text:p>
          </table:table-cell>
          <table:table-cell table:number-columns-repeated="8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4" calcext:value-type="float">
            <text:p>0.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$Sheet1.$C$11]*[$Sheet1.$C$12]*[.A11]/100" office:value-type="float" office:value="2171.0161551" calcext:value-type="float">
            <text:p>2171.0161551</text:p>
          </table:table-cell>
          <table:table-cell table:formula="of:=[.C11]/[.E11]" office:value-type="float" office:value="7.33333333333333" calcext:value-type="float">
            <text:p>7.3333333333</text:p>
          </table:table-cell>
          <table:table-cell table:formula="of:=[.F11]*SQRT(([.B11]/[.A11])^2+([$Sheet1.$D$12]/[$Sheet1.$C$12])^2)" office:value-type="float" office:value="40.6058318844754" calcext:value-type="float">
            <text:p>40.6058318845</text:p>
          </table:table-cell>
          <table:table-cell table:formula="of:=[.G11]*SQRT(([.D11]/[.C11])^2+([$Sheet1.$C$14]/[.E11])^2)" office:value-type="float" office:value="0.17402727897419" calcext:value-type="float">
            <text:p>0.174027279</text:p>
          </table:table-cell>
          <table:table-cell table:formula="of:=[.G11]*996/[.$B$22]/PI()/0.85" office:value-type="float" office:value="2000.69815064989" calcext:value-type="float">
            <text:p>2000.6981506499</text:p>
          </table:table-cell>
          <table:table-cell table:formula="of:=2*(PI())^2*[.F11]*[.$B$22]^5/996/[.G11]^2/0.248/1000" office:value-type="float" office:value="0.0154074547831899" calcext:value-type="float">
            <text:p>0.0154074548</text:p>
          </table:table-cell>
          <table:table-cell table:formula="of:=[.J11]*SQRT( ([.I11]/[.G11])^2     +   (5/996)^2      +     ([.$C$22]/[.$B$22])^2         +       (0.05/0.85)^2                                                   )" office:value-type="float" office:value="127.514458210535" calcext:value-type="float">
            <text:p>127.5144582105</text:p>
          </table:table-cell>
          <table:table-cell table:formula="of:=[.K11]*SQRT(  ([.H11]/[.F11])^2+(5*[.$C$22]/[.$B$22])^2+       (0.002/0.25)^2+     (5/996)^2+ (2*[.I11]/[.G11])^2                                                )" office:value-type="float" office:value="0.000848269574310409" calcext:value-type="float">
            <text:p>0.0008482696</text:p>
          </table:table-cell>
          <table:table-cell table:number-columns-repeated="8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$Sheet1.$C$11]*[$Sheet1.$C$12]*[.A12]/100" office:value-type="float" office:value="2268.8096756" calcext:value-type="float">
            <text:p>2268.8096756</text:p>
          </table:table-cell>
          <table:table-cell table:formula="of:=[.C12]/[.E12]" office:value-type="float" office:value="7.58333333333333" calcext:value-type="float">
            <text:p>7.5833333333</text:p>
          </table:table-cell>
          <table:table-cell table:formula="of:=[.F12]*SQRT(([.B12]/[.A12])^2+([$Sheet1.$D$12]/[$Sheet1.$C$12])^2)" office:value-type="float" office:value="22.6304198621904" calcext:value-type="float">
            <text:p>22.6304198622</text:p>
          </table:table-cell>
          <table:table-cell table:formula="of:=[.G12]*SQRT(([.D12]/[.C12])^2+([$Sheet1.$C$14]/[.E12])^2)" office:value-type="float" office:value="0.178617064549994" calcext:value-type="float">
            <text:p>0.1786170645</text:p>
          </table:table-cell>
          <table:table-cell table:formula="of:=[.G12]*996/[.$B$22]/PI()/0.85" office:value-type="float" office:value="2068.90376942204" calcext:value-type="float">
            <text:p>2068.9037694221</text:p>
          </table:table-cell>
          <table:table-cell table:formula="of:=2*(PI())^2*[.F12]*[.$B$22]^5/996/[.G12]^2/0.248/1000" office:value-type="float" office:value="0.0150573474517904" calcext:value-type="float">
            <text:p>0.0150573475</text:p>
          </table:table-cell>
          <table:table-cell table:formula="of:=[.J12]*SQRT( ([.I12]/[.G12])^2     +   (5/996)^2      +     ([.$C$22]/[.$B$22])^2         +       (0.05/0.85)^2                                                   )" office:value-type="float" office:value="131.725559650164" calcext:value-type="float">
            <text:p>131.7255596502</text:p>
          </table:table-cell>
          <table:table-cell table:formula="of:=[.K12]*SQRT(  ([.H12]/[.F12])^2+(5*[.$C$22]/[.$B$22])^2+       (0.002/0.25)^2+     (5/996)^2+ (2*[.I12]/[.G12])^2                                                )" office:value-type="float" office:value="0.000789227919430393" calcext:value-type="float">
            <text:p>0.0007892279</text:p>
          </table:table-cell>
          <table:table-cell table:number-columns-repeated="8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2" calcext:value-type="float">
            <text:p>0.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$Sheet1.$C$11]*[$Sheet1.$C$12]*[.A13]/100" office:value-type="float" office:value="2474.17606865" calcext:value-type="float">
            <text:p>2474.17606865</text:p>
          </table:table-cell>
          <table:table-cell table:formula="of:=[.C13]/[.E13]" office:value-type="float" office:value="7.6" calcext:value-type="float">
            <text:p>7.6</text:p>
          </table:table-cell>
          <table:table-cell table:formula="of:=[.F13]*SQRT(([.B13]/[.A13])^2+([$Sheet1.$D$12]/[$Sheet1.$C$12])^2)" office:value-type="float" office:value="23.165891043398" calcext:value-type="float">
            <text:p>23.1658910434</text:p>
          </table:table-cell>
          <table:table-cell table:formula="of:=[.G13]*SQRT(([.D13]/[.C13])^2+([$Sheet1.$C$14]/[.E13])^2)" office:value-type="float" office:value="0.143139403690559" calcext:value-type="float">
            <text:p>0.1431394037</text:p>
          </table:table-cell>
          <table:table-cell table:formula="of:=[.G13]*996/[.$B$22]/PI()/0.85" office:value-type="float" office:value="2073.45081067352" calcext:value-type="float">
            <text:p>2073.4508106735</text:p>
          </table:table-cell>
          <table:table-cell table:formula="of:=2*(PI())^2*[.F13]*[.$B$22]^5/996/[.G13]^2/0.248/1000" office:value-type="float" office:value="0.0163483571271338" calcext:value-type="float">
            <text:p>0.0163483571</text:p>
          </table:table-cell>
          <table:table-cell table:formula="of:=[.J13]*SQRT( ([.I13]/[.G13])^2     +   (5/996)^2      +     ([.$C$22]/[.$B$22])^2         +       (0.05/0.85)^2                                                   )" office:value-type="float" office:value="128.716250818874" calcext:value-type="float">
            <text:p>128.7162508189</text:p>
          </table:table-cell>
          <table:table-cell table:formula="of:=[.K13]*SQRT(  ([.H13]/[.F13])^2+(5*[.$C$22]/[.$B$22])^2+       (0.002/0.25)^2+     (5/996)^2+ (2*[.I13]/[.G13])^2                                                )" office:value-type="float" office:value="0.000719186544582886" calcext:value-type="float">
            <text:p>0.0007191865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$Sheet1.$C$11]*[$Sheet1.$C$12]*[.A14]/100" office:value-type="float" office:value="2611.08699735" calcext:value-type="float">
            <text:p>2611.08699735</text:p>
          </table:table-cell>
          <table:table-cell table:formula="of:=[.C14]/[.E14]" office:value-type="float" office:value="7.76" calcext:value-type="float">
            <text:p>7.76</text:p>
          </table:table-cell>
          <table:table-cell table:formula="of:=[.F14]*SQRT(([.B14]/[.A14])^2+([$Sheet1.$D$12]/[$Sheet1.$C$12])^2)" office:value-type="float" office:value="23.5411701628056" calcext:value-type="float">
            <text:p>23.5411701628</text:p>
          </table:table-cell>
          <table:table-cell table:formula="of:=[.G14]*SQRT(([.D14]/[.C14])^2+([$Sheet1.$C$14]/[.E14])^2)" office:value-type="float" office:value="0.174605383651249" calcext:value-type="float">
            <text:p>0.1746053837</text:p>
          </table:table-cell>
          <table:table-cell table:formula="of:=[.G14]*996/[.$B$22]/PI()/0.85" office:value-type="float" office:value="2117.1024066877" calcext:value-type="float">
            <text:p>2117.1024066877</text:p>
          </table:table-cell>
          <table:table-cell table:formula="of:=2*(PI())^2*[.F14]*[.$B$22]^5/996/[.G14]^2/0.248/1000" office:value-type="float" office:value="0.0165488796826545" calcext:value-type="float">
            <text:p>0.0165488797</text:p>
          </table:table-cell>
          <table:table-cell table:formula="of:=[.J14]*SQRT( ([.I14]/[.G14])^2     +   (5/996)^2      +     ([.$C$22]/[.$B$22])^2         +       (0.05/0.85)^2                                                   )" office:value-type="float" office:value="133.98547179396" calcext:value-type="float">
            <text:p>133.985471794</text:p>
          </table:table-cell>
          <table:table-cell table:formula="of:=[.K14]*SQRT(  ([.H14]/[.F14])^2+(5*[.$C$22]/[.$B$22])^2+       (0.002/0.25)^2+     (5/996)^2+ (2*[.I14]/[.G14])^2                                                )" office:value-type="float" office:value="0.000833229990682066" calcext:value-type="float">
            <text:p>0.00083323</text:p>
          </table:table-cell>
          <table:table-cell table:number-columns-repeated="8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.50775" calcext:value-type="float">
            <text:p>6.50775</text:p>
          </table:table-cell>
          <table:table-cell office:value-type="float" office:value="0.0003758" calcext:value-type="float">
            <text:p>0.0003758</text:p>
          </table:table-cell>
          <table:table-cell office:value-type="string" calcext:value-type="string">
            <text:p>10-3 ml/s/Pa</text:p>
          </table:table-cell>
          <table:table-cell table:number-columns-repeated="2"/>
          <table:table-cell table:style-name="ce2" table:formula="of:=[.A2]" office:value-type="float" office:value="2.5" calcext:value-type="float">
            <text:p>2,5</text:p>
          </table:table-cell>
          <table:table-cell table:style-name="ce2" table:formula="of:=[.B2]" office:value-type="float" office:value="0.1" calcext:value-type="float">
            <text:p>0,1</text:p>
          </table:table-cell>
          <table:table-cell table:style-name="ce3" table:formula="of:=[.C2]" office:value-type="float" office:value="9.4" calcext:value-type="float">
            <text:p>9,4</text:p>
          </table:table-cell>
          <table:table-cell table:style-name="ce3" table:formula="of:=[.D2]" office:value-type="float" office:value="0.2" calcext:value-type="float">
            <text:p>0,2</text:p>
          </table:table-cell>
          <table:table-cell table:formula="of:=[.E2]" office:value-type="float" office:value="7" calcext:value-type="float">
            <text:p>7</text:p>
          </table:table-cell>
          <table:table-cell table:style-name="ce4" table:formula="of:=ROUND([.F2])" office:value-type="float" office:value="244" calcext:value-type="float">
            <text:p>244</text:p>
          </table:table-cell>
          <table:table-cell table:formula="of:=CEILING([.H2];1)" office:value-type="float" office:value="10" calcext:value-type="float">
            <text:p>10</text:p>
          </table:table-cell>
          <table:table-cell table:style-name="ce5" table:formula="of:=[.G2]" office:value-type="float" office:value="1.34285714285714" calcext:value-type="float">
            <text:p>1.34</text:p>
          </table:table-cell>
          <table:table-cell table:style-name="ce6" table:formula="of:=[.I2]" office:value-type="float" office:value="0.100083263961137" calcext:value-type="float">
            <text:p>0,10</text:p>
          </table:table-cell>
          <table:table-cell/>
          <table:table-cell table:formula="of:=CONCATENATE([.G20]; &quot; ± &quot;; [.H20])" office:value-type="string" office:string-value="2.5 ± 0.1" calcext:value-type="string">
            <text:p>2.5 ± 0.1</text:p>
          </table:table-cell>
          <table:table-cell table:formula="of:=CONCATENATE([.I20]; &quot; ± &quot;; [.J20])" office:value-type="string" office:string-value="9.4 ± 0.2" calcext:value-type="string">
            <text:p>9.4 ± 0.2</text:p>
          </table:table-cell>
          <table:table-cell table:formula="of:=[.K20]" office:value-type="float" office:value="7" calcext:value-type="float">
            <text:p>7</text:p>
          </table:table-cell>
          <table:table-cell table:formula="of:=CONCATENATE([.L20]; &quot; ± &quot;; [.M20])" office:value-type="string" office:string-value="244 ± 10" calcext:value-type="string">
            <text:p>244 ± 10</text:p>
          </table:table-cell>
          <table:table-cell office:value-type="string" calcext:value-type="string">
            <text:p>1.34 pm 0.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0207132" calcext:value-type="float">
            <text:p>-0.0207132</text:p>
          </table:table-cell>
          <table:table-cell office:value-type="float" office:value="0.2151" calcext:value-type="float">
            <text:p>0.2151</text:p>
          </table:table-cell>
          <table:table-cell office:value-type="string" calcext:value-type="string">
            <text:p>ml/s</text:p>
          </table:table-cell>
          <table:table-cell table:number-columns-repeated="2"/>
          <table:table-cell table:style-name="ce2" table:formula="of:=[.A3]" office:value-type="float" office:value="4" calcext:value-type="float">
            <text:p>4,0</text:p>
          </table:table-cell>
          <table:table-cell table:style-name="ce2" table:formula="of:=[.B3]" office:value-type="float" office:value="0.1" calcext:value-type="float">
            <text:p>0,1</text:p>
          </table:table-cell>
          <table:table-cell table:style-name="ce3" table:formula="of:=[.C3]" office:value-type="float" office:value="21.5" calcext:value-type="float">
            <text:p>21,5</text:p>
          </table:table-cell>
          <table:table-cell table:style-name="ce3" table:formula="of:=[.D3]" office:value-type="float" office:value="0.5" calcext:value-type="float">
            <text:p>0,5</text:p>
          </table:table-cell>
          <table:table-cell table:formula="of:=[.E3]" office:value-type="float" office:value="8" calcext:value-type="float">
            <text:p>8</text:p>
          </table:table-cell>
          <table:table-cell table:style-name="ce4" table:formula="of:=ROUND([.F3])" office:value-type="float" office:value="391" calcext:value-type="float">
            <text:p>391</text:p>
          </table:table-cell>
          <table:table-cell table:formula="of:=CEILING([.H3];1)" office:value-type="float" office:value="10" calcext:value-type="float">
            <text:p>10</text:p>
          </table:table-cell>
          <table:table-cell table:style-name="ce5" table:formula="of:=ROUND([.G3]*10; 1)/10" office:value-type="float" office:value="2.69" calcext:value-type="float">
            <text:p>2.69</text:p>
          </table:table-cell>
          <table:table-cell table:style-name="ce6" table:formula="of:=[.I3]" office:value-type="float" office:value="0.179219839796163" calcext:value-type="float">
            <text:p>0,18</text:p>
          </table:table-cell>
          <table:table-cell/>
          <table:table-cell table:formula="of:=CONCATENATE([.G21]; &quot; ± &quot;; [.H21])" office:value-type="string" office:string-value="4 ± 0.1" calcext:value-type="string">
            <text:p>4 ± 0.1</text:p>
          </table:table-cell>
          <table:table-cell table:formula="of:=CONCATENATE([.I21]; &quot; ± &quot;; [.J21])" office:value-type="string" office:string-value="21.5 ± 0.5" calcext:value-type="string">
            <text:p>21.5 ± 0.5</text:p>
          </table:table-cell>
          <table:table-cell table:formula="of:=[.K21]" office:value-type="float" office:value="8" calcext:value-type="float">
            <text:p>8</text:p>
          </table:table-cell>
          <table:table-cell table:formula="of:=CONCATENATE([.L21]; &quot; ± &quot;; [.M21])" office:value-type="string" office:string-value="391 ± 10" calcext:value-type="string">
            <text:p>391 ± 10</text:p>
          </table:table-cell>
          <table:table-cell table:formula="of:=CONCATENATE([.N21]; &quot; ± &quot;; [.O21])" office:value-type="string" office:string-value="2.69 ± 0.179219839796163" calcext:value-type="string">
            <text:p>2.69 ± 0.1792198397961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SQRT(SQRT(  8/PI() *0.85*[.B20]*0.248                  ))" office:value-type="float" office:value="1.3671318319447" calcext:value-type="float">
            <text:p>1.3671318319</text:p>
          </table:table-cell>
          <table:table-cell table:formula="of:=[.B22]/16*SQRT( (0.05/0.85)^2  +  (0.001/0.25)^2 + ([.C20]/[.B20])^2  )" office:value-type="float" office:value="0.00503782960483466" calcext:value-type="float">
            <text:p>0.0050378296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" table:formula="of:=[.A4]" office:value-type="float" office:value="5" calcext:value-type="float">
            <text:p>5,0</text:p>
          </table:table-cell>
          <table:table-cell table:style-name="ce2" table:formula="of:=[.B4]" office:value-type="float" office:value="0.1" calcext:value-type="float">
            <text:p>0,1</text:p>
          </table:table-cell>
          <table:table-cell table:style-name="ce3" table:formula="of:=[.C4]" office:value-type="float" office:value="23" calcext:value-type="float">
            <text:p>23</text:p>
          </table:table-cell>
          <table:table-cell table:style-name="ce3" table:formula="of:=[.D4]" office:value-type="float" office:value="0.5" calcext:value-type="float">
            <text:p>0,5</text:p>
          </table:table-cell>
          <table:table-cell table:formula="of:=[.E4]" office:value-type="float" office:value="7" calcext:value-type="float">
            <text:p>7</text:p>
          </table:table-cell>
          <table:table-cell table:style-name="ce4" table:formula="of:=ROUND([.F4])" office:value-type="float" office:value="489" calcext:value-type="float">
            <text:p>489</text:p>
          </table:table-cell>
          <table:table-cell table:formula="of:=CEILING([.H4];1)" office:value-type="float" office:value="11" calcext:value-type="float">
            <text:p>11</text:p>
          </table:table-cell>
          <table:table-cell table:style-name="ce5" table:formula="of:=ROUND([.G4]*10; 1)/10" office:value-type="float" office:value="3.29" calcext:value-type="float">
            <text:p>3.29</text:p>
          </table:table-cell>
          <table:table-cell table:style-name="ce6" table:formula="of:=[.I4]" office:value-type="float" office:value="0.245322760819823" calcext:value-type="float">
            <text:p>0,25</text:p>
          </table:table-cell>
          <table:table-cell/>
          <table:table-cell table:formula="of:=CONCATENATE([.G22]; &quot; ± &quot;; [.H22])" office:value-type="string" office:string-value="5 ± 0.1" calcext:value-type="string">
            <text:p>5 ± 0.1</text:p>
          </table:table-cell>
          <table:table-cell table:formula="of:=CONCATENATE([.I22]; &quot; ± &quot;; [.J22])" office:value-type="string" office:string-value="23 ± 0.5" calcext:value-type="string">
            <text:p>23 ± 0.5</text:p>
          </table:table-cell>
          <table:table-cell table:formula="of:=[.K22]" office:value-type="float" office:value="7" calcext:value-type="float">
            <text:p>7</text:p>
          </table:table-cell>
          <table:table-cell table:formula="of:=CONCATENATE([.L22]; &quot; ± &quot;; [.M22])" office:value-type="string" office:string-value="489 ± 11" calcext:value-type="string">
            <text:p>489 ± 11</text:p>
          </table:table-cell>
          <table:table-cell table:formula="of:=CONCATENATE([.N22]; &quot; ± &quot;; [.O22])" office:value-type="string" office:string-value="3.29 ± 0.245322760819823" calcext:value-type="string">
            <text:p>3.29 ± 0.245322760819823</text:p>
          </table:table-cell>
        </table:table-row>
        <table:table-row table:style-name="ro1">
          <table:table-cell table:number-columns-repeated="6"/>
          <table:table-cell table:style-name="ce2" table:formula="of:=[.A5]" office:value-type="float" office:value="6" calcext:value-type="float">
            <text:p>6,0</text:p>
          </table:table-cell>
          <table:table-cell table:style-name="ce2" table:formula="of:=[.B5]" office:value-type="float" office:value="0.1" calcext:value-type="float">
            <text:p>0,1</text:p>
          </table:table-cell>
          <table:table-cell table:style-name="ce3" table:formula="of:=[.C5]" office:value-type="float" office:value="39" calcext:value-type="float">
            <text:p>39</text:p>
          </table:table-cell>
          <table:table-cell table:style-name="ce3" table:formula="of:=[.D5]" office:value-type="float" office:value="1" calcext:value-type="float">
            <text:p>1</text:p>
          </table:table-cell>
          <table:table-cell table:formula="of:=[.E5]" office:value-type="float" office:value="10" calcext:value-type="float">
            <text:p>10</text:p>
          </table:table-cell>
          <table:table-cell table:style-name="ce4" table:formula="of:=ROUND([.F5])" office:value-type="float" office:value="587" calcext:value-type="float">
            <text:p>587</text:p>
          </table:table-cell>
          <table:table-cell table:formula="of:=CEILING([.H5];1)" office:value-type="float" office:value="11" calcext:value-type="float">
            <text:p>11</text:p>
          </table:table-cell>
          <table:table-cell table:style-name="ce5" table:formula="of:=ROUND([.G5]*10; 1)/10" office:value-type="float" office:value="3.9" calcext:value-type="float">
            <text:p>3.90</text:p>
          </table:table-cell>
          <table:table-cell table:style-name="ce6" table:formula="of:=[.I5]" office:value-type="float" office:value="0.219146070008111" calcext:value-type="float">
            <text:p>0,22</text:p>
          </table:table-cell>
          <table:table-cell/>
          <table:table-cell table:formula="of:=CONCATENATE([.G23]; &quot; ± &quot;; [.H23])" office:value-type="string" office:string-value="6 ± 0.1" calcext:value-type="string">
            <text:p>6 ± 0.1</text:p>
          </table:table-cell>
          <table:table-cell table:formula="of:=CONCATENATE([.I23]; &quot; ± &quot;; [.J23])" office:value-type="string" office:string-value="39 ± 1" calcext:value-type="string">
            <text:p>39 ± 1</text:p>
          </table:table-cell>
          <table:table-cell table:formula="of:=[.K23]" office:value-type="float" office:value="10" calcext:value-type="float">
            <text:p>10</text:p>
          </table:table-cell>
          <table:table-cell table:formula="of:=CONCATENATE([.L23]; &quot; ± &quot;; [.M23])" office:value-type="string" office:string-value="587 ± 11" calcext:value-type="string">
            <text:p>587 ± 11</text:p>
          </table:table-cell>
          <table:table-cell table:formula="of:=CONCATENATE([.N23]; &quot; ± &quot;; [.O23])" office:value-type="string" office:string-value="3.9 ± 0.219146070008111" calcext:value-type="string">
            <text:p>3.9 ± 0.219146070008111</text:p>
          </table:table-cell>
        </table:table-row>
        <table:table-row table:style-name="ro1">
          <table:table-cell table:number-columns-repeated="6"/>
          <table:table-cell table:style-name="ce2" table:formula="of:=[.A6]" office:value-type="float" office:value="7.3" calcext:value-type="float">
            <text:p>7,3</text:p>
          </table:table-cell>
          <table:table-cell table:style-name="ce2" table:formula="of:=[.B6]" office:value-type="float" office:value="0.1" calcext:value-type="float">
            <text:p>0,1</text:p>
          </table:table-cell>
          <table:table-cell table:style-name="ce3" table:formula="of:=[.C6]" office:value-type="float" office:value="46" calcext:value-type="float">
            <text:p>46</text:p>
          </table:table-cell>
          <table:table-cell table:style-name="ce3" table:formula="of:=[.D6]" office:value-type="float" office:value="1" calcext:value-type="float">
            <text:p>1</text:p>
          </table:table-cell>
          <table:table-cell table:formula="of:=[.E6]" office:value-type="float" office:value="10" calcext:value-type="float">
            <text:p>10</text:p>
          </table:table-cell>
          <table:table-cell table:style-name="ce4" table:formula="of:=ROUND([.F6])" office:value-type="float" office:value="714" calcext:value-type="float">
            <text:p>714</text:p>
          </table:table-cell>
          <table:table-cell table:formula="of:=CEILING([.H6];1)" office:value-type="float" office:value="11" calcext:value-type="float">
            <text:p>11</text:p>
          </table:table-cell>
          <table:table-cell table:style-name="ce5" table:formula="of:=ROUND([.G6]*10; 1)/10" office:value-type="float" office:value="4.6" calcext:value-type="float">
            <text:p>4.60</text:p>
          </table:table-cell>
          <table:table-cell table:style-name="ce6" table:formula="of:=[.I6]" office:value-type="float" office:value="0.250798724079689" calcext:value-type="float">
            <text:p>0,25</text:p>
          </table:table-cell>
          <table:table-cell/>
          <table:table-cell table:formula="of:=CONCATENATE([.G24]; &quot; ± &quot;; [.H24])" office:value-type="string" office:string-value="7.3 ± 0.1" calcext:value-type="string">
            <text:p>7.3 ± 0.1</text:p>
          </table:table-cell>
          <table:table-cell table:formula="of:=CONCATENATE([.I24]; &quot; ± &quot;; [.J24])" office:value-type="string" office:string-value="46 ± 1" calcext:value-type="string">
            <text:p>46 ± 1</text:p>
          </table:table-cell>
          <table:table-cell table:formula="of:=[.K24]" office:value-type="float" office:value="10" calcext:value-type="float">
            <text:p>10</text:p>
          </table:table-cell>
          <table:table-cell table:formula="of:=CONCATENATE([.L24]; &quot; ± &quot;; [.M24])" office:value-type="string" office:string-value="714 ± 11" calcext:value-type="string">
            <text:p>714 ± 11</text:p>
          </table:table-cell>
          <table:table-cell table:formula="of:=CONCATENATE([.N24]; &quot; ± &quot;; [.O24])" office:value-type="string" office:string-value="4.6 ± 0.250798724079689" calcext:value-type="string">
            <text:p>4.6 ± 0.250798724079689</text:p>
          </table:table-cell>
        </table:table-row>
        <table:table-row table:style-name="ro1">
          <table:table-cell table:number-columns-repeated="6"/>
          <table:table-cell table:style-name="ce2" table:formula="of:=[.A7]" office:value-type="float" office:value="8.3" calcext:value-type="float">
            <text:p>8,3</text:p>
          </table:table-cell>
          <table:table-cell table:style-name="ce2" table:formula="of:=[.B7]" office:value-type="float" office:value="0.1" calcext:value-type="float">
            <text:p>0,1</text:p>
          </table:table-cell>
          <table:table-cell table:style-name="ce3" table:formula="of:=[.C7]" office:value-type="float" office:value="41" calcext:value-type="float">
            <text:p>41</text:p>
          </table:table-cell>
          <table:table-cell table:style-name="ce3" table:formula="of:=[.D7]" office:value-type="float" office:value="1" calcext:value-type="float">
            <text:p>1</text:p>
          </table:table-cell>
          <table:table-cell table:formula="of:=[.E7]" office:value-type="float" office:value="8" calcext:value-type="float">
            <text:p>8</text:p>
          </table:table-cell>
          <table:table-cell table:style-name="ce4" table:formula="of:=ROUND([.F7])" office:value-type="float" office:value="812" calcext:value-type="float">
            <text:p>812</text:p>
          </table:table-cell>
          <table:table-cell table:formula="of:=CEILING([.H7];1)" office:value-type="float" office:value="11" calcext:value-type="float">
            <text:p>11</text:p>
          </table:table-cell>
          <table:table-cell table:style-name="ce5" table:formula="of:=ROUND([.G7]*10; 1)/10" office:value-type="float" office:value="5.13" calcext:value-type="float">
            <text:p>5.13</text:p>
          </table:table-cell>
          <table:table-cell table:style-name="ce6" table:formula="of:=[.I7]" office:value-type="float" office:value="0.343838766947897" calcext:value-type="float">
            <text:p>0,34</text:p>
          </table:table-cell>
          <table:table-cell/>
          <table:table-cell table:formula="of:=CONCATENATE([.G25]; &quot; ± &quot;; [.H25])" office:value-type="string" office:string-value="8.3 ± 0.1" calcext:value-type="string">
            <text:p>8.3 ± 0.1</text:p>
          </table:table-cell>
          <table:table-cell table:formula="of:=CONCATENATE([.I25]; &quot; ± &quot;; [.J25])" office:value-type="string" office:string-value="41 ± 1" calcext:value-type="string">
            <text:p>41 ± 1</text:p>
          </table:table-cell>
          <table:table-cell table:formula="of:=[.K25]" office:value-type="float" office:value="8" calcext:value-type="float">
            <text:p>8</text:p>
          </table:table-cell>
          <table:table-cell table:formula="of:=CONCATENATE([.L25]; &quot; ± &quot;; [.M25])" office:value-type="string" office:string-value="812 ± 11" calcext:value-type="string">
            <text:p>812 ± 11</text:p>
          </table:table-cell>
          <table:table-cell table:formula="of:=CONCATENATE([.N25]; &quot; ± &quot;; [.O25])" office:value-type="string" office:string-value="5.13 ± 0.343838766947897" calcext:value-type="string">
            <text:p>5.13 ± 0.343838766947897</text:p>
          </table:table-cell>
        </table:table-row>
        <table:table-row table:style-name="ro1">
          <table:table-cell table:number-columns-repeated="6"/>
          <table:table-cell table:style-name="ce2" table:formula="of:=[.A8]" office:value-type="float" office:value="9.3" calcext:value-type="float">
            <text:p>9,3</text:p>
          </table:table-cell>
          <table:table-cell table:style-name="ce2" table:formula="of:=[.B8]" office:value-type="float" office:value="0.7" calcext:value-type="float">
            <text:p>0,7</text:p>
          </table:table-cell>
          <table:table-cell table:style-name="ce3" table:formula="of:=[.C8]" office:value-type="float" office:value="41" calcext:value-type="float">
            <text:p>41</text:p>
          </table:table-cell>
          <table:table-cell table:style-name="ce3" table:formula="of:=[.D8]" office:value-type="float" office:value="1" calcext:value-type="float">
            <text:p>1</text:p>
          </table:table-cell>
          <table:table-cell table:formula="of:=[.E8]" office:value-type="float" office:value="8" calcext:value-type="float">
            <text:p>8</text:p>
          </table:table-cell>
          <table:table-cell table:style-name="ce4" table:formula="of:=ROUND([.F8])" office:value-type="float" office:value="909" calcext:value-type="float">
            <text:p>909</text:p>
          </table:table-cell>
          <table:table-cell table:formula="of:=CEILING([.H8];1)" office:value-type="float" office:value="69" calcext:value-type="float">
            <text:p>69</text:p>
          </table:table-cell>
          <table:table-cell table:style-name="ce5" table:formula="of:=ROUND([.G8]*10; 1)/10" office:value-type="float" office:value="5.13" calcext:value-type="float">
            <text:p>5.13</text:p>
          </table:table-cell>
          <table:table-cell table:style-name="ce6" table:formula="of:=[.I8]" office:value-type="float" office:value="0.343838766947897" calcext:value-type="float">
            <text:p>0,34</text:p>
          </table:table-cell>
          <table:table-cell/>
          <table:table-cell table:formula="of:=CONCATENATE([.G26]; &quot; ± &quot;; [.H26])" office:value-type="string" office:string-value="9.3 ± 0.7" calcext:value-type="string">
            <text:p>9.3 ± 0.7</text:p>
          </table:table-cell>
          <table:table-cell table:formula="of:=CONCATENATE([.I26]; &quot; ± &quot;; [.J26])" office:value-type="string" office:string-value="41 ± 1" calcext:value-type="string">
            <text:p>41 ± 1</text:p>
          </table:table-cell>
          <table:table-cell table:formula="of:=[.K26]" office:value-type="float" office:value="8" calcext:value-type="float">
            <text:p>8</text:p>
          </table:table-cell>
          <table:table-cell table:formula="of:=CONCATENATE([.L26]; &quot; ± &quot;; [.M26])" office:value-type="string" office:string-value="909 ± 69" calcext:value-type="string">
            <text:p>909 ± 69</text:p>
          </table:table-cell>
          <table:table-cell table:formula="of:=CONCATENATE([.N26]; &quot; ± &quot;; [.O26])" office:value-type="string" office:string-value="5.13 ± 0.343838766947897" calcext:value-type="string">
            <text:p>5.13 ± 0.343838766947897</text:p>
          </table:table-cell>
        </table:table-row>
        <table:table-row table:style-name="ro1">
          <table:table-cell table:number-columns-repeated="6"/>
          <table:table-cell table:style-name="ce2" table:formula="of:=[.A9]" office:value-type="float" office:value="12" calcext:value-type="float">
            <text:p>12,0</text:p>
          </table:table-cell>
          <table:table-cell table:style-name="ce2" table:formula="of:=[.B9]" office:value-type="float" office:value="3" calcext:value-type="float">
            <text:p>3,0</text:p>
          </table:table-cell>
          <table:table-cell table:style-name="ce3" table:formula="of:=[.C9]" office:value-type="float" office:value="48" calcext:value-type="float">
            <text:p>48</text:p>
          </table:table-cell>
          <table:table-cell table:style-name="ce3" table:formula="of:=[.D9]" office:value-type="float" office:value="1" calcext:value-type="float">
            <text:p>1</text:p>
          </table:table-cell>
          <table:table-cell table:formula="of:=[.E9]" office:value-type="float" office:value="9" calcext:value-type="float">
            <text:p>9</text:p>
          </table:table-cell>
          <table:table-cell table:style-name="ce4" table:formula="of:=ROUND([.F9])" office:value-type="float" office:value="1174" calcext:value-type="float">
            <text:p>1174</text:p>
          </table:table-cell>
          <table:table-cell table:formula="of:=CEILING([.H9];1)" office:value-type="float" office:value="294" calcext:value-type="float">
            <text:p>294</text:p>
          </table:table-cell>
          <table:table-cell table:style-name="ce5" table:formula="of:=ROUND([.G9]*10; 1)/10" office:value-type="float" office:value="5.33" calcext:value-type="float">
            <text:p>5.33</text:p>
          </table:table-cell>
          <table:table-cell table:style-name="ce6" table:formula="of:=[.I9]" office:value-type="float" office:value="0.316444583159909" calcext:value-type="float">
            <text:p>0,32</text:p>
          </table:table-cell>
          <table:table-cell/>
          <table:table-cell table:formula="of:=CONCATENATE([.G27]; &quot; ± &quot;; [.H27])" office:value-type="string" office:string-value="12 ± 3" calcext:value-type="string">
            <text:p>12 ± 3</text:p>
          </table:table-cell>
          <table:table-cell table:formula="of:=CONCATENATE([.I27]; &quot; ± &quot;; [.J27])" office:value-type="string" office:string-value="48 ± 1" calcext:value-type="string">
            <text:p>48 ± 1</text:p>
          </table:table-cell>
          <table:table-cell table:formula="of:=[.K27]" office:value-type="float" office:value="9" calcext:value-type="float">
            <text:p>9</text:p>
          </table:table-cell>
          <table:table-cell table:formula="of:=CONCATENATE([.L27]; &quot; ± &quot;; [.M27])" office:value-type="string" office:string-value="1174 ± 294" calcext:value-type="string">
            <text:p>1174 ± 294</text:p>
          </table:table-cell>
          <table:table-cell table:formula="of:=CONCATENATE([.N27]; &quot; ± &quot;; [.O27])" office:value-type="string" office:string-value="5.33 ± 0.316444583159909" calcext:value-type="string">
            <text:p>5.33 ± 0.316444583159909</text:p>
          </table:table-cell>
        </table:table-row>
        <table:table-row table:style-name="ro1">
          <table:table-cell table:number-columns-repeated="6"/>
          <table:table-cell table:style-name="ce2" table:formula="of:=[.A10]" office:value-type="float" office:value="15" calcext:value-type="float">
            <text:p>15,0</text:p>
          </table:table-cell>
          <table:table-cell table:style-name="ce2" table:formula="of:=[.B10]" office:value-type="float" office:value="2" calcext:value-type="float">
            <text:p>2,0</text:p>
          </table:table-cell>
          <table:table-cell table:style-name="ce3" table:formula="of:=[.C10]" office:value-type="float" office:value="49" calcext:value-type="float">
            <text:p>49</text:p>
          </table:table-cell>
          <table:table-cell table:style-name="ce3" table:formula="of:=[.D10]" office:value-type="float" office:value="1" calcext:value-type="float">
            <text:p>1</text:p>
          </table:table-cell>
          <table:table-cell table:formula="of:=[.E10]" office:value-type="float" office:value="8" calcext:value-type="float">
            <text:p>8</text:p>
          </table:table-cell>
          <table:table-cell table:style-name="ce4" table:formula="of:=ROUND([.F10])" office:value-type="float" office:value="1467" calcext:value-type="float">
            <text:p>1467</text:p>
          </table:table-cell>
          <table:table-cell table:formula="of:=CEILING([.H10];1)" office:value-type="float" office:value="196" calcext:value-type="float">
            <text:p>196</text:p>
          </table:table-cell>
          <table:table-cell table:style-name="ce5" table:formula="of:=ROUND([.G10]*10; 1)/10" office:value-type="float" office:value="6.13" calcext:value-type="float">
            <text:p>6.13</text:p>
          </table:table-cell>
          <table:table-cell table:style-name="ce6" table:formula="of:=[.I10]" office:value-type="float" office:value="0.402703874026871" calcext:value-type="float">
            <text:p>0,40</text:p>
          </table:table-cell>
          <table:table-cell/>
          <table:table-cell table:formula="of:=CONCATENATE([.G28]; &quot; ± &quot;; [.H28])" office:value-type="string" office:string-value="15 ± 2" calcext:value-type="string">
            <text:p>15 ± 2</text:p>
          </table:table-cell>
          <table:table-cell table:formula="of:=CONCATENATE([.I28]; &quot; ± &quot;; [.J28])" office:value-type="string" office:string-value="49 ± 1" calcext:value-type="string">
            <text:p>49 ± 1</text:p>
          </table:table-cell>
          <table:table-cell table:formula="of:=[.K28]" office:value-type="float" office:value="8" calcext:value-type="float">
            <text:p>8</text:p>
          </table:table-cell>
          <table:table-cell table:formula="of:=CONCATENATE([.L28]; &quot; ± &quot;; [.M28])" office:value-type="string" office:string-value="1467 ± 196" calcext:value-type="string">
            <text:p>1467 ± 196</text:p>
          </table:table-cell>
          <table:table-cell table:formula="of:=CONCATENATE([.N28]; &quot; ± &quot;; [.O28])" office:value-type="string" office:string-value="6.13 ± 0.402703874026871" calcext:value-type="string">
            <text:p>6.13 ± 0.402703874026871</text:p>
          </table:table-cell>
        </table:table-row>
        <table:table-row table:style-name="ro1">
          <table:table-cell table:number-columns-repeated="6"/>
          <table:table-cell table:style-name="ce2" table:formula="of:=[.A11]" office:value-type="float" office:value="22.2" calcext:value-type="float">
            <text:p>22,2</text:p>
          </table:table-cell>
          <table:table-cell table:style-name="ce2" table:formula="of:=[.B11]" office:value-type="float" office:value="0.4" calcext:value-type="float">
            <text:p>0,4</text:p>
          </table:table-cell>
          <table:table-cell table:style-name="ce3" table:formula="of:=[.C11]" office:value-type="float" office:value="176" calcext:value-type="float">
            <text:p>176</text:p>
          </table:table-cell>
          <table:table-cell table:style-name="ce3" table:formula="of:=[.D11]" office:value-type="float" office:value="2" calcext:value-type="float">
            <text:p>2</text:p>
          </table:table-cell>
          <table:table-cell table:formula="of:=[.E11]" office:value-type="float" office:value="24" calcext:value-type="float">
            <text:p>24</text:p>
          </table:table-cell>
          <table:table-cell table:style-name="ce4" table:formula="of:=ROUND([.F11])" office:value-type="float" office:value="2171" calcext:value-type="float">
            <text:p>2171</text:p>
          </table:table-cell>
          <table:table-cell table:formula="of:=CEILING([.H11];1)" office:value-type="float" office:value="41" calcext:value-type="float">
            <text:p>41</text:p>
          </table:table-cell>
          <table:table-cell table:style-name="ce5" table:formula="of:=ROUND([.G11]*10; 1)/10" office:value-type="float" office:value="7.33" calcext:value-type="float">
            <text:p>7.33</text:p>
          </table:table-cell>
          <table:table-cell table:style-name="ce6" table:formula="of:=[.I11]" office:value-type="float" office:value="0.17402727897419" calcext:value-type="float">
            <text:p>0,17</text:p>
          </table:table-cell>
          <table:table-cell/>
          <table:table-cell table:formula="of:=CONCATENATE([.G29]; &quot; ± &quot;; [.H29])" office:value-type="string" office:string-value="22.2 ± 0.4" calcext:value-type="string">
            <text:p>22.2 ± 0.4</text:p>
          </table:table-cell>
          <table:table-cell table:formula="of:=CONCATENATE([.I29]; &quot; ± &quot;; [.J29])" office:value-type="string" office:string-value="176 ± 2" calcext:value-type="string">
            <text:p>176 ± 2</text:p>
          </table:table-cell>
          <table:table-cell table:formula="of:=[.K29]" office:value-type="float" office:value="24" calcext:value-type="float">
            <text:p>24</text:p>
          </table:table-cell>
          <table:table-cell table:formula="of:=CONCATENATE([.L29]; &quot; ± &quot;; [.M29])" office:value-type="string" office:string-value="2171 ± 41" calcext:value-type="string">
            <text:p>2171 ± 41</text:p>
          </table:table-cell>
          <table:table-cell table:formula="of:=CONCATENATE([.N29]; &quot; ± &quot;; [.O29])" office:value-type="string" office:string-value="7.33 ± 0.17402727897419" calcext:value-type="string">
            <text:p>7.33 ± 0.17402727897419</text:p>
          </table:table-cell>
        </table:table-row>
        <table:table-row table:style-name="ro1">
          <table:table-cell table:number-columns-repeated="6"/>
          <table:table-cell table:style-name="ce2" table:formula="of:=[.A12]" office:value-type="float" office:value="23.2" calcext:value-type="float">
            <text:p>23,2</text:p>
          </table:table-cell>
          <table:table-cell table:style-name="ce2" table:formula="of:=[.B12]" office:value-type="float" office:value="0.2" calcext:value-type="float">
            <text:p>0,2</text:p>
          </table:table-cell>
          <table:table-cell table:style-name="ce3" table:formula="of:=[.C12]" office:value-type="float" office:value="182" calcext:value-type="float">
            <text:p>182</text:p>
          </table:table-cell>
          <table:table-cell table:style-name="ce3" table:formula="of:=[.D12]" office:value-type="float" office:value="2" calcext:value-type="float">
            <text:p>2</text:p>
          </table:table-cell>
          <table:table-cell table:formula="of:=[.E12]" office:value-type="float" office:value="24" calcext:value-type="float">
            <text:p>24</text:p>
          </table:table-cell>
          <table:table-cell table:style-name="ce4" table:formula="of:=ROUND([.F12])" office:value-type="float" office:value="2269" calcext:value-type="float">
            <text:p>2269</text:p>
          </table:table-cell>
          <table:table-cell table:formula="of:=CEILING([.H12];1)" office:value-type="float" office:value="23" calcext:value-type="float">
            <text:p>23</text:p>
          </table:table-cell>
          <table:table-cell table:style-name="ce5" table:formula="of:=ROUND([.G12]*10; 1)/10" office:value-type="float" office:value="7.58" calcext:value-type="float">
            <text:p>7.58</text:p>
          </table:table-cell>
          <table:table-cell table:style-name="ce6" table:formula="of:=[.I12]" office:value-type="float" office:value="0.178617064549994" calcext:value-type="float">
            <text:p>0,18</text:p>
          </table:table-cell>
          <table:table-cell/>
          <table:table-cell table:formula="of:=CONCATENATE([.G30]; &quot; ± &quot;; [.H30])" office:value-type="string" office:string-value="23.2 ± 0.2" calcext:value-type="string">
            <text:p>23.2 ± 0.2</text:p>
          </table:table-cell>
          <table:table-cell table:formula="of:=CONCATENATE([.I30]; &quot; ± &quot;; [.J30])" office:value-type="string" office:string-value="182 ± 2" calcext:value-type="string">
            <text:p>182 ± 2</text:p>
          </table:table-cell>
          <table:table-cell table:formula="of:=[.K30]" office:value-type="float" office:value="24" calcext:value-type="float">
            <text:p>24</text:p>
          </table:table-cell>
          <table:table-cell table:formula="of:=CONCATENATE([.L30]; &quot; ± &quot;; [.M30])" office:value-type="string" office:string-value="2269 ± 23" calcext:value-type="string">
            <text:p>2269 ± 23</text:p>
          </table:table-cell>
          <table:table-cell table:formula="of:=CONCATENATE([.N30]; &quot; ± &quot;; [.O30])" office:value-type="string" office:string-value="7.58 ± 0.178617064549994" calcext:value-type="string">
            <text:p>7.58 ± 0.178617064549994</text:p>
          </table:table-cell>
        </table:table-row>
        <table:table-row table:style-name="ro1">
          <table:table-cell table:number-columns-repeated="6"/>
          <table:table-cell table:style-name="ce2" table:formula="of:=[.A13]" office:value-type="float" office:value="25.3" calcext:value-type="float">
            <text:p>25,3</text:p>
          </table:table-cell>
          <table:table-cell table:style-name="ce2" table:formula="of:=[.B13]" office:value-type="float" office:value="0.2" calcext:value-type="float">
            <text:p>0,2</text:p>
          </table:table-cell>
          <table:table-cell table:style-name="ce3" table:formula="of:=[.C13]" office:value-type="float" office:value="228" calcext:value-type="float">
            <text:p>228</text:p>
          </table:table-cell>
          <table:table-cell table:style-name="ce3" table:formula="of:=[.D13]" office:value-type="float" office:value="2" calcext:value-type="float">
            <text:p>2</text:p>
          </table:table-cell>
          <table:table-cell table:formula="of:=[.E13]" office:value-type="float" office:value="30" calcext:value-type="float">
            <text:p>30</text:p>
          </table:table-cell>
          <table:table-cell table:style-name="ce4" table:formula="of:=ROUND([.F13])" office:value-type="float" office:value="2474" calcext:value-type="float">
            <text:p>2474</text:p>
          </table:table-cell>
          <table:table-cell table:formula="of:=CEILING([.H13];1)" office:value-type="float" office:value="24" calcext:value-type="float">
            <text:p>24</text:p>
          </table:table-cell>
          <table:table-cell table:style-name="ce5" table:formula="of:=ROUND([.G13]*10; 1)/10" office:value-type="float" office:value="7.6" calcext:value-type="float">
            <text:p>7.60</text:p>
          </table:table-cell>
          <table:table-cell table:style-name="ce6" table:formula="of:=[.I13]" office:value-type="float" office:value="0.143139403690559" calcext:value-type="float">
            <text:p>0,14</text:p>
          </table:table-cell>
          <table:table-cell/>
          <table:table-cell table:formula="of:=CONCATENATE([.G31]; &quot; ± &quot;; [.H31])" office:value-type="string" office:string-value="25.3 ± 0.2" calcext:value-type="string">
            <text:p>25.3 ± 0.2</text:p>
          </table:table-cell>
          <table:table-cell table:formula="of:=CONCATENATE([.I31]; &quot; ± &quot;; [.J31])" office:value-type="string" office:string-value="228 ± 2" calcext:value-type="string">
            <text:p>228 ± 2</text:p>
          </table:table-cell>
          <table:table-cell table:formula="of:=[.K31]" office:value-type="float" office:value="30" calcext:value-type="float">
            <text:p>30</text:p>
          </table:table-cell>
          <table:table-cell table:formula="of:=CONCATENATE([.L31]; &quot; ± &quot;; [.M31])" office:value-type="string" office:string-value="2474 ± 24" calcext:value-type="string">
            <text:p>2474 ± 24</text:p>
          </table:table-cell>
          <table:table-cell table:formula="of:=CONCATENATE([.N31]; &quot; ± &quot;; [.O31])" office:value-type="string" office:string-value="7.6 ± 0.143139403690559" calcext:value-type="string">
            <text:p>7.6 ± 0.143139403690559</text:p>
          </table:table-cell>
        </table:table-row>
        <table:table-row table:style-name="ro1">
          <table:table-cell table:number-columns-repeated="6"/>
          <table:table-cell table:style-name="ce2" table:formula="of:=[.A14]" office:value-type="float" office:value="26.7" calcext:value-type="float">
            <text:p>26,7</text:p>
          </table:table-cell>
          <table:table-cell table:style-name="ce2" table:formula="of:=[.B14]" office:value-type="float" office:value="0.2" calcext:value-type="float">
            <text:p>0,2</text:p>
          </table:table-cell>
          <table:table-cell table:style-name="ce3" table:formula="of:=[.C14]" office:value-type="float" office:value="194" calcext:value-type="float">
            <text:p>194</text:p>
          </table:table-cell>
          <table:table-cell table:style-name="ce3" table:formula="of:=[.D14]" office:value-type="float" office:value="2" calcext:value-type="float">
            <text:p>2</text:p>
          </table:table-cell>
          <table:table-cell table:formula="of:=[.E14]" office:value-type="float" office:value="25" calcext:value-type="float">
            <text:p>25</text:p>
          </table:table-cell>
          <table:table-cell table:style-name="ce4" table:formula="of:=ROUND([.F14])" office:value-type="float" office:value="2611" calcext:value-type="float">
            <text:p>2611</text:p>
          </table:table-cell>
          <table:table-cell table:formula="of:=CEILING([.H14];1)" office:value-type="float" office:value="24" calcext:value-type="float">
            <text:p>24</text:p>
          </table:table-cell>
          <table:table-cell table:style-name="ce5" table:formula="of:=ROUND([.G14]*10; 1)/10" office:value-type="float" office:value="7.76" calcext:value-type="float">
            <text:p>7.76</text:p>
          </table:table-cell>
          <table:table-cell table:style-name="ce6" table:formula="of:=[.I14]" office:value-type="float" office:value="0.174605383651249" calcext:value-type="float">
            <text:p>0,17</text:p>
          </table:table-cell>
          <table:table-cell/>
          <table:table-cell table:formula="of:=CONCATENATE([.G32]; &quot; ± &quot;; [.H32])" office:value-type="string" office:string-value="26.7 ± 0.2" calcext:value-type="string">
            <text:p>26.7 ± 0.2</text:p>
          </table:table-cell>
          <table:table-cell table:formula="of:=CONCATENATE([.I32]; &quot; ± &quot;; [.J32])" office:value-type="string" office:string-value="194 ± 2" calcext:value-type="string">
            <text:p>194 ± 2</text:p>
          </table:table-cell>
          <table:table-cell table:formula="of:=[.K32]" office:value-type="float" office:value="25" calcext:value-type="float">
            <text:p>25</text:p>
          </table:table-cell>
          <table:table-cell table:formula="of:=CONCATENATE([.L32]; &quot; ± &quot;; [.M32])" office:value-type="string" office:string-value="2611 ± 24" calcext:value-type="string">
            <text:p>2611 ± 24</text:p>
          </table:table-cell>
          <table:table-cell table:formula="of:=CONCATENATE([.N32]; &quot; ± &quot;; [.O32])" office:value-type="string" office:string-value="7.76 ± 0.174605383651249" calcext:value-type="string">
            <text:p>7.76 ± 0.174605383651249</text:p>
          </table:table-cell>
        </table:table-row>
        <table:table-row table:style-name="ro1">
          <table:table-cell table:number-columns-repeated="6"/>
          <table:table-cell table:style-name="ce2" table:formula="of:=[.A15]" office:value-type="float" office:value="0" calcext:value-type="float">
            <text:p>0,0</text:p>
          </table:table-cell>
          <table:table-cell table:style-name="ce2" table:formula="of:=[.B15]" office:value-type="float" office:value="0" calcext:value-type="float">
            <text:p>0,0</text:p>
          </table:table-cell>
          <table:table-cell table:style-name="ce3" table:formula="of:=[.C15]" office:value-type="float" office:value="0" calcext:value-type="float">
            <text:p>0</text:p>
          </table:table-cell>
          <table:table-cell table:style-name="ce3"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style-name="ce4" table:formula="of:=ROUND([.F15])" office:value-type="float" office:value="0" calcext:value-type="float">
            <text:p/>
          </table:table-cell>
          <table:table-cell table:formula="of:=CEILING([.H15];1)" office:value-type="float" office:value="0" calcext:value-type="float">
            <text:p>0</text:p>
          </table:table-cell>
          <table:table-cell table:style-name="ce5" table:formula="of:=ROUND([.G15]*10; 1)/10" office:value-type="float" office:value="0" calcext:value-type="float">
            <text:p>0.00</text:p>
          </table:table-cell>
          <table:table-cell table:style-name="ce6" table:formula="of:=[.I15]" office:value-type="float" office:value="0" calcext:value-type="float">
            <text:p>0,00</text:p>
          </table:table-cell>
          <table:table-cell/>
          <table:table-cell table:formula="of:=CONCATENATE([.G33]; &quot; ± &quot;; [.H33])" office:value-type="string" office:string-value="0 ± 0" calcext:value-type="string">
            <text:p>0 ± 0</text:p>
          </table:table-cell>
          <table:table-cell table:formula="of:=CONCATENATE([.I33]; &quot; ± &quot;; [.J33])" office:value-type="string" office:string-value="0 ± 0" calcext:value-type="string">
            <text:p>0 ± 0</text:p>
          </table:table-cell>
          <table:table-cell table:formula="of:=[.K33]" office:value-type="float" office:value="0" calcext:value-type="float">
            <text:p>0</text:p>
          </table:table-cell>
          <table:table-cell table:formula="of:=CONCATENATE([.L33]; &quot; ± &quot;; [.M33])" office:value-type="string" office:string-value="0 ± 0" calcext:value-type="string">
            <text:p>0 ± 0</text:p>
          </table:table-cell>
          <table:table-cell table:formula="of:=CONCATENATE([.N33]; &quot; ± &quot;; [.O33])" office:value-type="string" office:string-value="0 ± 0" calcext:value-type="string">
            <text:p>0 ± 0</text:p>
          </table:table-cell>
        </table:table-row>
        <table:table-row table:style-name="ro1">
          <table:table-cell table:number-columns-repeated="6"/>
          <table:table-cell table:style-name="ce2" table:formula="of:=[.A16]" office:value-type="float" office:value="0" calcext:value-type="float">
            <text:p>0,0</text:p>
          </table:table-cell>
          <table:table-cell table:style-name="ce2" table:formula="of:=[.B16]" office:value-type="float" office:value="0" calcext:value-type="float">
            <text:p>0,0</text:p>
          </table:table-cell>
          <table:table-cell table:style-name="ce3" table:formula="of:=[.C16]" office:value-type="float" office:value="0" calcext:value-type="float">
            <text:p>0</text:p>
          </table:table-cell>
          <table:table-cell table:style-name="ce3"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style-name="ce4" table:formula="of:=ROUND([.F16])" office:value-type="float" office:value="0" calcext:value-type="float">
            <text:p/>
          </table:table-cell>
          <table:table-cell table:formula="of:=CEILING([.H16];1)" office:value-type="float" office:value="0" calcext:value-type="float">
            <text:p>0</text:p>
          </table:table-cell>
          <table:table-cell table:style-name="ce5" table:formula="of:=ROUND([.G16]*10; 1)/10" office:value-type="float" office:value="0" calcext:value-type="float">
            <text:p>0.00</text:p>
          </table:table-cell>
          <table:table-cell table:style-name="ce6" table:formula="of:=[.I16]" office:value-type="float" office:value="0" calcext:value-type="float">
            <text:p>0,00</text:p>
          </table:table-cell>
          <table:table-cell/>
          <table:table-cell table:formula="of:=CONCATENATE([.G34]; &quot; ± &quot;; [.H34])" office:value-type="string" office:string-value="0 ± 0" calcext:value-type="string">
            <text:p>0 ± 0</text:p>
          </table:table-cell>
          <table:table-cell table:formula="of:=CONCATENATE([.I34]; &quot; ± &quot;; [.J34])" office:value-type="string" office:string-value="0 ± 0" calcext:value-type="string">
            <text:p>0 ± 0</text:p>
          </table:table-cell>
          <table:table-cell table:formula="of:=[.K34]" office:value-type="float" office:value="0" calcext:value-type="float">
            <text:p>0</text:p>
          </table:table-cell>
          <table:table-cell table:formula="of:=CONCATENATE([.L34]; &quot; ± &quot;; [.M34])" office:value-type="string" office:string-value="0 ± 0" calcext:value-type="string">
            <text:p>0 ± 0</text:p>
          </table:table-cell>
          <table:table-cell table:formula="of:=CONCATENATE([.N34]; &quot; ± &quot;; [.O34])" office:value-type="string" office:string-value="0 ± 0" calcext:value-type="string">
            <text:p>0 ± 0</text:p>
          </table:table-cell>
        </table:table-row>
        <table:table-row table:style-name="ro1">
          <table:table-cell table:number-columns-repeated="6"/>
          <table:table-cell table:style-name="ce2" table:formula="of:=[.A17]" office:value-type="float" office:value="0" calcext:value-type="float">
            <text:p>0,0</text:p>
          </table:table-cell>
          <table:table-cell table:style-name="ce2" table:formula="of:=[.B17]" office:value-type="float" office:value="0" calcext:value-type="float">
            <text:p>0,0</text:p>
          </table:table-cell>
          <table:table-cell table:style-name="ce3" table:formula="of:=[.C17]" office:value-type="float" office:value="0" calcext:value-type="float">
            <text:p>0</text:p>
          </table:table-cell>
          <table:table-cell table:style-name="ce3"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style-name="ce4" table:formula="of:=ROUND([.F17])" office:value-type="float" office:value="0" calcext:value-type="float">
            <text:p/>
          </table:table-cell>
          <table:table-cell table:formula="of:=CEILING([.H17];1)" office:value-type="float" office:value="0" calcext:value-type="float">
            <text:p>0</text:p>
          </table:table-cell>
          <table:table-cell table:style-name="ce5" table:formula="of:=ROUND([.G17]*10; 1)/10" office:value-type="float" office:value="0" calcext:value-type="float">
            <text:p>0.00</text:p>
          </table:table-cell>
          <table:table-cell table:style-name="ce6" table:formula="of:=[.I17]" office:value-type="float" office:value="0" calcext:value-type="float">
            <text:p>0,00</text:p>
          </table:table-cell>
          <table:table-cell/>
          <table:table-cell table:formula="of:=CONCATENATE([.G35]; &quot; ± &quot;; [.H35])" office:value-type="string" office:string-value="0 ± 0" calcext:value-type="string">
            <text:p>0 ± 0</text:p>
          </table:table-cell>
          <table:table-cell table:formula="of:=CONCATENATE([.I35]; &quot; ± &quot;; [.J35])" office:value-type="string" office:string-value="0 ± 0" calcext:value-type="string">
            <text:p>0 ± 0</text:p>
          </table:table-cell>
          <table:table-cell table:formula="of:=[.K35]" office:value-type="float" office:value="0" calcext:value-type="float">
            <text:p>0</text:p>
          </table:table-cell>
          <table:table-cell table:formula="of:=CONCATENATE([.L35]; &quot; ± &quot;; [.M35])" office:value-type="string" office:string-value="0 ± 0" calcext:value-type="string">
            <text:p>0 ± 0</text:p>
          </table:table-cell>
          <table:table-cell table:formula="of:=CONCATENATE([.N35]; &quot; ± &quot;; [.O35])" office:value-type="string" office:string-value="0 ± 0" calcext:value-type="string">
            <text:p>0 ± 0</text:p>
          </table:table-cell>
        </table:table-row>
        <table:table-row table:style-name="ro1">
          <table:table-cell table:number-columns-repeated="6"/>
          <table:table-cell table:style-name="ce2" table:formula="of:=[.A18]" office:value-type="float" office:value="0" calcext:value-type="float">
            <text:p>0,0</text:p>
          </table:table-cell>
          <table:table-cell table:style-name="ce2" table:formula="of:=[.B18]" office:value-type="float" office:value="0" calcext:value-type="float">
            <text:p>0,0</text:p>
          </table:table-cell>
          <table:table-cell table:style-name="ce3" table:formula="of:=[.C18]" office:value-type="float" office:value="0" calcext:value-type="float">
            <text:p>0</text:p>
          </table:table-cell>
          <table:table-cell table:style-name="ce3"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style-name="ce4" table:formula="of:=ROUND([.F18])" office:value-type="float" office:value="0" calcext:value-type="float">
            <text:p/>
          </table:table-cell>
          <table:table-cell table:formula="of:=CEILING([.H18];1)" office:value-type="float" office:value="0" calcext:value-type="float">
            <text:p>0</text:p>
          </table:table-cell>
          <table:table-cell table:style-name="ce5" table:formula="of:=ROUND([.G18]*10; 1)/10" office:value-type="float" office:value="0" calcext:value-type="float">
            <text:p>0.00</text:p>
          </table:table-cell>
          <table:table-cell table:style-name="ce6" table:formula="of:=[.I18]" office:value-type="float" office:value="0" calcext:value-type="float">
            <text:p>0,00</text:p>
          </table:table-cell>
          <table:table-cell/>
          <table:table-cell table:formula="of:=CONCATENATE([.G36]; &quot; ± &quot;; [.H36])" office:value-type="string" office:string-value="0 ± 0" calcext:value-type="string">
            <text:p>0 ± 0</text:p>
          </table:table-cell>
          <table:table-cell table:formula="of:=CONCATENATE([.I36]; &quot; ± &quot;; [.J36])" office:value-type="string" office:string-value="0 ± 0" calcext:value-type="string">
            <text:p>0 ± 0</text:p>
          </table:table-cell>
          <table:table-cell table:formula="of:=[.K36]" office:value-type="float" office:value="0" calcext:value-type="float">
            <text:p>0</text:p>
          </table:table-cell>
          <table:table-cell table:formula="of:=CONCATENATE([.L36]; &quot; ± &quot;; [.M36])" office:value-type="string" office:string-value="0 ± 0" calcext:value-type="string">
            <text:p>0 ± 0</text:p>
          </table:table-cell>
          <table:table-cell table:formula="of:=CONCATENATE([.N36]; &quot; ± &quot;; [.O36])" office:value-type="string" office:string-value="0 ± 0" calcext:value-type="string">
            <text:p>0 ± 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dr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k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2]" office:value-type="float" office:value="366.36160940472" calcext:value-type="float">
            <text:p>366.3616094047</text:p>
          </table:table-cell>
          <table:table-cell table:formula="of:=[.L2]" office:value-type="float" office:value="34.8596914191363" calcext:value-type="float">
            <text:p>34.8596914191</text:p>
          </table:table-cell>
          <table:table-cell/>
          <table:table-cell table:formula="of:=[.K2]" office:value-type="float" office:value="0.0517441385531826" calcext:value-type="float">
            <text:p>0.0517441386</text:p>
          </table:table-cell>
          <table:table-cell table:formula="of:=[.M2]" office:value-type="float" office:value="0.00806159534018982" calcext:value-type="float">
            <text:p>0.008061595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3]" office:value-type="float" office:value="733.210401800669" calcext:value-type="float">
            <text:p>733.2104018007</text:p>
          </table:table-cell>
          <table:table-cell table:formula="of:=[.L3]" office:value-type="float" office:value="65.3589141845572" calcext:value-type="float">
            <text:p>65.3589141846</text:p>
          </table:table-cell>
          <table:table-cell/>
          <table:table-cell table:formula="of:=[.K3]" office:value-type="float" office:value="0.0206701593692813" calcext:value-type="float">
            <text:p>0.0206701594</text:p>
          </table:table-cell>
          <table:table-cell table:formula="of:=[.M3]" office:value-type="float" office:value="0.00283920890810615" calcext:value-type="float">
            <text:p>0.002839208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4]" office:value-type="float" office:value="896.416703862612" calcext:value-type="float">
            <text:p>896.4167038626</text:p>
          </table:table-cell>
          <table:table-cell table:formula="of:=[.L4]" office:value-type="float" office:value="85.3886594292897" calcext:value-type="float">
            <text:p>85.3886594293</text:p>
          </table:table-cell>
          <table:table-cell/>
          <table:table-cell table:formula="of:=[.K4]" office:value-type="float" office:value="0.0172858679869914" calcext:value-type="float">
            <text:p>0.017285868</text:p>
          </table:table-cell>
          <table:table-cell table:formula="of:=[.M4]" office:value-type="float" office:value="0.0026302010690734" calcext:value-type="float">
            <text:p>0.002630201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5]" office:value-type="float" office:value="1064.00765284562" calcext:value-type="float">
            <text:p>1064.0076528456</text:p>
          </table:table-cell>
          <table:table-cell table:formula="of:=[.L5]" office:value-type="float" office:value="86.8092666748449" calcext:value-type="float">
            <text:p>86.8092666748</text:p>
          </table:table-cell>
          <table:table-cell/>
          <table:table-cell table:formula="of:=[.K5]" office:value-type="float" office:value="0.0147232204888595" calcext:value-type="float">
            <text:p>0.0147232205</text:p>
          </table:table-cell>
          <table:table-cell table:formula="of:=[.M5]" office:value-type="float" office:value="0.00170188439806376" calcext:value-type="float">
            <text:p>0.001701884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6]" office:value-type="float" office:value="1254.98338540766" calcext:value-type="float">
            <text:p>1254.9833854077</text:p>
          </table:table-cell>
          <table:table-cell table:formula="of:=[.L6]" office:value-type="float" office:value="100.958538848288" calcext:value-type="float">
            <text:p>100.9585388483</text:p>
          </table:table-cell>
          <table:table-cell/>
          <table:table-cell table:formula="of:=[.K6]" office:value-type="float" office:value="0.0128762077862283" calcext:value-type="float">
            <text:p>0.0128762078</text:p>
          </table:table-cell>
          <table:table-cell table:formula="of:=[.M6]" office:value-type="float" office:value="0.00144143740189834" calcext:value-type="float">
            <text:p>0.001441437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7]" office:value-type="float" office:value="1398.21518482918" calcext:value-type="float">
            <text:p>1398.2151848292</text:p>
          </table:table-cell>
          <table:table-cell table:formula="of:=[.L7]" office:value-type="float" office:value="125.061119765434" calcext:value-type="float">
            <text:p>125.0611197654</text:p>
          </table:table-cell>
          <table:table-cell/>
          <table:table-cell table:formula="of:=[.K7]" office:value-type="float" office:value="0.0117942718170936" calcext:value-type="float">
            <text:p>0.0117942718</text:p>
          </table:table-cell>
          <table:table-cell table:formula="of:=[.M7]" office:value-type="float" office:value="0.00160867753273162" calcext:value-type="float">
            <text:p>0.00160867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8]" office:value-type="float" office:value="1398.21518482918" calcext:value-type="float">
            <text:p>1398.2151848292</text:p>
          </table:table-cell>
          <table:table-cell table:formula="of:=[.L8]" office:value-type="float" office:value="125.061119765434" calcext:value-type="float">
            <text:p>125.0611197654</text:p>
          </table:table-cell>
          <table:table-cell/>
          <table:table-cell table:formula="of:=[.K8]" office:value-type="float" office:value="0.0132152684215627" calcext:value-type="float">
            <text:p>0.0132152684</text:p>
          </table:table-cell>
          <table:table-cell table:formula="of:=[.M8]" office:value-type="float" office:value="0.00205257333897749" calcext:value-type="float">
            <text:p>0.002052573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9]" office:value-type="float" office:value="1455.05320047265" calcext:value-type="float">
            <text:p>1455.0532004727</text:p>
          </table:table-cell>
          <table:table-cell table:formula="of:=[.L9]" office:value-type="float" office:value="121.907369488918" calcext:value-type="float">
            <text:p>121.9073694889</text:p>
          </table:table-cell>
          <table:table-cell/>
          <table:table-cell table:formula="of:=[.K9]" office:value-type="float" office:value="0.0157457941618749" calcext:value-type="float">
            <text:p>0.0157457942</text:p>
          </table:table-cell>
          <table:table-cell table:formula="of:=[.M9]" office:value-type="float" office:value="0.00437029164594629" calcext:value-type="float">
            <text:p>0.004370291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0]" office:value-type="float" office:value="1671.0376599178" calcext:value-type="float">
            <text:p>1671.0376599178</text:p>
          </table:table-cell>
          <table:table-cell table:formula="of:=[.L10]" office:value-type="float" office:value="147.787489822128" calcext:value-type="float">
            <text:p>147.7874898221</text:p>
          </table:table-cell>
          <table:table-cell/>
          <table:table-cell table:formula="of:=[.K10]" office:value-type="float" office:value="0.0149231276058678" calcext:value-type="float">
            <text:p>0.0149231276</text:p>
          </table:table-cell>
          <table:table-cell table:formula="of:=[.M10]" office:value-type="float" office:value="0.00281262758849236" calcext:value-type="float">
            <text:p>0.002812627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1]" office:value-type="float" office:value="2000.69815064989" calcext:value-type="float">
            <text:p>2000.6981506499</text:p>
          </table:table-cell>
          <table:table-cell table:formula="of:=[.L11]" office:value-type="float" office:value="127.514458210535" calcext:value-type="float">
            <text:p>127.5144582105</text:p>
          </table:table-cell>
          <table:table-cell/>
          <table:table-cell table:formula="of:=[.K11]" office:value-type="float" office:value="0.0154074547831899" calcext:value-type="float">
            <text:p>0.0154074548</text:p>
          </table:table-cell>
          <table:table-cell table:formula="of:=[.M11]" office:value-type="float" office:value="0.000848269574310409" calcext:value-type="float">
            <text:p>0.000848269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2]" office:value-type="float" office:value="2068.90376942204" calcext:value-type="float">
            <text:p>2068.9037694221</text:p>
          </table:table-cell>
          <table:table-cell table:formula="of:=[.L12]" office:value-type="float" office:value="131.725559650164" calcext:value-type="float">
            <text:p>131.7255596502</text:p>
          </table:table-cell>
          <table:table-cell/>
          <table:table-cell table:formula="of:=[.K12]" office:value-type="float" office:value="0.0150573474517904" calcext:value-type="float">
            <text:p>0.0150573475</text:p>
          </table:table-cell>
          <table:table-cell table:formula="of:=[.M12]" office:value-type="float" office:value="0.000789227919430393" calcext:value-type="float">
            <text:p>0.000789227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3]" office:value-type="float" office:value="2073.45081067352" calcext:value-type="float">
            <text:p>2073.4508106735</text:p>
          </table:table-cell>
          <table:table-cell table:formula="of:=[.L13]" office:value-type="float" office:value="128.716250818874" calcext:value-type="float">
            <text:p>128.7162508189</text:p>
          </table:table-cell>
          <table:table-cell/>
          <table:table-cell table:formula="of:=[.K13]" office:value-type="float" office:value="0.0163483571271338" calcext:value-type="float">
            <text:p>0.0163483571</text:p>
          </table:table-cell>
          <table:table-cell table:formula="of:=[.M13]" office:value-type="float" office:value="0.000719186544582886" calcext:value-type="float">
            <text:p>0.000719186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4]" office:value-type="float" office:value="2117.1024066877" calcext:value-type="float">
            <text:p>2117.1024066877</text:p>
          </table:table-cell>
          <table:table-cell table:formula="of:=[.L14]" office:value-type="float" office:value="133.98547179396" calcext:value-type="float">
            <text:p>133.985471794</text:p>
          </table:table-cell>
          <table:table-cell/>
          <table:table-cell table:formula="of:=[.K14]" office:value-type="float" office:value="0.0165488796826545" calcext:value-type="float">
            <text:p>0.0165488797</text:p>
          </table:table-cell>
          <table:table-cell table:formula="of:=[.M14]" office:value-type="float" office:value="0.000833229990682066" calcext:value-type="float">
            <text:p>0.00083323</text:p>
          </table:table-cell>
          <table:table-cell table:number-columns-repeated="10"/>
        </table:table-row>
      </table:table>
      <table:table table:name="C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h cm</text:p>
          </table:table-cell>
          <table:table-cell office:value-type="string" calcext:value-type="string">
            <text:p>delta h</text:p>
          </table:table-cell>
          <table:table-cell office:value-type="string" calcext:value-type="string">
            <text:p>V ml</text:p>
          </table:table-cell>
          <table:table-cell office:value-type="string" calcext:value-type="string">
            <text:p>delta 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lta Re</text:p>
          </table:table-cell>
          <table:table-cell office:value-type="string" calcext:value-type="string">
            <text:p>delta k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$Sheet1.$C$11]*[$Sheet1.$C$12]*[.A2]/100" office:value-type="float" office:value="156.4696328" calcext:value-type="float">
            <text:p>156.4696328</text:p>
          </table:table-cell>
          <table:table-cell table:formula="of:=[.C2]/[.E2]" office:value-type="float" office:value="0.533333333333333" calcext:value-type="float">
            <text:p>0.5333333333</text:p>
          </table:table-cell>
          <table:table-cell table:formula="of:=[.F2]*SQRT(([.B2]/[.A2])^2+([$Sheet1.$D$12]/[$Sheet1.$C$12])^2)" office:value-type="float" office:value="9.81081557502001" calcext:value-type="float">
            <text:p>9.810815575</text:p>
          </table:table-cell>
          <table:table-cell table:formula="of:=[.G2]*SQRT(([.D2]/[.C2])^2+([$Sheet1.$C$14]/[.E2])^2)" office:value-type="float" office:value="0.0222222222222222" calcext:value-type="float">
            <text:p>0.0222222222</text:p>
          </table:table-cell>
          <table:table-cell table:formula="of:=[.G2]*996/[.$B$22]/PI()/0.85" office:value-type="float" office:value="108.779599988856" calcext:value-type="float">
            <text:p>108.7795999889</text:p>
          </table:table-cell>
          <table:table-cell table:formula="of:=2*(PI())^2*[.F2]*[.$B$22]^5/996/[.G2]^2/0.2/1000" office:value-type="float" office:value="1.11476177108476" calcext:value-type="float">
            <text:p>1.1147617711</text:p>
          </table:table-cell>
          <table:table-cell table:formula="of:=[.J2]*SQRT( ([.I2]/[.G2])^2     +   (5/996)^2      +     ([.$C$22]/[.$B$22])^2         +       (0.05/0.85)^2                                                   )" office:value-type="float" office:value="7.97990677061499" calcext:value-type="float">
            <text:p>7.9799067706</text:p>
          </table:table-cell>
          <table:table-cell table:formula="of:=[.K2]*SQRT(  ([.H2]/[.F2])^2+(5*[.$C$22]/[.$B$22])^2+       (0.002/0.25)^2+     (5/996)^2+ (2*[.I2]/[.G2])^2                                                )" office:value-type="float" office:value="0.136364849691874" calcext:value-type="float">
            <text:p>0.1363648497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$Sheet1.$C$11]*[$Sheet1.$C$12]*[.A3]/100" office:value-type="float" office:value="342.27732175" calcext:value-type="float">
            <text:p>342.27732175</text:p>
          </table:table-cell>
          <table:table-cell table:formula="of:=[.C3]/[.E3]" office:value-type="float" office:value="5.33333333333333" calcext:value-type="float">
            <text:p>5.3333333333</text:p>
          </table:table-cell>
          <table:table-cell table:formula="of:=[.F3]*SQRT(([.B3]/[.A3])^2+([$Sheet1.$D$12]/[$Sheet1.$C$12])^2)" office:value-type="float" office:value="9.92900703448464" calcext:value-type="float">
            <text:p>9.9290070345</text:p>
          </table:table-cell>
          <table:table-cell table:formula="of:=[.G3]*SQRT(([.D3]/[.C3])^2+([$Sheet1.$C$14]/[.E3])^2)" office:value-type="float" office:value="0.111111111111111" calcext:value-type="float">
            <text:p>0.1111111111</text:p>
          </table:table-cell>
          <table:table-cell table:formula="of:=[.G3]*996/[.$B$22]/PI()/0.85" office:value-type="float" office:value="1087.79599988856" calcext:value-type="float">
            <text:p>1087.7959998886</text:p>
          </table:table-cell>
          <table:table-cell table:formula="of:=2*(PI())^2*[.F3]*[.$B$22]^5/996/[.G3]^2/0.2/1000" office:value-type="float" office:value="0.0243854137424792" calcext:value-type="float">
            <text:p>0.0243854137</text:p>
          </table:table-cell>
          <table:table-cell table:formula="of:=[.J3]*SQRT( ([.I3]/[.G3])^2     +   (5/996)^2      +     ([.$C$22]/[.$B$22])^2         +       (0.05/0.85)^2                                                   )" office:value-type="float" office:value="69.4775922119179" calcext:value-type="float">
            <text:p>69.4775922119</text:p>
          </table:table-cell>
          <table:table-cell table:formula="of:=[.K3]*SQRT(  ([.H3]/[.F3])^2+(5*[.$C$22]/[.$B$22])^2+       (0.002/0.25)^2+     (5/996)^2+ (2*[.I3]/[.G3])^2                                                )" office:value-type="float" office:value="0.00199088698995794" calcext:value-type="float">
            <text:p>0.00199088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$Sheet1.$C$11]*[$Sheet1.$C$12]*[.A4]/100" office:value-type="float" office:value="488.9676025" calcext:value-type="float">
            <text:p>488.9676025</text:p>
          </table:table-cell>
          <table:table-cell table:formula="of:=[.C4]/[.E4]" office:value-type="float" office:value="6.66666666666667" calcext:value-type="float">
            <text:p>6.6666666667</text:p>
          </table:table-cell>
          <table:table-cell table:formula="of:=[.F4]*SQRT(([.B4]/[.A4])^2+([$Sheet1.$D$12]/[$Sheet1.$C$12])^2)" office:value-type="float" office:value="58.7273824452686" calcext:value-type="float">
            <text:p>58.7273824453</text:p>
          </table:table-cell>
          <table:table-cell table:formula="of:=[.G4]*SQRT(([.D4]/[.C4])^2+([$Sheet1.$C$14]/[.E4])^2)" office:value-type="float" office:value="0.12957670877434" calcext:value-type="float">
            <text:p>0.1295767088</text:p>
          </table:table-cell>
          <table:table-cell table:formula="of:=[.G4]*996/[.$B$22]/PI()/0.85" office:value-type="float" office:value="1359.7449998607" calcext:value-type="float">
            <text:p>1359.7449998607</text:p>
          </table:table-cell>
          <table:table-cell table:formula="of:=2*(PI())^2*[.F4]*[.$B$22]^5/996/[.G4]^2/0.2/1000" office:value-type="float" office:value="0.0222952354216952" calcext:value-type="float">
            <text:p>0.0222952354</text:p>
          </table:table-cell>
          <table:table-cell table:formula="of:=[.J4]*SQRT( ([.I4]/[.G4])^2     +   (5/996)^2      +     ([.$C$22]/[.$B$22])^2         +       (0.05/0.85)^2                                                   )" office:value-type="float" office:value="86.246151968855" calcext:value-type="float">
            <text:p>86.2461519689</text:p>
          </table:table-cell>
          <table:table-cell table:formula="of:=[.K4]*SQRT(  ([.H4]/[.F4])^2+(5*[.$C$22]/[.$B$22])^2+       (0.002/0.25)^2+     (5/996)^2+ (2*[.I4]/[.G4])^2                                                )" office:value-type="float" office:value="0.00315492761757285" calcext:value-type="float">
            <text:p>0.003154927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$Sheet1.$C$11]*[$Sheet1.$C$12]*[.A5]/100" office:value-type="float" office:value="586.761123" calcext:value-type="float">
            <text:p>586.761123</text:p>
          </table:table-cell>
          <table:table-cell table:formula="of:=[.C5]/[.E5]" office:value-type="float" office:value="7.46666666666667" calcext:value-type="float">
            <text:p>7.4666666667</text:p>
          </table:table-cell>
          <table:table-cell table:formula="of:=[.F5]*SQRT(([.B5]/[.A5])^2+([$Sheet1.$D$12]/[$Sheet1.$C$12])^2)" office:value-type="float" office:value="58.7499271347149" calcext:value-type="float">
            <text:p>58.7499271347</text:p>
          </table:table-cell>
          <table:table-cell table:formula="of:=[.G5]*SQRT(([.D4]/[.C5])^2+([$Sheet1.$C$14]/[.E5])^2)" office:value-type="float" office:value="0.141176712660165" calcext:value-type="float">
            <text:p>0.1411767127</text:p>
          </table:table-cell>
          <table:table-cell table:formula="of:=[.G5]*996/[.$B$22]/PI()/0.85" office:value-type="float" office:value="1522.91439984398" calcext:value-type="float">
            <text:p>1522.914399844</text:p>
          </table:table-cell>
          <table:table-cell table:formula="of:=2*(PI())^2*[.F5]*[.$B$22]^5/996/[.G5]^2/0.2/1000" office:value-type="float" office:value="0.0213283502120809" calcext:value-type="float">
            <text:p>0.0213283502</text:p>
          </table:table-cell>
          <table:table-cell table:formula="of:=[.J5]*SQRT( ([.I5]/[.G5])^2     +   (5/996)^2      +     ([.$C$22]/[.$B$22])^2         +       (0.05/0.85)^2                                                   )" office:value-type="float" office:value="96.3519132438087" calcext:value-type="float">
            <text:p>96.3519132438</text:p>
          </table:table-cell>
          <table:table-cell table:formula="of:=[.K5]*SQRT(  ([.H5]/[.F5])^2+(5*[.$C$22]/[.$B$22])^2+       (0.002/0.25)^2+     (5/996)^2+ (2*[.I5]/[.G5])^2                                                )" office:value-type="float" office:value="0.00265904353764175" calcext:value-type="float">
            <text:p>0.0026590435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$Sheet1.$C$11]*[$Sheet1.$C$12]*[.A6]/100" office:value-type="float" office:value="664.9959394" calcext:value-type="float">
            <text:p>664.9959394</text:p>
          </table:table-cell>
          <table:table-cell table:formula="of:=[.C6]/[.E6]" office:value-type="float" office:value="7.76" calcext:value-type="float">
            <text:p>7.76</text:p>
          </table:table-cell>
          <table:table-cell table:formula="of:=[.F6]*SQRT(([.B6]/[.A6])^2+([$Sheet1.$D$12]/[$Sheet1.$C$12])^2)" office:value-type="float" office:value="58.7709064184923" calcext:value-type="float">
            <text:p>58.7709064185</text:p>
          </table:table-cell>
          <table:table-cell table:formula="of:=[.G6]*SQRT(([.D6]/[.C6])^2+([$Sheet1.$C$14]/[.E6])^2)" office:value-type="float" office:value="0.174605383651249" calcext:value-type="float">
            <text:p>0.1746053837</text:p>
          </table:table-cell>
          <table:table-cell table:formula="of:=[.G6]*996/[.$B$22]/PI()/0.85" office:value-type="float" office:value="1582.74317983785" calcext:value-type="float">
            <text:p>1582.7431798379</text:p>
          </table:table-cell>
          <table:table-cell table:formula="of:=2*(PI())^2*[.F6]*[.$B$22]^5/996/[.G6]^2/0.2/1000" office:value-type="float" office:value="0.0223792233304295" calcext:value-type="float">
            <text:p>0.0223792233</text:p>
          </table:table-cell>
          <table:table-cell table:formula="of:=[.J6]*SQRT( ([.I6]/[.G6])^2     +   (5/996)^2      +     ([.$C$22]/[.$B$22])^2         +       (0.05/0.85)^2                                                   )" office:value-type="float" office:value="101.981211851929" calcext:value-type="float">
            <text:p>101.9812118519</text:p>
          </table:table-cell>
          <table:table-cell table:formula="of:=[.K6]*SQRT(  ([.H6]/[.F6])^2+(5*[.$C$22]/[.$B$22])^2+       (0.002/0.25)^2+     (5/996)^2+ (2*[.I6]/[.G6])^2                                                )" office:value-type="float" office:value="0.00264071590808291" calcext:value-type="float">
            <text:p>0.00264071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$Sheet1.$C$11]*[$Sheet1.$C$12]*[.A7]/100" office:value-type="float" office:value="782.348164" calcext:value-type="float">
            <text:p>782.348164</text:p>
          </table:table-cell>
          <table:table-cell table:formula="of:=[.C7]/[.E7]" office:value-type="float" office:value="8.4" calcext:value-type="float">
            <text:p>8.4</text:p>
          </table:table-cell>
          <table:table-cell table:formula="of:=[.F7]*SQRT(([.B7]/[.A7])^2+([$Sheet1.$D$12]/[$Sheet1.$C$12])^2)" office:value-type="float" office:value="29.5995089805718" calcext:value-type="float">
            <text:p>29.5995089806</text:p>
          </table:table-cell>
          <table:table-cell table:formula="of:=[.G7]*SQRT(([.D7]/[.C7])^2+([$Sheet1.$C$14]/[.E7])^2)" office:value-type="float" office:value="0.186075253593808" calcext:value-type="float">
            <text:p>0.1860752536</text:p>
          </table:table-cell>
          <table:table-cell table:formula="of:=[.G7]*996/[.$B$22]/PI()/0.85" office:value-type="float" office:value="1713.27869982448" calcext:value-type="float">
            <text:p>1713.2786998245</text:p>
          </table:table-cell>
          <table:table-cell table:formula="of:=2*(PI())^2*[.F7]*[.$B$22]^5/996/[.G7]^2/0.2/1000" office:value-type="float" office:value="0.022469373062933" calcext:value-type="float">
            <text:p>0.0224693731</text:p>
          </table:table-cell>
          <table:table-cell table:formula="of:=[.J7]*SQRT( ([.I7]/[.G7])^2     +   (5/996)^2      +     ([.$C$22]/[.$B$22])^2         +       (0.05/0.85)^2                                                   )" office:value-type="float" office:value="110.184725682975" calcext:value-type="float">
            <text:p>110.184725683</text:p>
          </table:table-cell>
          <table:table-cell table:formula="of:=[.K7]*SQRT(  ([.H7]/[.F7])^2+(5*[.$C$22]/[.$B$22])^2+       (0.002/0.25)^2+     (5/996)^2+ (2*[.I7]/[.G7])^2                                                )" office:value-type="float" office:value="0.00194358487732926" calcext:value-type="float">
            <text:p>0.00194358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$Sheet1.$C$11]*[$Sheet1.$C$12]*[.A8]/100" office:value-type="float" office:value="880.1416845" calcext:value-type="float">
            <text:p>880.1416845</text:p>
          </table:table-cell>
          <table:table-cell table:formula="of:=[.C8]/[.E8]" office:value-type="float" office:value="9.04" calcext:value-type="float">
            <text:p>9.04</text:p>
          </table:table-cell>
          <table:table-cell table:formula="of:=[.F8]*SQRT(([.B8]/[.A8])^2+([$Sheet1.$D$12]/[$Sheet1.$C$12])^2)" office:value-type="float" office:value="10.7302488240052" calcext:value-type="float">
            <text:p>10.730248824</text:p>
          </table:table-cell>
          <table:table-cell table:formula="of:=[.G8]*SQRT(([.D8]/[.C8])^2+([$Sheet1.$C$14]/[.E8])^2)" office:value-type="float" office:value="0.197708472251444" calcext:value-type="float">
            <text:p>0.1977084723</text:p>
          </table:table-cell>
          <table:table-cell table:formula="of:=[.G8]*996/[.$B$22]/PI()/0.85" office:value-type="float" office:value="1843.8142198111" calcext:value-type="float">
            <text:p>1843.8142198111</text:p>
          </table:table-cell>
          <table:table-cell table:formula="of:=2*(PI())^2*[.F8]*[.$B$22]^5/996/[.G8]^2/0.2/1000" office:value-type="float" office:value="0.0218255495944233" calcext:value-type="float">
            <text:p>0.0218255496</text:p>
          </table:table-cell>
          <table:table-cell table:formula="of:=[.J8]*SQRT( ([.I8]/[.G8])^2     +   (5/996)^2      +     ([.$C$22]/[.$B$22])^2         +       (0.05/0.85)^2                                                   )" office:value-type="float" office:value="118.402034840393" calcext:value-type="float">
            <text:p>118.4020348404</text:p>
          </table:table-cell>
          <table:table-cell table:formula="of:=[.K8]*SQRT(  ([.H8]/[.F8])^2+(5*[.$C$22]/[.$B$22])^2+       (0.002/0.25)^2+     (5/996)^2+ (2*[.I8]/[.G8])^2                                                )" office:value-type="float" office:value="0.00171157141499254" calcext:value-type="float">
            <text:p>0.0017115714</text:p>
          </table:table-cell>
          <table:table-cell table:number-columns-repeated="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$Sheet1.$C$11]*[$Sheet1.$C$12]*[.A9]/100" office:value-type="float" office:value="987.71455705" calcext:value-type="float">
            <text:p>987.71455705</text:p>
          </table:table-cell>
          <table:table-cell table:formula="of:=[.C9]/[.E9]" office:value-type="float" office:value="9.9" calcext:value-type="float">
            <text:p>9.9</text:p>
          </table:table-cell>
          <table:table-cell table:formula="of:=[.F9]*SQRT(([.B9]/[.A9])^2+([$Sheet1.$D$12]/[$Sheet1.$C$12])^2)" office:value-type="float" office:value="10.9634326146733" calcext:value-type="float">
            <text:p>10.9634326147</text:p>
          </table:table-cell>
          <table:table-cell table:formula="of:=[.G9]*SQRT(([.D9]/[.C9])^2+([$Sheet1.$C$14]/[.E9])^2)" office:value-type="float" office:value="0.266938663366699" calcext:value-type="float">
            <text:p>0.2669386634</text:p>
          </table:table-cell>
          <table:table-cell table:formula="of:=[.G9]*996/[.$B$22]/PI()/0.85" office:value-type="float" office:value="2019.22132479313" calcext:value-type="float">
            <text:p>2019.2213247931</text:p>
          </table:table-cell>
          <table:table-cell table:formula="of:=2*(PI())^2*[.F9]*[.$B$22]^5/996/[.G9]^2/0.2/1000" office:value-type="float" office:value="0.0204225761778614" calcext:value-type="float">
            <text:p>0.0204225762</text:p>
          </table:table-cell>
          <table:table-cell table:formula="of:=[.J9]*SQRT( ([.I9]/[.G9])^2     +   (5/996)^2      +     ([.$C$22]/[.$B$22])^2         +       (0.05/0.85)^2                                                   )" office:value-type="float" office:value="133.519042741572" calcext:value-type="float">
            <text:p>133.5190427416</text:p>
          </table:table-cell>
          <table:table-cell table:formula="of:=[.K9]*SQRT(  ([.H9]/[.F9])^2+(5*[.$C$22]/[.$B$22])^2+       (0.002/0.25)^2+     (5/996)^2+ (2*[.I9]/[.G9])^2                                                )" office:value-type="float" office:value="0.00172316411670496" calcext:value-type="float">
            <text:p>0.0017231641</text:p>
          </table:table-cell>
          <table:table-cell table:number-columns-repeated="8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$Sheet1.$C$11]*[$Sheet1.$C$12]*[.A10]/100" office:value-type="float" office:value="1105.06678165" calcext:value-type="float">
            <text:p>1105.06678165</text:p>
          </table:table-cell>
          <table:table-cell table:formula="of:=[.C10]/[.E10]" office:value-type="float" office:value="10.4" calcext:value-type="float">
            <text:p>10.4</text:p>
          </table:table-cell>
          <table:table-cell table:formula="of:=[.F10]*SQRT(([.B10]/[.A10])^2+([$Sheet1.$D$12]/[$Sheet1.$C$12])^2)" office:value-type="float" office:value="11.2418803467293" calcext:value-type="float">
            <text:p>11.2418803467</text:p>
          </table:table-cell>
          <table:table-cell table:formula="of:=[.G10]*SQRT(([.D10]/[.C10])^2+([$Sheet1.$C$14]/[.E10])^2)" office:value-type="float" office:value="0.278567765543682" calcext:value-type="float">
            <text:p>0.2785677655</text:p>
          </table:table-cell>
          <table:table-cell table:formula="of:=[.G10]*996/[.$B$22]/PI()/0.85" office:value-type="float" office:value="2121.20219978269" calcext:value-type="float">
            <text:p>2121.2021997827</text:p>
          </table:table-cell>
          <table:table-cell table:formula="of:=2*(PI())^2*[.F10]*[.$B$22]^5/996/[.G10]^2/0.2/1000" office:value-type="float" office:value="0.0207048126450654" calcext:value-type="float">
            <text:p>0.0207048126</text:p>
          </table:table-cell>
          <table:table-cell table:formula="of:=[.J10]*SQRT( ([.I10]/[.G10])^2     +   (5/996)^2      +     ([.$C$22]/[.$B$22])^2         +       (0.05/0.85)^2                                                   )" office:value-type="float" office:value="140.108769132727" calcext:value-type="float">
            <text:p>140.1087691327</text:p>
          </table:table-cell>
          <table:table-cell table:formula="of:=[.K10]*SQRT(  ([.H10]/[.F10])^2+(5*[.$C$22]/[.$B$22])^2+       (0.002/0.25)^2+     (5/996)^2+ (2*[.I10]/[.G10])^2                                                )" office:value-type="float" office:value="0.00173984537694237" calcext:value-type="float">
            <text:p>0.0017398454</text:p>
          </table:table-cell>
          <table:table-cell table:number-columns-repeated="8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$Sheet1.$C$11]*[$Sheet1.$C$12]*[.A11]/100" office:value-type="float" office:value="1241.97771035" calcext:value-type="float">
            <text:p>1241.97771035</text:p>
          </table:table-cell>
          <table:table-cell table:formula="of:=[.C11]/[.E11]" office:value-type="float" office:value="11.3" calcext:value-type="float">
            <text:p>11.3</text:p>
          </table:table-cell>
          <table:table-cell table:formula="of:=[.F11]*SQRT(([.B11]/[.A11])^2+([$Sheet1.$D$12]/[$Sheet1.$C$12])^2)" office:value-type="float" office:value="11.5961116403793" calcext:value-type="float">
            <text:p>11.5961116404</text:p>
          </table:table-cell>
          <table:table-cell table:formula="of:=[.G11]*SQRT(([.D11]/[.C11])^2+([$Sheet1.$C$14]/[.E11])^2)" office:value-type="float" office:value="0.299676909354058" calcext:value-type="float">
            <text:p>0.2996769094</text:p>
          </table:table-cell>
          <table:table-cell table:formula="of:=[.G11]*996/[.$B$22]/PI()/0.85" office:value-type="float" office:value="2304.76777476388" calcext:value-type="float">
            <text:p>2304.7677747639</text:p>
          </table:table-cell>
          <table:table-cell table:formula="of:=2*(PI())^2*[.F11]*[.$B$22]^5/996/[.G11]^2/0.2/1000" office:value-type="float" office:value="0.0197108963448303" calcext:value-type="float">
            <text:p>0.0197108963</text:p>
          </table:table-cell>
          <table:table-cell table:formula="of:=[.J11]*SQRT( ([.I11]/[.G11])^2     +   (5/996)^2      +     ([.$C$22]/[.$B$22])^2         +       (0.05/0.85)^2                                                   )" office:value-type="float" office:value="151.986652897295" calcext:value-type="float">
            <text:p>151.9866528973</text:p>
          </table:table-cell>
          <table:table-cell table:formula="of:=[.K11]*SQRT(  ([.H11]/[.F11])^2+(5*[.$C$22]/[.$B$22])^2+       (0.002/0.25)^2+     (5/996)^2+ (2*[.I11]/[.G11])^2                                                )" office:value-type="float" office:value="0.00164775603171542" calcext:value-type="float">
            <text:p>0.001647756</text:p>
          </table:table-cell>
          <table:table-cell table:number-columns-repeated="8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1" calcext:value-type="float">
            <text:p>0.1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$Sheet1.$C$11]*[$Sheet1.$C$12]*[.A12]/100" office:value-type="float" office:value="1329.9918788" calcext:value-type="float">
            <text:p>1329.9918788</text:p>
          </table:table-cell>
          <table:table-cell table:formula="of:=[.C12]/[.E12]" office:value-type="float" office:value="11.7777777777778" calcext:value-type="float">
            <text:p>11.7777777778</text:p>
          </table:table-cell>
          <table:table-cell table:formula="of:=[.F12]*SQRT(([.B12]/[.A12])^2+([$Sheet1.$D$12]/[$Sheet1.$C$12])^2)" office:value-type="float" office:value="11.8392936002827" calcext:value-type="float">
            <text:p>11.8392936003</text:p>
          </table:table-cell>
          <table:table-cell table:formula="of:=[.G12]*SQRT(([.D12]/[.C12])^2+([$Sheet1.$C$14]/[.E12])^2)" office:value-type="float" office:value="0.345513628868062" calcext:value-type="float">
            <text:p>0.3455136289</text:p>
          </table:table-cell>
          <table:table-cell table:formula="of:=[.G12]*996/[.$B$22]/PI()/0.85" office:value-type="float" office:value="2402.21616642056" calcext:value-type="float">
            <text:p>2402.2161664206</text:p>
          </table:table-cell>
          <table:table-cell table:formula="of:=2*(PI())^2*[.F12]*[.$B$22]^5/996/[.G12]^2/0.2/1000" office:value-type="float" office:value="0.0194299524073727" calcext:value-type="float">
            <text:p>0.0194299524</text:p>
          </table:table-cell>
          <table:table-cell table:formula="of:=[.J12]*SQRT( ([.I12]/[.G12])^2     +   (5/996)^2      +     ([.$C$22]/[.$B$22])^2         +       (0.05/0.85)^2                                                   )" office:value-type="float" office:value="161.252255197886" calcext:value-type="float">
            <text:p>161.2522551979</text:p>
          </table:table-cell>
          <table:table-cell table:formula="of:=[.K12]*SQRT(  ([.H12]/[.F12])^2+(5*[.$C$22]/[.$B$22])^2+       (0.002/0.25)^2+     (5/996)^2+ (2*[.I12]/[.G12])^2                                                )" office:value-type="float" office:value="0.00169492787420944" calcext:value-type="float">
            <text:p>0.0016949279</text:p>
          </table:table-cell>
          <table:table-cell table:number-columns-repeated="8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$Sheet1.$C$11]*[$Sheet1.$C$12]*[.A13]/100" office:value-type="float" office:value="1418.00604725" calcext:value-type="float">
            <text:p>1418.00604725</text:p>
          </table:table-cell>
          <table:table-cell table:formula="of:=[.C13]/[.E13]" office:value-type="float" office:value="12.1176470588235" calcext:value-type="float">
            <text:p>12.1176470588</text:p>
          </table:table-cell>
          <table:table-cell table:formula="of:=[.F13]*SQRT(([.B13]/[.A13])^2+([$Sheet1.$D$12]/[$Sheet1.$C$12])^2)" office:value-type="float" office:value="12.0937170050153" calcext:value-type="float">
            <text:p>12.093717005</text:p>
          </table:table-cell>
          <table:table-cell table:formula="of:=[.G13]*SQRT(([.D13]/[.C13])^2+([$Sheet1.$C$14]/[.E13])^2)" office:value-type="float" office:value="0.375316902132234" calcext:value-type="float">
            <text:p>0.3753169021</text:p>
          </table:table-cell>
          <table:table-cell table:formula="of:=[.G13]*996/[.$B$22]/PI()/0.85" office:value-type="float" office:value="2471.53649974679" calcext:value-type="float">
            <text:p>2471.5364997468</text:p>
          </table:table-cell>
          <table:table-cell table:formula="of:=2*(PI())^2*[.F13]*[.$B$22]^5/996/[.G13]^2/0.2/1000" office:value-type="float" office:value="0.0195700053486273" calcext:value-type="float">
            <text:p>0.0195700053</text:p>
          </table:table-cell>
          <table:table-cell table:formula="of:=[.J13]*SQRT( ([.I13]/[.G13])^2     +   (5/996)^2      +     ([.$C$22]/[.$B$22])^2         +       (0.05/0.85)^2                                                   )" office:value-type="float" office:value="167.712789847103" calcext:value-type="float">
            <text:p>167.7127898471</text:p>
          </table:table-cell>
          <table:table-cell table:formula="of:=[.K13]*SQRT(  ([.H13]/[.F13])^2+(5*[.$C$22]/[.$B$22])^2+       (0.002/0.25)^2+     (5/996)^2+ (2*[.I13]/[.G13])^2                                                )" office:value-type="float" office:value="0.00175016191917354" calcext:value-type="float">
            <text:p>0.0017501619</text:p>
          </table:table-cell>
          <table:table-cell table:number-columns-repeated="8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$Sheet1.$C$11]*[$Sheet1.$C$12]*[.A14]/100" office:value-type="float" office:value="1496.24086365" calcext:value-type="float">
            <text:p>1496.24086365</text:p>
          </table:table-cell>
          <table:table-cell table:formula="of:=[.C14]/[.E14]" office:value-type="float" office:value="12.6666666666667" calcext:value-type="float">
            <text:p>12.6666666667</text:p>
          </table:table-cell>
          <table:table-cell table:formula="of:=[.F14]*SQRT(([.B14]/[.A14])^2+([$Sheet1.$D$12]/[$Sheet1.$C$12])^2)" office:value-type="float" office:value="12.3287464884196" calcext:value-type="float">
            <text:p>12.3287464884</text:p>
          </table:table-cell>
          <table:table-cell table:formula="of:=[.G14]*SQRT(([.D14]/[.C14])^2+([$Sheet1.$C$14]/[.E14])^2)" office:value-type="float" office:value="0.368978867503172" calcext:value-type="float">
            <text:p>0.3689788675</text:p>
          </table:table-cell>
          <table:table-cell table:formula="of:=[.G14]*996/[.$B$22]/PI()/0.85" office:value-type="float" office:value="2583.51549973532" calcext:value-type="float">
            <text:p>2583.5154997353</text:p>
          </table:table-cell>
          <table:table-cell table:formula="of:=2*(PI())^2*[.F14]*[.$B$22]^5/996/[.G14]^2/0.2/1000" office:value-type="float" office:value="0.0188984544017694" calcext:value-type="float">
            <text:p>0.0188984544</text:p>
          </table:table-cell>
          <table:table-cell table:formula="of:=[.J14]*SQRT( ([.I14]/[.G14])^2     +   (5/996)^2      +     ([.$C$22]/[.$B$22])^2         +       (0.05/0.85)^2                                                   )" office:value-type="float" office:value="173.190139837472" calcext:value-type="float">
            <text:p>173.1901398375</text:p>
          </table:table-cell>
          <table:table-cell table:formula="of:=[.K14]*SQRT(  ([.H14]/[.F14])^2+(5*[.$C$22]/[.$B$22])^2+       (0.002/0.25)^2+     (5/996)^2+ (2*[.I14]/[.G14])^2                                                )" office:value-type="float" office:value="0.0016420996574605" calcext:value-type="float">
            <text:p>0.001642099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$Sheet1.$C$11]*[$Sheet1.$C$12]*[.A15]/100" office:value-type="float" office:value="1564.696328" calcext:value-type="float">
            <text:p>1564.696328</text:p>
          </table:table-cell>
          <table:table-cell table:formula="of:=[.C15]/[.E15]" office:value-type="float" office:value="13.0666666666667" calcext:value-type="float">
            <text:p>13.0666666667</text:p>
          </table:table-cell>
          <table:table-cell table:formula="of:=[.F15]*SQRT(([.B15]/[.A15])^2+([$Sheet1.$D$12]/[$Sheet1.$C$12])^2)" office:value-type="float" office:value="12.5408651790632" calcext:value-type="float">
            <text:p>12.5408651791</text:p>
          </table:table-cell>
          <table:table-cell table:formula="of:=[.G15]*SQRT(([.D15]/[.C15])^2+([$Sheet1.$C$14]/[.E15])^2)" office:value-type="float" office:value="0.455506772455785" calcext:value-type="float">
            <text:p>0.4555067725</text:p>
          </table:table-cell>
          <table:table-cell table:formula="of:=[.G15]*996/[.$B$22]/PI()/0.85" office:value-type="float" office:value="2665.10019972696" calcext:value-type="float">
            <text:p>2665.100199727</text:p>
          </table:table-cell>
          <table:table-cell table:formula="of:=2*(PI())^2*[.F15]*[.$B$22]^5/996/[.G15]^2/0.2/1000" office:value-type="float" office:value="0.018571624674465" calcext:value-type="float">
            <text:p>0.0185716247</text:p>
          </table:table-cell>
          <table:table-cell table:formula="of:=[.J15]*SQRT( ([.I15]/[.G15])^2     +   (5/996)^2      +     ([.$C$22]/[.$B$22])^2         +       (0.05/0.85)^2                                                   )" office:value-type="float" office:value="185.805288226369" calcext:value-type="float">
            <text:p>185.8052882264</text:p>
          </table:table-cell>
          <table:table-cell table:formula="of:=[.K15]*SQRT(  ([.H15]/[.F15])^2+(5*[.$C$22]/[.$B$22])^2+       (0.002/0.25)^2+     (5/996)^2+ (2*[.I15]/[.G15])^2                                                )" office:value-type="float" office:value="0.0017631374566879" calcext:value-type="float">
            <text:p>0.0017631375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.8332" calcext:value-type="float">
            <text:p>25.8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3 ml/s/Pa</text:p>
          </table:table-cell>
          <table:table-cell table:number-columns-repeated="2"/>
          <table:table-cell table:style-name="ce2" table:formula="of:=[.A2]" office:value-type="float" office:value="1.6" calcext:value-type="float">
            <text:p>1,6</text:p>
          </table:table-cell>
          <table:table-cell table:style-name="ce2" table:formula="of:=[.B2]" office:value-type="float" office:value="0.1" calcext:value-type="float">
            <text:p>0,1</text:p>
          </table:table-cell>
          <table:table-cell table:style-name="ce3" table:formula="of:=[.C2]" office:value-type="float" office:value="8" calcext:value-type="float">
            <text:p>8</text:p>
          </table:table-cell>
          <table:table-cell table:style-name="ce3" table:formula="of:=[.D2]" office:value-type="float" office:value="0.2" calcext:value-type="float">
            <text:p>0,2</text:p>
          </table:table-cell>
          <table:table-cell table:formula="of:=[.E2]" office:value-type="float" office:value="15" calcext:value-type="float">
            <text:p>15</text:p>
          </table:table-cell>
          <table:table-cell table:style-name="ce4" table:formula="of:=ROUND([.F2])" office:value-type="float" office:value="156" calcext:value-type="float">
            <text:p>156</text:p>
          </table:table-cell>
          <table:table-cell table:formula="of:=CEILING([.H2];1)" office:value-type="float" office:value="10" calcext:value-type="float">
            <text:p>10</text:p>
          </table:table-cell>
          <table:table-cell table:style-name="ce5" table:formula="of:=[.G2]" office:value-type="float" office:value="0.533333333333333" calcext:value-type="float">
            <text:p>0.53</text:p>
          </table:table-cell>
          <table:table-cell table:style-name="ce6" table:formula="of:=[.I2]" office:value-type="float" office:value="0.0222222222222222" calcext:value-type="float">
            <text:p>0,02</text:p>
          </table:table-cell>
          <table:table-cell/>
          <table:table-cell table:style-name="ce7" table:formula="of:=CONCATENATE([.G20]; &quot; ± &quot;; [.H20])" office:value-type="string" office:string-value="1.6 ± 0.1" calcext:value-type="string">
            <text:p>1.6 ± 0.1</text:p>
          </table:table-cell>
          <table:table-cell table:style-name="ce7" table:formula="of:=CONCATENATE([.I20]; &quot; ± &quot;; [.J20])" office:value-type="string" office:string-value="8 ± 0.2" calcext:value-type="string">
            <text:p>8 ± 0.2</text:p>
          </table:table-cell>
          <table:table-cell table:style-name="ce7" table:formula="of:=[.K20]" office:value-type="float" office:value="15" calcext:value-type="float">
            <text:p>15</text:p>
          </table:table-cell>
          <table:table-cell table:style-name="ce7" table:formula="of:=CONCATENATE([.L20]; &quot; ± &quot;; [.M20])" office:value-type="string" office:string-value="156 ± 10" calcext:value-type="string">
            <text:p>156 ± 10</text:p>
          </table:table-cell>
          <table:table-cell table:style-name="ce7" office:value-type="string" calcext:value-type="string">
            <text:p>0.53 pm 0.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3.50877" calcext:value-type="float">
            <text:p>-3.50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/s</text:p>
          </table:table-cell>
          <table:table-cell table:number-columns-repeated="2"/>
          <table:table-cell table:style-name="ce2" table:formula="of:=[.A3]" office:value-type="float" office:value="3.5" calcext:value-type="float">
            <text:p>3,5</text:p>
          </table:table-cell>
          <table:table-cell table:style-name="ce2" table:formula="of:=[.B3]" office:value-type="float" office:value="0.1" calcext:value-type="float">
            <text:p>0,1</text:p>
          </table:table-cell>
          <table:table-cell table:style-name="ce3" table:formula="of:=[.C3]" office:value-type="float" office:value="160" calcext:value-type="float">
            <text:p>160</text:p>
          </table:table-cell>
          <table:table-cell table:style-name="ce3" table:formula="of:=[.D3]" office:value-type="float" office:value="2" calcext:value-type="float">
            <text:p>2</text:p>
          </table:table-cell>
          <table:table-cell table:formula="of:=[.E3]" office:value-type="float" office:value="30" calcext:value-type="float">
            <text:p>30</text:p>
          </table:table-cell>
          <table:table-cell table:style-name="ce4" table:formula="of:=ROUND([.F3])" office:value-type="float" office:value="342" calcext:value-type="float">
            <text:p>342</text:p>
          </table:table-cell>
          <table:table-cell table:formula="of:=CEILING([.H3];1)" office:value-type="float" office:value="10" calcext:value-type="float">
            <text:p>10</text:p>
          </table:table-cell>
          <table:table-cell table:style-name="ce5" table:formula="of:=ROUND([.G3]*10; 1)/10" office:value-type="float" office:value="5.33" calcext:value-type="float">
            <text:p>5.33</text:p>
          </table:table-cell>
          <table:table-cell table:style-name="ce6" table:formula="of:=[.I3]" office:value-type="float" office:value="0.111111111111111" calcext:value-type="float">
            <text:p>0,11</text:p>
          </table:table-cell>
          <table:table-cell/>
          <table:table-cell table:style-name="ce7" table:formula="of:=CONCATENATE([.G21]; &quot; ± &quot;; [.H21])" office:value-type="string" office:string-value="3.5 ± 0.1" calcext:value-type="string">
            <text:p>3.5 ± 0.1</text:p>
          </table:table-cell>
          <table:table-cell table:style-name="ce7" table:formula="of:=CONCATENATE([.I21]; &quot; ± &quot;; [.J21])" office:value-type="string" office:string-value="160 ± 2" calcext:value-type="string">
            <text:p>160 ± 2</text:p>
          </table:table-cell>
          <table:table-cell table:style-name="ce7" table:formula="of:=[.K21]" office:value-type="float" office:value="30" calcext:value-type="float">
            <text:p>30</text:p>
          </table:table-cell>
          <table:table-cell table:style-name="ce7" table:formula="of:=CONCATENATE([.L21]; &quot; ± &quot;; [.M21])" office:value-type="string" office:string-value="342 ± 10" calcext:value-type="string">
            <text:p>342 ± 10</text:p>
          </table:table-cell>
          <table:table-cell table:style-name="ce7" table:formula="of:=CONCATENATE([.N21]; &quot; ± &quot;; [.O21])" office:value-type="string" office:string-value="5.33 ± 0.111111111111111" calcext:value-type="string">
            <text:p>5.33 ± 0.1111111111111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SQRT(SQRT(  8/PI() *0.85*[.B20]*0.2                  ))" office:value-type="float" office:value="1.82869724446768" calcext:value-type="float">
            <text:p>1.8286972445</text:p>
          </table:table-cell>
          <table:table-cell table:formula="of:=[.B22]/16*SQRT( (0.05/0.85)^2  +  (0.001/0.2)^2 + ([.C20]/[.B20])^2  )" office:value-type="float" office:value="0.0231276019859733" calcext:value-type="float">
            <text:p>0.023127602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" table:formula="of:=[.A4]" office:value-type="float" office:value="5" calcext:value-type="float">
            <text:p>5,0</text:p>
          </table:table-cell>
          <table:table-cell table:style-name="ce2" table:formula="of:=[.B4]" office:value-type="float" office:value="0.6" calcext:value-type="float">
            <text:p>0,6</text:p>
          </table:table-cell>
          <table:table-cell table:style-name="ce3" table:formula="of:=[.C4]" office:value-type="float" office:value="200" calcext:value-type="float">
            <text:p>200</text:p>
          </table:table-cell>
          <table:table-cell table:style-name="ce3" table:formula="of:=[.D4]" office:value-type="float" office:value="2" calcext:value-type="float">
            <text:p>2</text:p>
          </table:table-cell>
          <table:table-cell table:formula="of:=[.E4]" office:value-type="float" office:value="30" calcext:value-type="float">
            <text:p>30</text:p>
          </table:table-cell>
          <table:table-cell table:style-name="ce4" table:formula="of:=ROUND([.F4])" office:value-type="float" office:value="489" calcext:value-type="float">
            <text:p>489</text:p>
          </table:table-cell>
          <table:table-cell table:formula="of:=CEILING([.H4];1)" office:value-type="float" office:value="59" calcext:value-type="float">
            <text:p>59</text:p>
          </table:table-cell>
          <table:table-cell table:style-name="ce5" table:formula="of:=ROUND([.G4]*10; 1)/10" office:value-type="float" office:value="6.67" calcext:value-type="float">
            <text:p>6.67</text:p>
          </table:table-cell>
          <table:table-cell table:style-name="ce6" table:formula="of:=[.I4]" office:value-type="float" office:value="0.12957670877434" calcext:value-type="float">
            <text:p>0,13</text:p>
          </table:table-cell>
          <table:table-cell/>
          <table:table-cell table:style-name="ce7" table:formula="of:=CONCATENATE([.G22]; &quot; ± &quot;; [.H22])" office:value-type="string" office:string-value="5 ± 0.6" calcext:value-type="string">
            <text:p>5 ± 0.6</text:p>
          </table:table-cell>
          <table:table-cell table:style-name="ce7" table:formula="of:=CONCATENATE([.I22]; &quot; ± &quot;; [.J22])" office:value-type="string" office:string-value="200 ± 2" calcext:value-type="string">
            <text:p>200 ± 2</text:p>
          </table:table-cell>
          <table:table-cell table:style-name="ce7" table:formula="of:=[.K22]" office:value-type="float" office:value="30" calcext:value-type="float">
            <text:p>30</text:p>
          </table:table-cell>
          <table:table-cell table:style-name="ce7" table:formula="of:=CONCATENATE([.L22]; &quot; ± &quot;; [.M22])" office:value-type="string" office:string-value="489 ± 59" calcext:value-type="string">
            <text:p>489 ± 59</text:p>
          </table:table-cell>
          <table:table-cell table:style-name="ce7" table:formula="of:=CONCATENATE([.N22]; &quot; ± &quot;; [.O22])" office:value-type="string" office:string-value="6.67 ± 0.12957670877434" calcext:value-type="string">
            <text:p>6.67 ± 0.12957670877434</text:p>
          </table:table-cell>
        </table:table-row>
        <table:table-row table:style-name="ro1">
          <table:table-cell table:number-columns-repeated="6"/>
          <table:table-cell table:style-name="ce2" table:formula="of:=[.A5]" office:value-type="float" office:value="6" calcext:value-type="float">
            <text:p>6,0</text:p>
          </table:table-cell>
          <table:table-cell table:style-name="ce2" table:formula="of:=[.B5]" office:value-type="float" office:value="0.6" calcext:value-type="float">
            <text:p>0,6</text:p>
          </table:table-cell>
          <table:table-cell table:style-name="ce3" table:formula="of:=[.C5]" office:value-type="float" office:value="224" calcext:value-type="float">
            <text:p>224</text:p>
          </table:table-cell>
          <table:table-cell table:style-name="ce3" table:formula="of:=[.D5]" office:value-type="float" office:value="2" calcext:value-type="float">
            <text:p>2</text:p>
          </table:table-cell>
          <table:table-cell table:formula="of:=[.E5]" office:value-type="float" office:value="30" calcext:value-type="float">
            <text:p>30</text:p>
          </table:table-cell>
          <table:table-cell table:style-name="ce4" table:formula="of:=ROUND([.F5])" office:value-type="float" office:value="587" calcext:value-type="float">
            <text:p>587</text:p>
          </table:table-cell>
          <table:table-cell table:formula="of:=CEILING([.H5];1)" office:value-type="float" office:value="59" calcext:value-type="float">
            <text:p>59</text:p>
          </table:table-cell>
          <table:table-cell table:style-name="ce5" table:formula="of:=ROUND([.G5]*10; 1)/10" office:value-type="float" office:value="7.47" calcext:value-type="float">
            <text:p>7.47</text:p>
          </table:table-cell>
          <table:table-cell table:style-name="ce6" table:formula="of:=[.I5]" office:value-type="float" office:value="0.141176712660165" calcext:value-type="float">
            <text:p>0,14</text:p>
          </table:table-cell>
          <table:table-cell/>
          <table:table-cell table:style-name="ce7" table:formula="of:=CONCATENATE([.G23]; &quot; ± &quot;; [.H23])" office:value-type="string" office:string-value="6 ± 0.6" calcext:value-type="string">
            <text:p>6 ± 0.6</text:p>
          </table:table-cell>
          <table:table-cell table:style-name="ce7" table:formula="of:=CONCATENATE([.I23]; &quot; ± &quot;; [.J23])" office:value-type="string" office:string-value="224 ± 2" calcext:value-type="string">
            <text:p>224 ± 2</text:p>
          </table:table-cell>
          <table:table-cell table:style-name="ce7" table:formula="of:=[.K23]" office:value-type="float" office:value="30" calcext:value-type="float">
            <text:p>30</text:p>
          </table:table-cell>
          <table:table-cell table:style-name="ce7" table:formula="of:=CONCATENATE([.L23]; &quot; ± &quot;; [.M23])" office:value-type="string" office:string-value="587 ± 59" calcext:value-type="string">
            <text:p>587 ± 59</text:p>
          </table:table-cell>
          <table:table-cell table:style-name="ce7" table:formula="of:=CONCATENATE([.N23]; &quot; ± &quot;; [.O23])" office:value-type="string" office:string-value="7.47 ± 0.141176712660165" calcext:value-type="string">
            <text:p>7.47 ± 0.141176712660165</text:p>
          </table:table-cell>
        </table:table-row>
        <table:table-row table:style-name="ro1">
          <table:table-cell table:number-columns-repeated="6"/>
          <table:table-cell table:style-name="ce2" table:formula="of:=[.A6]" office:value-type="float" office:value="6.8" calcext:value-type="float">
            <text:p>6,8</text:p>
          </table:table-cell>
          <table:table-cell table:style-name="ce2" table:formula="of:=[.B6]" office:value-type="float" office:value="0.6" calcext:value-type="float">
            <text:p>0,6</text:p>
          </table:table-cell>
          <table:table-cell table:style-name="ce3" table:formula="of:=[.C6]" office:value-type="float" office:value="194" calcext:value-type="float">
            <text:p>194</text:p>
          </table:table-cell>
          <table:table-cell table:style-name="ce3" table:formula="of:=[.D6]" office:value-type="float" office:value="2" calcext:value-type="float">
            <text:p>2</text:p>
          </table:table-cell>
          <table:table-cell table:formula="of:=[.E6]" office:value-type="float" office:value="25" calcext:value-type="float">
            <text:p>25</text:p>
          </table:table-cell>
          <table:table-cell table:style-name="ce4" table:formula="of:=ROUND([.F6])" office:value-type="float" office:value="665" calcext:value-type="float">
            <text:p>665</text:p>
          </table:table-cell>
          <table:table-cell table:formula="of:=CEILING([.H6];1)" office:value-type="float" office:value="59" calcext:value-type="float">
            <text:p>59</text:p>
          </table:table-cell>
          <table:table-cell table:style-name="ce5" table:formula="of:=ROUND([.G6]*10; 1)/10" office:value-type="float" office:value="7.76" calcext:value-type="float">
            <text:p>7.76</text:p>
          </table:table-cell>
          <table:table-cell table:style-name="ce6" table:formula="of:=[.I6]" office:value-type="float" office:value="0.174605383651249" calcext:value-type="float">
            <text:p>0,17</text:p>
          </table:table-cell>
          <table:table-cell/>
          <table:table-cell table:style-name="ce7" table:formula="of:=CONCATENATE([.G24]; &quot; ± &quot;; [.H24])" office:value-type="string" office:string-value="6.8 ± 0.6" calcext:value-type="string">
            <text:p>6.8 ± 0.6</text:p>
          </table:table-cell>
          <table:table-cell table:style-name="ce7" table:formula="of:=CONCATENATE([.I24]; &quot; ± &quot;; [.J24])" office:value-type="string" office:string-value="194 ± 2" calcext:value-type="string">
            <text:p>194 ± 2</text:p>
          </table:table-cell>
          <table:table-cell table:style-name="ce7" table:formula="of:=[.K24]" office:value-type="float" office:value="25" calcext:value-type="float">
            <text:p>25</text:p>
          </table:table-cell>
          <table:table-cell table:style-name="ce7" table:formula="of:=CONCATENATE([.L24]; &quot; ± &quot;; [.M24])" office:value-type="string" office:string-value="665 ± 59" calcext:value-type="string">
            <text:p>665 ± 59</text:p>
          </table:table-cell>
          <table:table-cell table:style-name="ce7" table:formula="of:=CONCATENATE([.N24]; &quot; ± &quot;; [.O24])" office:value-type="string" office:string-value="7.76 ± 0.174605383651249" calcext:value-type="string">
            <text:p>7.76 ± 0.174605383651249</text:p>
          </table:table-cell>
        </table:table-row>
        <table:table-row table:style-name="ro1">
          <table:table-cell table:number-columns-repeated="6"/>
          <table:table-cell table:style-name="ce2" table:formula="of:=[.A7]" office:value-type="float" office:value="8" calcext:value-type="float">
            <text:p>8,0</text:p>
          </table:table-cell>
          <table:table-cell table:style-name="ce2" table:formula="of:=[.B7]" office:value-type="float" office:value="0.3" calcext:value-type="float">
            <text:p>0,3</text:p>
          </table:table-cell>
          <table:table-cell table:style-name="ce3" table:formula="of:=[.C7]" office:value-type="float" office:value="210" calcext:value-type="float">
            <text:p>210</text:p>
          </table:table-cell>
          <table:table-cell table:style-name="ce3" table:formula="of:=[.D7]" office:value-type="float" office:value="2" calcext:value-type="float">
            <text:p>2</text:p>
          </table:table-cell>
          <table:table-cell table:formula="of:=[.E7]" office:value-type="float" office:value="25" calcext:value-type="float">
            <text:p>25</text:p>
          </table:table-cell>
          <table:table-cell table:style-name="ce4" table:formula="of:=ROUND([.F7])" office:value-type="float" office:value="782" calcext:value-type="float">
            <text:p>782</text:p>
          </table:table-cell>
          <table:table-cell table:formula="of:=CEILING([.H7];1)" office:value-type="float" office:value="30" calcext:value-type="float">
            <text:p>30</text:p>
          </table:table-cell>
          <table:table-cell table:style-name="ce5" table:formula="of:=ROUND([.G7]*10; 1)/10" office:value-type="float" office:value="8.4" calcext:value-type="float">
            <text:p>8.40</text:p>
          </table:table-cell>
          <table:table-cell table:style-name="ce6" table:formula="of:=[.I7]" office:value-type="float" office:value="0.186075253593808" calcext:value-type="float">
            <text:p>0,19</text:p>
          </table:table-cell>
          <table:table-cell/>
          <table:table-cell table:style-name="ce7" table:formula="of:=CONCATENATE([.G25]; &quot; ± &quot;; [.H25])" office:value-type="string" office:string-value="8 ± 0.3" calcext:value-type="string">
            <text:p>8 ± 0.3</text:p>
          </table:table-cell>
          <table:table-cell table:style-name="ce7" table:formula="of:=CONCATENATE([.I25]; &quot; ± &quot;; [.J25])" office:value-type="string" office:string-value="210 ± 2" calcext:value-type="string">
            <text:p>210 ± 2</text:p>
          </table:table-cell>
          <table:table-cell table:style-name="ce7" table:formula="of:=[.K25]" office:value-type="float" office:value="25" calcext:value-type="float">
            <text:p>25</text:p>
          </table:table-cell>
          <table:table-cell table:style-name="ce7" table:formula="of:=CONCATENATE([.L25]; &quot; ± &quot;; [.M25])" office:value-type="string" office:string-value="782 ± 30" calcext:value-type="string">
            <text:p>782 ± 30</text:p>
          </table:table-cell>
          <table:table-cell table:style-name="ce7" table:formula="of:=CONCATENATE([.N25]; &quot; ± &quot;; [.O25])" office:value-type="string" office:string-value="8.4 ± 0.186075253593808" calcext:value-type="string">
            <text:p>8.4 ± 0.186075253593808</text:p>
          </table:table-cell>
        </table:table-row>
        <table:table-row table:style-name="ro1">
          <table:table-cell table:number-columns-repeated="6"/>
          <table:table-cell table:style-name="ce2" table:formula="of:=[.A8]" office:value-type="float" office:value="9" calcext:value-type="float">
            <text:p>9,0</text:p>
          </table:table-cell>
          <table:table-cell table:style-name="ce2" table:formula="of:=[.B8]" office:value-type="float" office:value="0.1" calcext:value-type="float">
            <text:p>0,1</text:p>
          </table:table-cell>
          <table:table-cell table:style-name="ce3" table:formula="of:=[.C8]" office:value-type="float" office:value="226" calcext:value-type="float">
            <text:p>226</text:p>
          </table:table-cell>
          <table:table-cell table:style-name="ce3" table:formula="of:=[.D8]" office:value-type="float" office:value="2" calcext:value-type="float">
            <text:p>2</text:p>
          </table:table-cell>
          <table:table-cell table:formula="of:=[.E8]" office:value-type="float" office:value="25" calcext:value-type="float">
            <text:p>25</text:p>
          </table:table-cell>
          <table:table-cell table:style-name="ce4" table:formula="of:=ROUND([.F8])" office:value-type="float" office:value="880" calcext:value-type="float">
            <text:p>880</text:p>
          </table:table-cell>
          <table:table-cell table:formula="of:=CEILING([.H8];1)" office:value-type="float" office:value="11" calcext:value-type="float">
            <text:p>11</text:p>
          </table:table-cell>
          <table:table-cell table:style-name="ce5" table:formula="of:=ROUND([.G8]*10; 1)/10" office:value-type="float" office:value="9.04" calcext:value-type="float">
            <text:p>9.04</text:p>
          </table:table-cell>
          <table:table-cell table:style-name="ce6" table:formula="of:=[.I8]" office:value-type="float" office:value="0.197708472251444" calcext:value-type="float">
            <text:p>0,20</text:p>
          </table:table-cell>
          <table:table-cell/>
          <table:table-cell table:style-name="ce7" table:formula="of:=CONCATENATE([.G26]; &quot; ± &quot;; [.H26])" office:value-type="string" office:string-value="9 ± 0.1" calcext:value-type="string">
            <text:p>9 ± 0.1</text:p>
          </table:table-cell>
          <table:table-cell table:style-name="ce7" table:formula="of:=CONCATENATE([.I26]; &quot; ± &quot;; [.J26])" office:value-type="string" office:string-value="226 ± 2" calcext:value-type="string">
            <text:p>226 ± 2</text:p>
          </table:table-cell>
          <table:table-cell table:style-name="ce7" table:formula="of:=[.K26]" office:value-type="float" office:value="25" calcext:value-type="float">
            <text:p>25</text:p>
          </table:table-cell>
          <table:table-cell table:style-name="ce7" table:formula="of:=CONCATENATE([.L26]; &quot; ± &quot;; [.M26])" office:value-type="string" office:string-value="880 ± 11" calcext:value-type="string">
            <text:p>880 ± 11</text:p>
          </table:table-cell>
          <table:table-cell table:style-name="ce7" table:formula="of:=CONCATENATE([.N26]; &quot; ± &quot;; [.O26])" office:value-type="string" office:string-value="9.04 ± 0.197708472251444" calcext:value-type="string">
            <text:p>9.04 ± 0.197708472251444</text:p>
          </table:table-cell>
        </table:table-row>
        <table:table-row table:style-name="ro1">
          <table:table-cell table:number-columns-repeated="6"/>
          <table:table-cell table:style-name="ce2" table:formula="of:=[.A9]" office:value-type="float" office:value="10.1" calcext:value-type="float">
            <text:p>10,1</text:p>
          </table:table-cell>
          <table:table-cell table:style-name="ce2" table:formula="of:=[.B9]" office:value-type="float" office:value="0.1" calcext:value-type="float">
            <text:p>0,1</text:p>
          </table:table-cell>
          <table:table-cell table:style-name="ce3" table:formula="of:=[.C9]" office:value-type="float" office:value="198" calcext:value-type="float">
            <text:p>198</text:p>
          </table:table-cell>
          <table:table-cell table:style-name="ce3" table:formula="of:=[.D9]" office:value-type="float" office:value="2" calcext:value-type="float">
            <text:p>2</text:p>
          </table:table-cell>
          <table:table-cell table:formula="of:=[.E9]" office:value-type="float" office:value="20" calcext:value-type="float">
            <text:p>20</text:p>
          </table:table-cell>
          <table:table-cell table:style-name="ce4" table:formula="of:=ROUND([.F9])" office:value-type="float" office:value="988" calcext:value-type="float">
            <text:p>988</text:p>
          </table:table-cell>
          <table:table-cell table:formula="of:=CEILING([.H9];1)" office:value-type="float" office:value="11" calcext:value-type="float">
            <text:p>11</text:p>
          </table:table-cell>
          <table:table-cell table:style-name="ce5" table:formula="of:=ROUND([.G9]*10; 1)/10" office:value-type="float" office:value="9.9" calcext:value-type="float">
            <text:p>9.90</text:p>
          </table:table-cell>
          <table:table-cell table:style-name="ce6" table:formula="of:=[.I9]" office:value-type="float" office:value="0.266938663366699" calcext:value-type="float">
            <text:p>0,27</text:p>
          </table:table-cell>
          <table:table-cell/>
          <table:table-cell table:style-name="ce7" table:formula="of:=CONCATENATE([.G27]; &quot; ± &quot;; [.H27])" office:value-type="string" office:string-value="10.1 ± 0.1" calcext:value-type="string">
            <text:p>10.1 ± 0.1</text:p>
          </table:table-cell>
          <table:table-cell table:style-name="ce7" table:formula="of:=CONCATENATE([.I27]; &quot; ± &quot;; [.J27])" office:value-type="string" office:string-value="198 ± 2" calcext:value-type="string">
            <text:p>198 ± 2</text:p>
          </table:table-cell>
          <table:table-cell table:style-name="ce7" table:formula="of:=[.K27]" office:value-type="float" office:value="20" calcext:value-type="float">
            <text:p>20</text:p>
          </table:table-cell>
          <table:table-cell table:style-name="ce7" table:formula="of:=CONCATENATE([.L27]; &quot; ± &quot;; [.M27])" office:value-type="string" office:string-value="988 ± 11" calcext:value-type="string">
            <text:p>988 ± 11</text:p>
          </table:table-cell>
          <table:table-cell table:style-name="ce7" table:formula="of:=CONCATENATE([.N27]; &quot; ± &quot;; [.O27])" office:value-type="string" office:string-value="9.9 ± 0.266938663366699" calcext:value-type="string">
            <text:p>9.9 ± 0.266938663366699</text:p>
          </table:table-cell>
        </table:table-row>
        <table:table-row table:style-name="ro1">
          <table:table-cell table:number-columns-repeated="6"/>
          <table:table-cell table:style-name="ce2" table:formula="of:=[.A10]" office:value-type="float" office:value="11.3" calcext:value-type="float">
            <text:p>11,3</text:p>
          </table:table-cell>
          <table:table-cell table:style-name="ce2" table:formula="of:=[.B10]" office:value-type="float" office:value="0.1" calcext:value-type="float">
            <text:p>0,1</text:p>
          </table:table-cell>
          <table:table-cell table:style-name="ce3" table:formula="of:=[.C10]" office:value-type="float" office:value="208" calcext:value-type="float">
            <text:p>208</text:p>
          </table:table-cell>
          <table:table-cell table:style-name="ce3" table:formula="of:=[.D10]" office:value-type="float" office:value="2" calcext:value-type="float">
            <text:p>2</text:p>
          </table:table-cell>
          <table:table-cell table:formula="of:=[.E10]" office:value-type="float" office:value="20" calcext:value-type="float">
            <text:p>20</text:p>
          </table:table-cell>
          <table:table-cell table:style-name="ce4" table:formula="of:=ROUND([.F10])" office:value-type="float" office:value="1105" calcext:value-type="float">
            <text:p>1105</text:p>
          </table:table-cell>
          <table:table-cell table:formula="of:=CEILING([.H10];1)" office:value-type="float" office:value="12" calcext:value-type="float">
            <text:p>12</text:p>
          </table:table-cell>
          <table:table-cell table:style-name="ce5" table:formula="of:=ROUND([.G10]*10; 1)/10" office:value-type="float" office:value="10.4" calcext:value-type="float">
            <text:p>10.40</text:p>
          </table:table-cell>
          <table:table-cell table:style-name="ce6" table:formula="of:=[.I10]" office:value-type="float" office:value="0.278567765543682" calcext:value-type="float">
            <text:p>0,28</text:p>
          </table:table-cell>
          <table:table-cell/>
          <table:table-cell table:style-name="ce7" table:formula="of:=CONCATENATE([.G28]; &quot; ± &quot;; [.H28])" office:value-type="string" office:string-value="11.3 ± 0.1" calcext:value-type="string">
            <text:p>11.3 ± 0.1</text:p>
          </table:table-cell>
          <table:table-cell table:style-name="ce7" table:formula="of:=CONCATENATE([.I28]; &quot; ± &quot;; [.J28])" office:value-type="string" office:string-value="208 ± 2" calcext:value-type="string">
            <text:p>208 ± 2</text:p>
          </table:table-cell>
          <table:table-cell table:style-name="ce7" table:formula="of:=[.K28]" office:value-type="float" office:value="20" calcext:value-type="float">
            <text:p>20</text:p>
          </table:table-cell>
          <table:table-cell table:style-name="ce7" table:formula="of:=CONCATENATE([.L28]; &quot; ± &quot;; [.M28])" office:value-type="string" office:string-value="1105 ± 12" calcext:value-type="string">
            <text:p>1105 ± 12</text:p>
          </table:table-cell>
          <table:table-cell table:style-name="ce7" table:formula="of:=CONCATENATE([.N28]; &quot; ± &quot;; [.O28])" office:value-type="string" office:string-value="10.4 ± 0.278567765543682" calcext:value-type="string">
            <text:p>10.4 ± 0.278567765543682</text:p>
          </table:table-cell>
        </table:table-row>
        <table:table-row table:style-name="ro1">
          <table:table-cell table:number-columns-repeated="6"/>
          <table:table-cell table:style-name="ce2" table:formula="of:=[.A11]" office:value-type="float" office:value="12.7" calcext:value-type="float">
            <text:p>12,7</text:p>
          </table:table-cell>
          <table:table-cell table:style-name="ce2" table:formula="of:=[.B11]" office:value-type="float" office:value="0.1" calcext:value-type="float">
            <text:p>0,1</text:p>
          </table:table-cell>
          <table:table-cell table:style-name="ce3" table:formula="of:=[.C11]" office:value-type="float" office:value="226" calcext:value-type="float">
            <text:p>226</text:p>
          </table:table-cell>
          <table:table-cell table:style-name="ce3" table:formula="of:=[.D11]" office:value-type="float" office:value="2" calcext:value-type="float">
            <text:p>2</text:p>
          </table:table-cell>
          <table:table-cell table:formula="of:=[.E11]" office:value-type="float" office:value="20" calcext:value-type="float">
            <text:p>20</text:p>
          </table:table-cell>
          <table:table-cell table:style-name="ce4" table:formula="of:=ROUND([.F11])" office:value-type="float" office:value="1242" calcext:value-type="float">
            <text:p>1242</text:p>
          </table:table-cell>
          <table:table-cell table:formula="of:=CEILING([.H11];1)" office:value-type="float" office:value="12" calcext:value-type="float">
            <text:p>12</text:p>
          </table:table-cell>
          <table:table-cell table:style-name="ce5" table:formula="of:=ROUND([.G11]*10; 1)/10" office:value-type="float" office:value="11.3" calcext:value-type="float">
            <text:p>11.30</text:p>
          </table:table-cell>
          <table:table-cell table:style-name="ce6" table:formula="of:=[.I11]" office:value-type="float" office:value="0.299676909354058" calcext:value-type="float">
            <text:p>0,30</text:p>
          </table:table-cell>
          <table:table-cell/>
          <table:table-cell table:style-name="ce7" table:formula="of:=CONCATENATE([.G29]; &quot; ± &quot;; [.H29])" office:value-type="string" office:string-value="12.7 ± 0.1" calcext:value-type="string">
            <text:p>12.7 ± 0.1</text:p>
          </table:table-cell>
          <table:table-cell table:style-name="ce7" table:formula="of:=CONCATENATE([.I29]; &quot; ± &quot;; [.J29])" office:value-type="string" office:string-value="226 ± 2" calcext:value-type="string">
            <text:p>226 ± 2</text:p>
          </table:table-cell>
          <table:table-cell table:style-name="ce7" table:formula="of:=[.K29]" office:value-type="float" office:value="20" calcext:value-type="float">
            <text:p>20</text:p>
          </table:table-cell>
          <table:table-cell table:style-name="ce7" table:formula="of:=CONCATENATE([.L29]; &quot; ± &quot;; [.M29])" office:value-type="string" office:string-value="1242 ± 12" calcext:value-type="string">
            <text:p>1242 ± 12</text:p>
          </table:table-cell>
          <table:table-cell table:style-name="ce7" table:formula="of:=CONCATENATE([.N29]; &quot; ± &quot;; [.O29])" office:value-type="string" office:string-value="11.3 ± 0.299676909354058" calcext:value-type="string">
            <text:p>11.3 ± 0.299676909354058</text:p>
          </table:table-cell>
        </table:table-row>
        <table:table-row table:style-name="ro1">
          <table:table-cell table:number-columns-repeated="6"/>
          <table:table-cell table:style-name="ce2" table:formula="of:=[.A12]" office:value-type="float" office:value="13.6" calcext:value-type="float">
            <text:p>13,6</text:p>
          </table:table-cell>
          <table:table-cell table:style-name="ce2" table:formula="of:=[.B12]" office:value-type="float" office:value="0.1" calcext:value-type="float">
            <text:p>0,1</text:p>
          </table:table-cell>
          <table:table-cell table:style-name="ce3" table:formula="of:=[.C12]" office:value-type="float" office:value="212" calcext:value-type="float">
            <text:p>212</text:p>
          </table:table-cell>
          <table:table-cell table:style-name="ce3" table:formula="of:=[.D12]" office:value-type="float" office:value="2" calcext:value-type="float">
            <text:p>2</text:p>
          </table:table-cell>
          <table:table-cell table:formula="of:=[.E12]" office:value-type="float" office:value="18" calcext:value-type="float">
            <text:p>18</text:p>
          </table:table-cell>
          <table:table-cell table:style-name="ce4" table:formula="of:=ROUND([.F12])" office:value-type="float" office:value="1330" calcext:value-type="float">
            <text:p>1330</text:p>
          </table:table-cell>
          <table:table-cell table:formula="of:=CEILING([.H12];1)" office:value-type="float" office:value="12" calcext:value-type="float">
            <text:p>12</text:p>
          </table:table-cell>
          <table:table-cell table:style-name="ce5" table:formula="of:=ROUND([.G12]*10; 1)/10" office:value-type="float" office:value="11.78" calcext:value-type="float">
            <text:p>11.78</text:p>
          </table:table-cell>
          <table:table-cell table:style-name="ce6" table:formula="of:=[.I12]" office:value-type="float" office:value="0.345513628868062" calcext:value-type="float">
            <text:p>0,35</text:p>
          </table:table-cell>
          <table:table-cell/>
          <table:table-cell table:style-name="ce7" table:formula="of:=CONCATENATE([.G30]; &quot; ± &quot;; [.H30])" office:value-type="string" office:string-value="13.6 ± 0.1" calcext:value-type="string">
            <text:p>13.6 ± 0.1</text:p>
          </table:table-cell>
          <table:table-cell table:style-name="ce7" table:formula="of:=CONCATENATE([.I30]; &quot; ± &quot;; [.J30])" office:value-type="string" office:string-value="212 ± 2" calcext:value-type="string">
            <text:p>212 ± 2</text:p>
          </table:table-cell>
          <table:table-cell table:style-name="ce7" table:formula="of:=[.K30]" office:value-type="float" office:value="18" calcext:value-type="float">
            <text:p>18</text:p>
          </table:table-cell>
          <table:table-cell table:style-name="ce7" table:formula="of:=CONCATENATE([.L30]; &quot; ± &quot;; [.M30])" office:value-type="string" office:string-value="1330 ± 12" calcext:value-type="string">
            <text:p>1330 ± 12</text:p>
          </table:table-cell>
          <table:table-cell table:style-name="ce7" table:formula="of:=CONCATENATE([.N30]; &quot; ± &quot;; [.O30])" office:value-type="string" office:string-value="11.78 ± 0.345513628868062" calcext:value-type="string">
            <text:p>11.78 ± 0.345513628868062</text:p>
          </table:table-cell>
        </table:table-row>
        <table:table-row table:style-name="ro1">
          <table:table-cell table:number-columns-repeated="6"/>
          <table:table-cell table:style-name="ce2" table:formula="of:=[.A13]" office:value-type="float" office:value="14.5" calcext:value-type="float">
            <text:p>14,5</text:p>
          </table:table-cell>
          <table:table-cell table:style-name="ce2" table:formula="of:=[.B13]" office:value-type="float" office:value="0.1" calcext:value-type="float">
            <text:p>0,1</text:p>
          </table:table-cell>
          <table:table-cell table:style-name="ce3" table:formula="of:=[.C13]" office:value-type="float" office:value="206" calcext:value-type="float">
            <text:p>206</text:p>
          </table:table-cell>
          <table:table-cell table:style-name="ce3" table:formula="of:=[.D13]" office:value-type="float" office:value="2" calcext:value-type="float">
            <text:p>2</text:p>
          </table:table-cell>
          <table:table-cell table:formula="of:=[.E13]" office:value-type="float" office:value="17" calcext:value-type="float">
            <text:p>17</text:p>
          </table:table-cell>
          <table:table-cell table:style-name="ce4" table:formula="of:=ROUND([.F13])" office:value-type="float" office:value="1418" calcext:value-type="float">
            <text:p>1418</text:p>
          </table:table-cell>
          <table:table-cell table:formula="of:=CEILING([.H13];1)" office:value-type="float" office:value="13" calcext:value-type="float">
            <text:p>13</text:p>
          </table:table-cell>
          <table:table-cell table:style-name="ce5" table:formula="of:=ROUND([.G13]*10; 1)/10" office:value-type="float" office:value="12.12" calcext:value-type="float">
            <text:p>12.12</text:p>
          </table:table-cell>
          <table:table-cell table:style-name="ce6" table:formula="of:=[.I13]" office:value-type="float" office:value="0.375316902132234" calcext:value-type="float">
            <text:p>0,38</text:p>
          </table:table-cell>
          <table:table-cell/>
          <table:table-cell table:style-name="ce7" table:formula="of:=CONCATENATE([.G31]; &quot; ± &quot;; [.H31])" office:value-type="string" office:string-value="14.5 ± 0.1" calcext:value-type="string">
            <text:p>14.5 ± 0.1</text:p>
          </table:table-cell>
          <table:table-cell table:style-name="ce7" table:formula="of:=CONCATENATE([.I31]; &quot; ± &quot;; [.J31])" office:value-type="string" office:string-value="206 ± 2" calcext:value-type="string">
            <text:p>206 ± 2</text:p>
          </table:table-cell>
          <table:table-cell table:style-name="ce7" table:formula="of:=[.K31]" office:value-type="float" office:value="17" calcext:value-type="float">
            <text:p>17</text:p>
          </table:table-cell>
          <table:table-cell table:style-name="ce7" table:formula="of:=CONCATENATE([.L31]; &quot; ± &quot;; [.M31])" office:value-type="string" office:string-value="1418 ± 13" calcext:value-type="string">
            <text:p>1418 ± 13</text:p>
          </table:table-cell>
          <table:table-cell table:style-name="ce7" table:formula="of:=CONCATENATE([.N31]; &quot; ± &quot;; [.O31])" office:value-type="string" office:string-value="12.12 ± 0.375316902132234" calcext:value-type="string">
            <text:p>12.12 ± 0.375316902132234</text:p>
          </table:table-cell>
        </table:table-row>
        <table:table-row table:style-name="ro1">
          <table:table-cell table:number-columns-repeated="6"/>
          <table:table-cell table:style-name="ce2" table:formula="of:=[.A14]" office:value-type="float" office:value="15.3" calcext:value-type="float">
            <text:p>15,3</text:p>
          </table:table-cell>
          <table:table-cell table:style-name="ce2" table:formula="of:=[.B14]" office:value-type="float" office:value="0.1" calcext:value-type="float">
            <text:p>0,1</text:p>
          </table:table-cell>
          <table:table-cell table:style-name="ce3" table:formula="of:=[.C14]" office:value-type="float" office:value="228" calcext:value-type="float">
            <text:p>228</text:p>
          </table:table-cell>
          <table:table-cell table:style-name="ce3" table:formula="of:=[.D14]" office:value-type="float" office:value="2" calcext:value-type="float">
            <text:p>2</text:p>
          </table:table-cell>
          <table:table-cell table:formula="of:=[.E14]" office:value-type="float" office:value="18" calcext:value-type="float">
            <text:p>18</text:p>
          </table:table-cell>
          <table:table-cell table:style-name="ce4" table:formula="of:=ROUND([.F14])" office:value-type="float" office:value="1496" calcext:value-type="float">
            <text:p>1496</text:p>
          </table:table-cell>
          <table:table-cell table:formula="of:=CEILING([.H14];1)" office:value-type="float" office:value="13" calcext:value-type="float">
            <text:p>13</text:p>
          </table:table-cell>
          <table:table-cell table:style-name="ce5" table:formula="of:=ROUND([.G14]*10; 1)/10" office:value-type="float" office:value="12.67" calcext:value-type="float">
            <text:p>12.67</text:p>
          </table:table-cell>
          <table:table-cell table:style-name="ce6" table:formula="of:=[.I14]" office:value-type="float" office:value="0.368978867503172" calcext:value-type="float">
            <text:p>0,37</text:p>
          </table:table-cell>
          <table:table-cell/>
          <table:table-cell table:style-name="ce7" table:formula="of:=CONCATENATE([.G32]; &quot; ± &quot;; [.H32])" office:value-type="string" office:string-value="15.3 ± 0.1" calcext:value-type="string">
            <text:p>15.3 ± 0.1</text:p>
          </table:table-cell>
          <table:table-cell table:style-name="ce7" table:formula="of:=CONCATENATE([.I32]; &quot; ± &quot;; [.J32])" office:value-type="string" office:string-value="228 ± 2" calcext:value-type="string">
            <text:p>228 ± 2</text:p>
          </table:table-cell>
          <table:table-cell table:style-name="ce7" table:formula="of:=[.K32]" office:value-type="float" office:value="18" calcext:value-type="float">
            <text:p>18</text:p>
          </table:table-cell>
          <table:table-cell table:style-name="ce7" table:formula="of:=CONCATENATE([.L32]; &quot; ± &quot;; [.M32])" office:value-type="string" office:string-value="1496 ± 13" calcext:value-type="string">
            <text:p>1496 ± 13</text:p>
          </table:table-cell>
          <table:table-cell table:style-name="ce7" table:formula="of:=CONCATENATE([.N32]; &quot; ± &quot;; [.O32])" office:value-type="string" office:string-value="12.67 ± 0.368978867503172" calcext:value-type="string">
            <text:p>12.67 ± 0.368978867503172</text:p>
          </table:table-cell>
        </table:table-row>
        <table:table-row table:style-name="ro1">
          <table:table-cell table:number-columns-repeated="6"/>
          <table:table-cell table:style-name="ce2" table:formula="of:=[.A15]" office:value-type="float" office:value="16" calcext:value-type="float">
            <text:p>16,0</text:p>
          </table:table-cell>
          <table:table-cell table:style-name="ce2" table:formula="of:=[.B15]" office:value-type="float" office:value="0.1" calcext:value-type="float">
            <text:p>0,1</text:p>
          </table:table-cell>
          <table:table-cell table:style-name="ce3" table:formula="of:=[.C15]" office:value-type="float" office:value="196" calcext:value-type="float">
            <text:p>196</text:p>
          </table:table-cell>
          <table:table-cell table:style-name="ce3" table:formula="of:=[.D15]" office:value-type="float" office:value="2" calcext:value-type="float">
            <text:p>2</text:p>
          </table:table-cell>
          <table:table-cell table:formula="of:=[.E15]" office:value-type="float" office:value="15" calcext:value-type="float">
            <text:p>15</text:p>
          </table:table-cell>
          <table:table-cell table:style-name="ce4" table:formula="of:=ROUND([.F15])" office:value-type="float" office:value="1565" calcext:value-type="float">
            <text:p>1565</text:p>
          </table:table-cell>
          <table:table-cell table:formula="of:=CEILING([.H15];1)" office:value-type="float" office:value="13" calcext:value-type="float">
            <text:p>13</text:p>
          </table:table-cell>
          <table:table-cell table:style-name="ce5" table:formula="of:=ROUND([.G15]*10; 1)/10" office:value-type="float" office:value="13.07" calcext:value-type="float">
            <text:p>13.07</text:p>
          </table:table-cell>
          <table:table-cell table:style-name="ce6" table:formula="of:=[.I15]" office:value-type="float" office:value="0.455506772455785" calcext:value-type="float">
            <text:p>0,46</text:p>
          </table:table-cell>
          <table:table-cell/>
          <table:table-cell table:style-name="ce7" table:formula="of:=CONCATENATE([.G33]; &quot; ± &quot;; [.H33])" office:value-type="string" office:string-value="16 ± 0.1" calcext:value-type="string">
            <text:p>16 ± 0.1</text:p>
          </table:table-cell>
          <table:table-cell table:style-name="ce7" table:formula="of:=CONCATENATE([.I33]; &quot; ± &quot;; [.J33])" office:value-type="string" office:string-value="196 ± 2" calcext:value-type="string">
            <text:p>196 ± 2</text:p>
          </table:table-cell>
          <table:table-cell table:style-name="ce7" table:formula="of:=[.K33]" office:value-type="float" office:value="15" calcext:value-type="float">
            <text:p>15</text:p>
          </table:table-cell>
          <table:table-cell table:style-name="ce7" table:formula="of:=CONCATENATE([.L33]; &quot; ± &quot;; [.M33])" office:value-type="string" office:string-value="1565 ± 13" calcext:value-type="string">
            <text:p>1565 ± 13</text:p>
          </table:table-cell>
          <table:table-cell table:style-name="ce7" table:formula="of:=CONCATENATE([.N33]; &quot; ± &quot;; [.O33])" office:value-type="string" office:string-value="13.07 ± 0.455506772455785" calcext:value-type="string">
            <text:p>13.07 ± 0.455506772455785</text:p>
          </table:table-cell>
        </table:table-row>
        <table:table-row table:style-name="ro1">
          <table:table-cell table:number-columns-repeated="6"/>
          <table:table-cell table:style-name="ce2" table:formula="of:=[.A16]" office:value-type="float" office:value="0" calcext:value-type="float">
            <text:p>0,0</text:p>
          </table:table-cell>
          <table:table-cell table:style-name="ce2" table:formula="of:=[.B16]" office:value-type="float" office:value="0" calcext:value-type="float">
            <text:p>0,0</text:p>
          </table:table-cell>
          <table:table-cell table:style-name="ce3" table:formula="of:=[.C16]" office:value-type="float" office:value="0" calcext:value-type="float">
            <text:p>0</text:p>
          </table:table-cell>
          <table:table-cell table:style-name="ce3"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style-name="ce4" table:formula="of:=ROUND([.F16])" office:value-type="float" office:value="0" calcext:value-type="float">
            <text:p/>
          </table:table-cell>
          <table:table-cell table:formula="of:=CEILING([.H16];1)" office:value-type="float" office:value="0" calcext:value-type="float">
            <text:p>0</text:p>
          </table:table-cell>
          <table:table-cell table:style-name="ce5" table:formula="of:=ROUND([.G16]*10; 1)/10" office:value-type="float" office:value="0" calcext:value-type="float">
            <text:p>0.00</text:p>
          </table:table-cell>
          <table:table-cell table:style-name="ce6" table:formula="of:=[.I16]" office:value-type="float" office:value="0" calcext:value-type="float">
            <text:p>0,00</text:p>
          </table:table-cell>
          <table:table-cell/>
          <table:table-cell table:style-name="ce7" table:formula="of:=CONCATENATE([.G34]; &quot; ± &quot;; [.H34])" office:value-type="string" office:string-value="0 ± 0" calcext:value-type="string">
            <text:p>0 ± 0</text:p>
          </table:table-cell>
          <table:table-cell table:style-name="ce7" table:formula="of:=CONCATENATE([.I34]; &quot; ± &quot;; [.J34])" office:value-type="string" office:string-value="0 ± 0" calcext:value-type="string">
            <text:p>0 ± 0</text:p>
          </table:table-cell>
          <table:table-cell table:style-name="ce7" table:formula="of:=[.K34]" office:value-type="float" office:value="0" calcext:value-type="float">
            <text:p>0</text:p>
          </table:table-cell>
          <table:table-cell table:style-name="ce7" table:formula="of:=CONCATENATE([.L34]; &quot; ± &quot;; [.M34])" office:value-type="string" office:string-value="0 ± 0" calcext:value-type="string">
            <text:p>0 ± 0</text:p>
          </table:table-cell>
          <table:table-cell table:style-name="ce7" table:formula="of:=CONCATENATE([.N34]; &quot; ± &quot;; [.O34])" office:value-type="string" office:string-value="0 ± 0" calcext:value-type="string">
            <text:p>0 ± 0</text:p>
          </table:table-cell>
        </table:table-row>
        <table:table-row table:style-name="ro1">
          <table:table-cell table:number-columns-repeated="6"/>
          <table:table-cell table:style-name="ce2" table:formula="of:=[.A17]" office:value-type="float" office:value="0" calcext:value-type="float">
            <text:p>0,0</text:p>
          </table:table-cell>
          <table:table-cell table:style-name="ce2" table:formula="of:=[.B17]" office:value-type="float" office:value="0" calcext:value-type="float">
            <text:p>0,0</text:p>
          </table:table-cell>
          <table:table-cell table:style-name="ce3" table:formula="of:=[.C17]" office:value-type="float" office:value="0" calcext:value-type="float">
            <text:p>0</text:p>
          </table:table-cell>
          <table:table-cell table:style-name="ce3"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style-name="ce4" table:formula="of:=ROUND([.F17])" office:value-type="float" office:value="0" calcext:value-type="float">
            <text:p/>
          </table:table-cell>
          <table:table-cell table:formula="of:=CEILING([.H17];1)" office:value-type="float" office:value="0" calcext:value-type="float">
            <text:p>0</text:p>
          </table:table-cell>
          <table:table-cell table:style-name="ce5" table:formula="of:=ROUND([.G17]*10; 1)/10" office:value-type="float" office:value="0" calcext:value-type="float">
            <text:p>0.00</text:p>
          </table:table-cell>
          <table:table-cell table:style-name="ce6" table:formula="of:=[.I17]" office:value-type="float" office:value="0" calcext:value-type="float">
            <text:p>0,00</text:p>
          </table:table-cell>
          <table:table-cell/>
          <table:table-cell table:style-name="ce7" table:formula="of:=CONCATENATE([.G35]; &quot; ± &quot;; [.H35])" office:value-type="string" office:string-value="0 ± 0" calcext:value-type="string">
            <text:p>0 ± 0</text:p>
          </table:table-cell>
          <table:table-cell table:style-name="ce7" table:formula="of:=CONCATENATE([.I35]; &quot; ± &quot;; [.J35])" office:value-type="string" office:string-value="0 ± 0" calcext:value-type="string">
            <text:p>0 ± 0</text:p>
          </table:table-cell>
          <table:table-cell table:style-name="ce7" table:formula="of:=[.K35]" office:value-type="float" office:value="0" calcext:value-type="float">
            <text:p>0</text:p>
          </table:table-cell>
          <table:table-cell table:style-name="ce7" table:formula="of:=CONCATENATE([.L35]; &quot; ± &quot;; [.M35])" office:value-type="string" office:string-value="0 ± 0" calcext:value-type="string">
            <text:p>0 ± 0</text:p>
          </table:table-cell>
          <table:table-cell table:style-name="ce7" table:formula="of:=CONCATENATE([.N35]; &quot; ± &quot;; [.O35])" office:value-type="string" office:string-value="0 ± 0" calcext:value-type="string">
            <text:p>0 ± 0</text:p>
          </table:table-cell>
        </table:table-row>
        <table:table-row table:style-name="ro1">
          <table:table-cell table:number-columns-repeated="6"/>
          <table:table-cell table:style-name="ce2" table:formula="of:=[.A18]" office:value-type="float" office:value="0" calcext:value-type="float">
            <text:p>0,0</text:p>
          </table:table-cell>
          <table:table-cell table:style-name="ce2" table:formula="of:=[.B18]" office:value-type="float" office:value="0" calcext:value-type="float">
            <text:p>0,0</text:p>
          </table:table-cell>
          <table:table-cell table:style-name="ce3" table:formula="of:=[.C18]" office:value-type="float" office:value="0" calcext:value-type="float">
            <text:p>0</text:p>
          </table:table-cell>
          <table:table-cell table:style-name="ce3"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style-name="ce4" table:formula="of:=ROUND([.F18])" office:value-type="float" office:value="0" calcext:value-type="float">
            <text:p/>
          </table:table-cell>
          <table:table-cell table:formula="of:=CEILING([.H18];1)" office:value-type="float" office:value="0" calcext:value-type="float">
            <text:p>0</text:p>
          </table:table-cell>
          <table:table-cell table:style-name="ce5" table:formula="of:=ROUND([.G18]*10; 1)/10" office:value-type="float" office:value="0" calcext:value-type="float">
            <text:p>0.00</text:p>
          </table:table-cell>
          <table:table-cell table:style-name="ce6" table:formula="of:=[.I18]" office:value-type="float" office:value="0" calcext:value-type="float">
            <text:p>0,00</text:p>
          </table:table-cell>
          <table:table-cell/>
          <table:table-cell table:style-name="ce7" table:formula="of:=CONCATENATE([.G36]; &quot; ± &quot;; [.H36])" office:value-type="string" office:string-value="0 ± 0" calcext:value-type="string">
            <text:p>0 ± 0</text:p>
          </table:table-cell>
          <table:table-cell table:style-name="ce7" table:formula="of:=CONCATENATE([.I36]; &quot; ± &quot;; [.J36])" office:value-type="string" office:string-value="0 ± 0" calcext:value-type="string">
            <text:p>0 ± 0</text:p>
          </table:table-cell>
          <table:table-cell table:style-name="ce7" table:formula="of:=[.K36]" office:value-type="float" office:value="0" calcext:value-type="float">
            <text:p>0</text:p>
          </table:table-cell>
          <table:table-cell table:style-name="ce7" table:formula="of:=CONCATENATE([.L36]; &quot; ± &quot;; [.M36])" office:value-type="string" office:string-value="0 ± 0" calcext:value-type="string">
            <text:p>0 ± 0</text:p>
          </table:table-cell>
          <table:table-cell table:style-name="ce7" table:formula="of:=CONCATENATE([.N36]; &quot; ± &quot;; [.O36])" office:value-type="string" office:string-value="0 ± 0" calcext:value-type="string">
            <text:p>0 ± 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dr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k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2]" office:value-type="float" office:value="108.779599988856" calcext:value-type="float">
            <text:p>108.7795999889</text:p>
          </table:table-cell>
          <table:table-cell table:formula="of:=[.L2]" office:value-type="float" office:value="7.97990677061499" calcext:value-type="float">
            <text:p>7.9799067706</text:p>
          </table:table-cell>
          <table:table-cell/>
          <table:table-cell table:formula="of:=[.K2]" office:value-type="float" office:value="1.11476177108476" calcext:value-type="float">
            <text:p>1.1147617711</text:p>
          </table:table-cell>
          <table:table-cell table:formula="of:=[.M2]" office:value-type="float" office:value="0.136364849691874" calcext:value-type="float">
            <text:p>0.136364849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3]" office:value-type="float" office:value="1087.79599988856" calcext:value-type="float">
            <text:p>1087.7959998886</text:p>
          </table:table-cell>
          <table:table-cell table:formula="of:=[.L3]" office:value-type="float" office:value="69.4775922119179" calcext:value-type="float">
            <text:p>69.4775922119</text:p>
          </table:table-cell>
          <table:table-cell/>
          <table:table-cell table:formula="of:=[.K3]" office:value-type="float" office:value="0.0243854137424792" calcext:value-type="float">
            <text:p>0.0243854137</text:p>
          </table:table-cell>
          <table:table-cell table:formula="of:=[.M3]" office:value-type="float" office:value="0.00199088698995794" calcext:value-type="float">
            <text:p>0.00199088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4]" office:value-type="float" office:value="1359.7449998607" calcext:value-type="float">
            <text:p>1359.7449998607</text:p>
          </table:table-cell>
          <table:table-cell table:formula="of:=[.L4]" office:value-type="float" office:value="86.246151968855" calcext:value-type="float">
            <text:p>86.2461519689</text:p>
          </table:table-cell>
          <table:table-cell/>
          <table:table-cell table:formula="of:=[.K4]" office:value-type="float" office:value="0.0222952354216952" calcext:value-type="float">
            <text:p>0.0222952354</text:p>
          </table:table-cell>
          <table:table-cell table:formula="of:=[.M4]" office:value-type="float" office:value="0.00315492761757285" calcext:value-type="float">
            <text:p>0.003154927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5]" office:value-type="float" office:value="1522.91439984398" calcext:value-type="float">
            <text:p>1522.914399844</text:p>
          </table:table-cell>
          <table:table-cell table:formula="of:=[.L5]" office:value-type="float" office:value="96.3519132438087" calcext:value-type="float">
            <text:p>96.3519132438</text:p>
          </table:table-cell>
          <table:table-cell/>
          <table:table-cell table:formula="of:=[.K5]" office:value-type="float" office:value="0.0213283502120809" calcext:value-type="float">
            <text:p>0.0213283502</text:p>
          </table:table-cell>
          <table:table-cell table:formula="of:=[.M5]" office:value-type="float" office:value="0.00265904353764175" calcext:value-type="float">
            <text:p>0.002659043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6]" office:value-type="float" office:value="1582.74317983785" calcext:value-type="float">
            <text:p>1582.7431798379</text:p>
          </table:table-cell>
          <table:table-cell table:formula="of:=[.L6]" office:value-type="float" office:value="101.981211851929" calcext:value-type="float">
            <text:p>101.9812118519</text:p>
          </table:table-cell>
          <table:table-cell/>
          <table:table-cell table:formula="of:=[.K6]" office:value-type="float" office:value="0.0223792233304295" calcext:value-type="float">
            <text:p>0.0223792233</text:p>
          </table:table-cell>
          <table:table-cell table:formula="of:=[.M6]" office:value-type="float" office:value="0.00264071590808291" calcext:value-type="float">
            <text:p>0.002640715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7]" office:value-type="float" office:value="1713.27869982448" calcext:value-type="float">
            <text:p>1713.2786998245</text:p>
          </table:table-cell>
          <table:table-cell table:formula="of:=[.L7]" office:value-type="float" office:value="110.184725682975" calcext:value-type="float">
            <text:p>110.184725683</text:p>
          </table:table-cell>
          <table:table-cell/>
          <table:table-cell table:formula="of:=[.K7]" office:value-type="float" office:value="0.022469373062933" calcext:value-type="float">
            <text:p>0.0224693731</text:p>
          </table:table-cell>
          <table:table-cell table:formula="of:=[.M7]" office:value-type="float" office:value="0.00194358487732926" calcext:value-type="float">
            <text:p>0.001943584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8]" office:value-type="float" office:value="1843.8142198111" calcext:value-type="float">
            <text:p>1843.8142198111</text:p>
          </table:table-cell>
          <table:table-cell table:formula="of:=[.L8]" office:value-type="float" office:value="118.402034840393" calcext:value-type="float">
            <text:p>118.4020348404</text:p>
          </table:table-cell>
          <table:table-cell/>
          <table:table-cell table:formula="of:=[.K8]" office:value-type="float" office:value="0.0218255495944233" calcext:value-type="float">
            <text:p>0.0218255496</text:p>
          </table:table-cell>
          <table:table-cell table:formula="of:=[.M8]" office:value-type="float" office:value="0.00171157141499254" calcext:value-type="float">
            <text:p>0.001711571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9]" office:value-type="float" office:value="2019.22132479313" calcext:value-type="float">
            <text:p>2019.2213247931</text:p>
          </table:table-cell>
          <table:table-cell table:formula="of:=[.L9]" office:value-type="float" office:value="133.519042741572" calcext:value-type="float">
            <text:p>133.5190427416</text:p>
          </table:table-cell>
          <table:table-cell/>
          <table:table-cell table:formula="of:=[.K9]" office:value-type="float" office:value="0.0204225761778614" calcext:value-type="float">
            <text:p>0.0204225762</text:p>
          </table:table-cell>
          <table:table-cell table:formula="of:=[.M9]" office:value-type="float" office:value="0.00172316411670496" calcext:value-type="float">
            <text:p>0.001723164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0]" office:value-type="float" office:value="2121.20219978269" calcext:value-type="float">
            <text:p>2121.2021997827</text:p>
          </table:table-cell>
          <table:table-cell table:formula="of:=[.L10]" office:value-type="float" office:value="140.108769132727" calcext:value-type="float">
            <text:p>140.1087691327</text:p>
          </table:table-cell>
          <table:table-cell/>
          <table:table-cell table:formula="of:=[.K10]" office:value-type="float" office:value="0.0207048126450654" calcext:value-type="float">
            <text:p>0.0207048126</text:p>
          </table:table-cell>
          <table:table-cell table:formula="of:=[.M10]" office:value-type="float" office:value="0.00173984537694237" calcext:value-type="float">
            <text:p>0.001739845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1]" office:value-type="float" office:value="2304.76777476388" calcext:value-type="float">
            <text:p>2304.7677747639</text:p>
          </table:table-cell>
          <table:table-cell table:formula="of:=[.L11]" office:value-type="float" office:value="151.986652897295" calcext:value-type="float">
            <text:p>151.9866528973</text:p>
          </table:table-cell>
          <table:table-cell/>
          <table:table-cell table:formula="of:=[.K11]" office:value-type="float" office:value="0.0197108963448303" calcext:value-type="float">
            <text:p>0.0197108963</text:p>
          </table:table-cell>
          <table:table-cell table:formula="of:=[.M11]" office:value-type="float" office:value="0.00164775603171542" calcext:value-type="float">
            <text:p>0.00164775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2]" office:value-type="float" office:value="2402.21616642056" calcext:value-type="float">
            <text:p>2402.2161664206</text:p>
          </table:table-cell>
          <table:table-cell table:formula="of:=[.L12]" office:value-type="float" office:value="161.252255197886" calcext:value-type="float">
            <text:p>161.2522551979</text:p>
          </table:table-cell>
          <table:table-cell/>
          <table:table-cell table:formula="of:=[.K12]" office:value-type="float" office:value="0.0194299524073727" calcext:value-type="float">
            <text:p>0.0194299524</text:p>
          </table:table-cell>
          <table:table-cell table:formula="of:=[.M12]" office:value-type="float" office:value="0.00169492787420944" calcext:value-type="float">
            <text:p>0.001694927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3]" office:value-type="float" office:value="2471.53649974679" calcext:value-type="float">
            <text:p>2471.5364997468</text:p>
          </table:table-cell>
          <table:table-cell table:formula="of:=[.L13]" office:value-type="float" office:value="167.712789847103" calcext:value-type="float">
            <text:p>167.7127898471</text:p>
          </table:table-cell>
          <table:table-cell/>
          <table:table-cell table:formula="of:=[.K13]" office:value-type="float" office:value="0.0195700053486273" calcext:value-type="float">
            <text:p>0.0195700053</text:p>
          </table:table-cell>
          <table:table-cell table:formula="of:=[.M13]" office:value-type="float" office:value="0.00175016191917354" calcext:value-type="float">
            <text:p>0.001750161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4]" office:value-type="float" office:value="2583.51549973532" calcext:value-type="float">
            <text:p>2583.5154997353</text:p>
          </table:table-cell>
          <table:table-cell table:formula="of:=[.L14]" office:value-type="float" office:value="173.190139837472" calcext:value-type="float">
            <text:p>173.1901398375</text:p>
          </table:table-cell>
          <table:table-cell/>
          <table:table-cell table:formula="of:=[.K14]" office:value-type="float" office:value="0.0188984544017694" calcext:value-type="float">
            <text:p>0.0188984544</text:p>
          </table:table-cell>
          <table:table-cell table:formula="of:=[.M14]" office:value-type="float" office:value="0.0016420996574605" calcext:value-type="float">
            <text:p>0.001642099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5]" office:value-type="float" office:value="2665.10019972696" calcext:value-type="float">
            <text:p>2665.100199727</text:p>
          </table:table-cell>
          <table:table-cell table:formula="of:=[.L15]" office:value-type="float" office:value="185.805288226369" calcext:value-type="float">
            <text:p>185.8052882264</text:p>
          </table:table-cell>
          <table:table-cell/>
          <table:table-cell table:formula="of:=[.K15]" office:value-type="float" office:value="0.018571624674465" calcext:value-type="float">
            <text:p>0.0185716247</text:p>
          </table:table-cell>
          <table:table-cell table:formula="of:=[.M15]" office:value-type="float" office:value="0.0017631374566879" calcext:value-type="float">
            <text:p>0.00176313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/>
          <table:table-cell table:formula="of:=[.K16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/>
          <table:table-cell table:formula="of:=[.K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J18]" office:value-type="float" office:value="0" calcext:value-type="float">
            <text:p>0</text:p>
          </table:table-cell>
          <table:table-cell table:formula="of:=[.L18]" office:value-type="float" office:value="0" calcext:value-type="float">
            <text:p>0</text:p>
          </table:table-cell>
          <table:table-cell/>
          <table:table-cell table:formula="of:=[.K18]" office:value-type="float" office:value="0" calcext:value-type="float">
            <text:p>0</text:p>
          </table:table-cell>
          <table:table-cell table:formula="of:=[.M18]" office:value-type="float" office:value="0" calcext:value-type="float">
            <text:p>0</text:p>
          </table:table-cell>
          <table:table-cell table:number-columns-repeated="10"/>
        </table:table-row>
      </table:table>
      <table:table table:name="Sheet5" table:style-name="ta1">
        <table:shapes>
          <draw:frame draw:z-index="0" draw:style-name="gr1" draw:text-style-name="P1" svg:width="453.51pt" svg:height="255.09pt" svg:x="596.81pt" svg:y="142.13pt">
            <draw:object draw:notify-on-update-of-ranges="Sheet5.C4:Sheet5.C5 Sheet5.D4:Sheet5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Q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56.4696328" calcext:value-type="float">
            <text:p>156.4696328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9.81081557502001" calcext:value-type="float">
            <text:p>9.810815575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25.8332" calcext:value-type="float">
            <text:p>25.8332</text:p>
          </table:table-cell>
          <table:table-cell office:value-type="float" office:value="-3.50877" calcext:value-type="float">
            <text:p>-3.50877</text:p>
          </table:table-cell>
        </table:table-row>
        <table:table-row table:style-name="ro1">
          <table:table-cell table:number-columns-repeated="2"/>
          <table:table-cell office:value-type="float" office:value="342.27732175" calcext:value-type="float">
            <text:p>342.27732175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9.92900703448464" calcext:value-type="float">
            <text:p>9.9290070345</text:p>
          </table:table-cell>
          <table:table-cell office:value-type="float" office:value="0.111111111111111" calcext:value-type="float">
            <text:p>0.1111111111</text:p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novy vetsi 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[.E4]" office:value-type="float" office:value="166.28044837502" calcext:value-type="float">
            <text:p>166.280448375</text:p>
          </table:table-cell>
          <table:table-cell table:formula="of:=[.D4]-[.F4]" office:value-type="float" office:value="0.422333333333333" calcext:value-type="float">
            <text:p>0.4223333333</text:p>
          </table:table-cell>
          <table:table-cell/>
          <table:table-cell table:formula="of:=([.D13]-[.D12])/([.C13]-[.C12])" office:value-type="float" office:value="0.030241317732198" calcext:value-type="float">
            <text:p>0.0302413177</text:p>
          </table:table-cell>
          <table:table-cell table:formula="of:=[.D12]-[.F12]*[.C12]" office:value-type="float" office:value="-4.60620653862799" calcext:value-type="float">
            <text:p>-4.60620653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-[.E5]" office:value-type="float" office:value="332.348314715515" calcext:value-type="float">
            <text:p>332.3483147155</text:p>
          </table:table-cell>
          <table:table-cell table:formula="of:=[.D5]+[.F5]" office:value-type="float" office:value="5.44444444444444" calcext:value-type="float">
            <text:p>5.444444444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ovy mensi 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-[.E4]" office:value-type="float" office:value="146.65881722498" calcext:value-type="float">
            <text:p>146.658817225</text:p>
          </table:table-cell>
          <table:table-cell table:formula="of:=[.D4]+[.F4]" office:value-type="float" office:value="0.644333333333333" calcext:value-type="float">
            <text:p>0.6443333333</text:p>
          </table:table-cell>
          <table:table-cell/>
          <table:table-cell table:formula="of:=([.D17]-[.D16])/([.C17]-[.C16])" office:value-type="float" office:value="0.0222716823675271" calcext:value-type="float">
            <text:p>0.0222716824</text:p>
          </table:table-cell>
          <table:table-cell table:formula="of:=[.D16]-[.F16]*[.C16]" office:value-type="float" office:value="-2.62200526029863" calcext:value-type="float">
            <text:p>-2.62200526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[.E5]" office:value-type="float" office:value="352.206328784485" calcext:value-type="float">
            <text:p>352.2063287845</text:p>
          </table:table-cell>
          <table:table-cell table:formula="of:=[.D5]-[.F5]" office:value-type="float" office:value="5.22222222222222" calcext:value-type="float">
            <text:p>5.22222222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0" number:min-integer-digits="0"/>
    </number:number-style>
    <number:number-style style:name="N10106" number:language="cs" number:country="CZ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20:50:48.211195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0T22:12:45.586675868</meta:creation-date>
    <dc:date>2016-03-24T01:46:11.245475453</dc:date>
    <dc:creator>Vladislav Wohlrath</dc:creator>
    <meta:editing-duration>P1DT7H43M34S</meta:editing-duration>
    <meta:editing-cycles>39</meta:editing-cycles>
    <meta:generator>LibreOffice/4.4.3.2$Linux_X86_64 LibreOffice_project/40m0$Build-2</meta:generator>
    <meta:document-statistic meta:table-count="5" meta:cell-count="16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5.C4:Sheet5.D5" svg:x="0.32cm" svg:y="0.18cm" svg:width="13.097cm" svg:height="8.64cm">
          <chartooo:coordinate-region svg:x="0.756cm" svg:y="0.379cm" svg:width="12.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D4:Sheet5.D5" chart:class="chart:scatter">
            <chart:domain table:cell-range-address="Sheet5.C4:Sheet5.C5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.4696328">
                <text:p>156.4696328</text:p>
                <draw:g>
                  <svg:desc>Sheet5.C4:Sheet5.C5</svg:desc>
                </draw:g>
              </table:table-cell>
              <table:table-cell office:value-type="float" office:value="0.533333333333333">
                <text:p>0.533333333333333</text:p>
                <draw:g>
                  <svg:desc>Sheet5.D4:Sheet5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.27732175">
                <text:p>342.27732175</text:p>
              </table:table-cell>
              <table:table-cell office:value-type="float" office:value="5.33333333333333">
                <text:p>5.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